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normal" style:font-weight-complex="normal"/>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0bd0" officeooo:paragraph-rsid="01630bd0" style:font-weight-asian="normal" style:font-weight-complex="normal"/>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aed9" style:font-weight-asian="normal" style:font-weight-complex="normal"/>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5a9a2" style:font-weight-asian="normal" style:font-weight-complex="normal"/>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3765" style:font-weight-asian="normal" style:font-weight-complex="normal"/>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94bd7" style:font-weight-asian="normal" style:font-weight-complex="normal"/>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ec02" style:font-weight-asian="normal" style:font-weight-complex="normal"/>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30f79" style:font-weight-asian="normal" style:font-weight-complex="normal"/>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4d8e0" style:font-weight-asian="normal" style:font-weight-complex="normal"/>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ece9" officeooo:paragraph-rsid="0163ece9" style:font-weight-asian="normal" style:font-weight-complex="normal"/>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b3765" officeooo:paragraph-rsid="016b3765" style:font-weight-asian="normal" style:font-weight-complex="normal"/>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e6c0a" officeooo:paragraph-rsid="016e6c0a" style:font-weight-asian="normal" style:font-weight-complex="normal"/>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30f79" style:font-weight-asian="normal" style:font-weight-complex="normal"/>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4d8e0" style:font-weight-asian="normal" style:font-weight-complex="normal"/>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775cc" style:font-weight-asian="normal" style:font-weight-complex="normal"/>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c210c" style:font-weight-asian="normal" style:font-weight-complex="normal"/>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4697c" style:font-weight-asian="normal" style:font-weight-complex="normal"/>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733f5" style:font-weight-asian="normal" style:font-weight-complex="normal"/>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9ba06b" style:font-weight-asian="normal" style:font-weight-complex="normal"/>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a293b" style:font-weight-asian="normal" style:font-weight-complex="normal"/>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c24c2" style:font-weight-asian="normal" style:font-weight-complex="normal"/>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57d6f" officeooo:paragraph-rsid="01757d6f" style:font-weight-asian="normal" style:font-weight-complex="normal"/>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775cc" style:font-weight-asian="normal" style:font-weight-complex="normal"/>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c210c" style:font-weight-asian="normal" style:font-weight-complex="normal"/>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733f5" style:font-weight-asian="normal" style:font-weight-complex="normal"/>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24c2" style:font-weight-asian="normal" style:font-weight-complex="normal"/>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73e7" style:font-weight-asian="normal" style:font-weight-complex="normal"/>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f628a" style:font-weight-asian="normal" style:font-weight-complex="normal"/>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9f9b5b" style:font-weight-asian="normal" style:font-weight-complex="normal"/>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87b63" style:font-weight-asian="normal" style:font-weight-complex="normal"/>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c8477" style:font-weight-asian="normal" style:font-weight-complex="normal"/>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e79f4" style:font-weight-asian="normal" style:font-weight-complex="normal"/>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b06d4f" style:font-weight-asian="normal" style:font-weight-complex="normal"/>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7a3e55" style:font-weight-asian="normal" style:font-weight-complex="normal"/>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1611d" style:font-weight-asian="normal" style:font-weight-complex="normal"/>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4697c" style:font-weight-asian="normal" style:font-weight-complex="normal"/>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4697c" officeooo:paragraph-rsid="0184697c" style:font-weight-asian="normal" style:font-weight-complex="normal"/>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24c2" officeooo:paragraph-rsid="018c24c2" style:font-weight-asian="normal" style:font-weight-complex="normal"/>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c73e7" style:font-weight-asian="normal" style:font-weight-complex="normal"/>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f628a" style:font-weight-asian="normal" style:font-weight-complex="normal"/>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95e0f9" style:font-weight-asian="normal" style:font-weight-complex="normal"/>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a87b63" style:font-weight-asian="normal" style:font-weight-complex="normal"/>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ac8477" style:font-weight-asian="normal" style:font-weight-complex="normal"/>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73aec" officeooo:paragraph-rsid="01973aec" style:font-weight-asian="normal" style:font-weight-complex="normal"/>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24c2" style:font-weight-asian="normal" style:font-weight-complex="normal"/>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73e7" style:font-weight-asian="normal" style:font-weight-complex="normal"/>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5e0f9" officeooo:paragraph-rsid="0195e0f9" style:font-weight-asian="normal" style:font-weight-complex="normal"/>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0b387" style:font-weight-asian="normal" style:font-weight-complex="normal"/>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87b63" style:font-weight-asian="normal" style:font-weight-complex="normal"/>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67ef0" officeooo:paragraph-rsid="01a67ef0" style:font-weight-asian="normal" style:font-weight-complex="normal"/>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a1d2b" officeooo:paragraph-rsid="01aa1d2b" style:font-weight-asian="normal" style:font-weight-complex="normal"/>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d8b30" officeooo:paragraph-rsid="01ad8b30" style:font-weight-asian="normal" style:font-weight-complex="normal"/>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d8b30" officeooo:paragraph-rsid="01ae79f4" style:font-weight-asian="normal" style:font-weight-complex="normal"/>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e7adc" officeooo:paragraph-rsid="01ae7adc" style:font-weight-asian="normal" style:font-weight-complex="normal"/>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1a0c2" officeooo:paragraph-rsid="01b1a0c2" style:font-weight-asian="normal" style:font-weight-complex="normal"/>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79"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54a28b"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628c6a"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0bd0"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0bc01"/>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4a28b"/>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28c6a"/>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29e12" officeooo:paragraph-rsid="01529e12"/>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0bc01"/>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4a28b"/>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b7049"/>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28c6a"/>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3aed9"/>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94bd7"/>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bec02"/>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0e6b4"/>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30f79"/>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4d8e0"/>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775cc"/>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c210c"/>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4697c"/>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24c2"/>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f628a"/>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af026"/>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a87b63"/>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4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4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4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4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4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4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4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4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4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4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4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4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4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4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4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4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4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4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4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4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4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4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4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4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4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4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4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4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4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4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4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4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4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4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4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4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4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4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4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4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4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4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4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4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4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4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4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4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4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4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4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4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4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4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4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4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4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4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4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4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4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4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4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4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4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4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4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4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4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4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4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4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4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0bc01" style:font-weight-asian="bold" style:font-weight-complex="bold"/>
    </style:style>
    <style:style style:name="P4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4a28b" style:font-weight-asian="bold" style:font-weight-complex="bold"/>
    </style:style>
    <style:style style:name="P4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b7049" style:font-weight-asian="bold" style:font-weight-complex="bold"/>
    </style:style>
    <style:style style:name="P4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fc81b" style:font-weight-asian="bold" style:font-weight-complex="bold"/>
    </style:style>
    <style:style style:name="P4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28c6a" style:font-weight-asian="bold" style:font-weight-complex="bold"/>
    </style:style>
    <style:style style:name="P4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3aed9" style:font-weight-asian="bold" style:font-weight-complex="bold"/>
    </style:style>
    <style:style style:name="P4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5a9a2" style:font-weight-asian="bold" style:font-weight-complex="bold"/>
    </style:style>
    <style:style style:name="P4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bec02" style:font-weight-asian="bold" style:font-weight-complex="bold"/>
    </style:style>
    <style:style style:name="P4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30f79" style:font-weight-asian="bold" style:font-weight-complex="bold"/>
    </style:style>
    <style:style style:name="P4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4d8e0" style:font-weight-asian="bold" style:font-weight-complex="bold"/>
    </style:style>
    <style:style style:name="P4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775cc" style:font-weight-asian="bold" style:font-weight-complex="bold"/>
    </style:style>
    <style:style style:name="P4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c210c" style:font-weight-asian="bold" style:font-weight-complex="bold"/>
    </style:style>
    <style:style style:name="P4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4697c" style:font-weight-asian="bold" style:font-weight-complex="bold"/>
    </style:style>
    <style:style style:name="P4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733f5" style:font-weight-asian="bold" style:font-weight-complex="bold"/>
    </style:style>
    <style:style style:name="P4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24c2" style:font-weight-asian="bold" style:font-weight-complex="bold"/>
    </style:style>
    <style:style style:name="P5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73e7" style:font-weight-asian="bold" style:font-weight-complex="bold"/>
    </style:style>
    <style:style style:name="P5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f628a" style:font-weight-asian="bold" style:font-weight-complex="bold"/>
    </style:style>
    <style:style style:name="P5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9f9b5b" style:font-weight-asian="bold" style:font-weight-complex="bold"/>
    </style:style>
    <style:style style:name="P5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87b63" style:font-weight-asian="bold" style:font-weight-complex="bold"/>
    </style:style>
    <style:style style:name="P5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c8477" style:font-weight-asian="bold" style:font-weight-complex="bold"/>
    </style:style>
    <style:style style:name="P5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e79f4" style:font-weight-asian="bold" style:font-weight-complex="bold"/>
    </style:style>
    <style:style style:name="P5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b06d4f" style:font-weight-asian="bold" style:font-weight-complex="bold"/>
    </style:style>
    <style:style style:name="P5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5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5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5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5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5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5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font-weight-asian="bold" style:font-weight-complex="bold"/>
    </style:style>
    <style:style style:name="P5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4a28b" style:font-weight-asian="bold" style:font-weight-complex="bold"/>
    </style:style>
    <style:style style:name="P5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5f056f" style:font-weight-asian="bold" style:font-weight-complex="bold"/>
    </style:style>
    <style:style style:name="P5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0bd0" style:font-weight-asian="bold" style:font-weight-complex="bold"/>
    </style:style>
    <style:style style:name="P5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ece9" style:font-weight-asian="bold" style:font-weight-complex="bold"/>
    </style:style>
    <style:style style:name="P5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94bd7" style:font-weight-asian="bold" style:font-weight-complex="bold"/>
    </style:style>
    <style:style style:name="P5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bec02" style:font-weight-asian="bold" style:font-weight-complex="bold"/>
    </style:style>
    <style:style style:name="P5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30f79" style:font-weight-asian="bold" style:font-weight-complex="bold"/>
    </style:style>
    <style:style style:name="P5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4d8e0" style:font-weight-asian="bold" style:font-weight-complex="bold"/>
    </style:style>
    <style:style style:name="P5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4d8e0" officeooo:paragraph-rsid="0174d8e0" style:font-weight-asian="bold" style:font-weight-complex="bold"/>
    </style:style>
    <style:style style:name="P5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775cc" officeooo:paragraph-rsid="017775cc" style:font-weight-asian="bold" style:font-weight-complex="bold"/>
    </style:style>
    <style:style style:name="P5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7a3e55" style:font-weight-asian="bold" style:font-weight-complex="bold"/>
    </style:style>
    <style:style style:name="P5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1611d" style:font-weight-asian="bold" style:font-weight-complex="bold"/>
    </style:style>
    <style:style style:name="P5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4697c" style:font-weight-asian="bold" style:font-weight-complex="bold"/>
    </style:style>
    <style:style style:name="P5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30fa0" style:font-weight-asian="bold" style:font-weight-complex="bold"/>
    </style:style>
    <style:style style:name="P5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733f5" style:font-weight-asian="bold" style:font-weight-complex="bold"/>
    </style:style>
    <style:style style:name="P5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24c2" style:font-weight-asian="bold" style:font-weight-complex="bold"/>
    </style:style>
    <style:style style:name="P5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73e7" style:font-weight-asian="bold" style:font-weight-complex="bold"/>
    </style:style>
    <style:style style:name="P5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f628a" style:font-weight-asian="bold" style:font-weight-complex="bold"/>
    </style:style>
    <style:style style:name="P5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a293b" officeooo:paragraph-rsid="018a293b" style:font-weight-asian="bold" style:font-weight-complex="bold"/>
    </style:style>
    <style:style style:name="P5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24c2" officeooo:paragraph-rsid="018c24c2" style:font-weight-asian="bold" style:font-weight-complex="bold"/>
    </style:style>
    <style:style style:name="P5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8c73e7" style:font-weight-asian="bold" style:font-weight-complex="bold"/>
    </style:style>
    <style:style style:name="P5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9f9b5b" style:font-weight-asian="bold" style:font-weight-complex="bold"/>
    </style:style>
    <style:style style:name="P5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font-weight-asian="bold" style:font-weight-complex="bold"/>
    </style:style>
    <style:style style:name="P5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font-weight-asian="bold" style:font-weight-complex="bold"/>
    </style:style>
    <style:style style:name="P5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edaf1" officeooo:paragraph-rsid="0170e6b4" style:font-weight-asian="bold" style:font-weight-complex="bold"/>
    </style:style>
    <style:style style:name="P5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9d9a67" style:font-weight-asian="bold" style:font-weight-complex="bold"/>
    </style:style>
    <style:style style:name="P5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87b63" style:font-weight-asian="bold" style:font-weight-complex="bold"/>
    </style:style>
    <style:style style:name="P5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c8477" style:font-weight-asian="bold" style:font-weight-complex="bold"/>
    </style:style>
    <style:style style:name="P5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e79f4" style:font-weight-asian="bold" style:font-weight-complex="bold"/>
    </style:style>
    <style:style style:name="P5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b06d4f" style:font-weight-asian="bold" style:font-weight-complex="bold"/>
    </style:style>
    <style:style style:name="P5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a1d2b" style:font-weight-asian="bold" style:font-weight-complex="bold"/>
    </style:style>
    <style:style style:name="P5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d8b30" officeooo:paragraph-rsid="01ad8b30" style:font-weight-asian="bold" style:font-weight-complex="bold"/>
    </style:style>
    <style:style style:name="P5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d8b30" officeooo:paragraph-rsid="01ae79f4" style:font-weight-asian="bold" style:font-weight-complex="bold"/>
    </style:style>
    <style:style style:name="P5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b1a0c2" officeooo:paragraph-rsid="01b1a0c2" style:font-weight-asian="bold" style:font-weight-complex="bold"/>
    </style:style>
    <style:style style:name="P5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860c4" officeooo:paragraph-rsid="018f628a" style:font-weight-asian="normal" style:font-weight-complex="normal"/>
    </style:style>
    <style:style style:name="P5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1c074" officeooo:paragraph-rsid="0191c074" style:font-weight-asian="normal" style:font-weight-complex="normal"/>
    </style:style>
    <style:style style:name="P5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c8477" style:font-weight-asian="normal" style:font-weight-complex="normal"/>
    </style:style>
    <style:style style:name="P5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e79f4" style:font-weight-asian="normal" style:font-weight-complex="normal"/>
    </style:style>
    <style:style style:name="P5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b06d4f" style:font-weight-asian="normal" style:font-weight-complex="normal"/>
    </style:style>
    <style:style style:name="P553"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554" style:family="paragraph" style:parent-style-name="Standard">
      <style:paragraph-properties style:line-height-at-least="0.423cm"/>
      <style:text-properties officeooo:paragraph-rsid="010dff07"/>
    </style:style>
    <style:style style:name="P555" style:family="paragraph" style:parent-style-name="Standard">
      <style:paragraph-properties style:line-height-at-least="0.423cm"/>
      <style:text-properties officeooo:paragraph-rsid="01143efa"/>
    </style:style>
    <style:style style:name="P556" style:family="paragraph" style:parent-style-name="Standard">
      <style:paragraph-properties style:line-height-at-least="0.423cm"/>
      <style:text-properties officeooo:paragraph-rsid="011625ac"/>
    </style:style>
    <style:style style:name="P557" style:family="paragraph" style:parent-style-name="Standard">
      <style:paragraph-properties style:line-height-at-least="0.423cm"/>
      <style:text-properties officeooo:paragraph-rsid="0117c7f4"/>
    </style:style>
    <style:style style:name="P558" style:family="paragraph" style:parent-style-name="Standard">
      <style:paragraph-properties style:line-height-at-least="0.423cm"/>
      <style:text-properties officeooo:paragraph-rsid="01195921"/>
    </style:style>
    <style:style style:name="P559" style:family="paragraph" style:parent-style-name="Standard">
      <style:paragraph-properties style:line-height-at-least="0.423cm"/>
      <style:text-properties officeooo:rsid="0117c7f4" officeooo:paragraph-rsid="01195921"/>
    </style:style>
    <style:style style:name="P560" style:family="paragraph" style:parent-style-name="Standard" style:list-style-name="L1">
      <style:text-properties officeooo:rsid="000b74d4" officeooo:paragraph-rsid="000b74d4"/>
    </style:style>
    <style:style style:name="P56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a87b63" style:font-weight-asian="normal" style:font-weight-complex="normal"/>
    </style:style>
    <style:style style:name="P56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ac8477" style:font-weight-asian="normal" style:font-weight-complex="normal"/>
    </style:style>
    <style:style style:name="P56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ae79f4" style:font-weight-asian="normal" style:font-weight-complex="normal"/>
    </style:style>
    <style:style style:name="P56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b06d4f" style:font-weight-asian="normal" style:font-weight-complex="normal"/>
    </style:style>
    <style:style style:name="P5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1e18c" officeooo:paragraph-rsid="01b1e18c"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15f056f" style:font-weight-asian="normal" style:font-weight-complex="normal"/>
    </style:style>
    <style:style style:name="T32" style:family="text">
      <style:text-properties fo:font-weight="normal" officeooo:rsid="01377426" style:font-weight-asian="normal" style:font-weight-complex="normal"/>
    </style:style>
    <style:style style:name="T33" style:family="text">
      <style:text-properties fo:font-weight="normal" officeooo:rsid="016c8006" style:font-weight-asian="normal" style:font-weight-complex="normal"/>
    </style:style>
    <style:style style:name="T34" style:family="text">
      <style:text-properties fo:font-weight="normal" officeooo:rsid="0170e6b4" style:font-weight-asian="normal" style:font-weight-complex="normal"/>
    </style:style>
    <style:style style:name="T35" style:family="text">
      <style:text-properties fo:font-weight="normal" officeooo:rsid="01730f79" style:font-weight-asian="normal" style:font-weight-complex="normal"/>
    </style:style>
    <style:style style:name="T36" style:family="text">
      <style:text-properties fo:font-weight="normal" officeooo:rsid="017f79ca" style:font-weight-asian="normal" style:font-weight-complex="normal"/>
    </style:style>
    <style:style style:name="T37" style:family="text">
      <style:text-properties fo:font-weight="normal" officeooo:rsid="018860c4" style:font-weight-asian="normal" style:font-weight-complex="normal"/>
    </style:style>
    <style:style style:name="T38" style:family="text">
      <style:text-properties fo:font-weight="normal" officeooo:rsid="019af026" style:font-weight-asian="normal" style:font-weight-complex="normal"/>
    </style:style>
    <style:style style:name="T39" style:family="text">
      <style:text-properties fo:font-weight="normal" officeooo:rsid="01a8f816" style:font-weight-asian="normal" style:font-weight-complex="normal"/>
    </style:style>
    <style:style style:name="T40" style:family="text">
      <style:text-properties fo:font-weight="normal" officeooo:rsid="005e46fa" fo:background-color="#fffffe" loext:char-shading-value="0" style:font-weight-asian="bold" style:font-weight-complex="bold"/>
    </style:style>
    <style:style style:name="T41" style:family="text">
      <style:text-properties fo:font-weight="normal" officeooo:rsid="00be752b"/>
    </style:style>
    <style:style style:name="T42" style:family="text">
      <style:text-properties fo:font-weight="normal" officeooo:rsid="010d7d99"/>
    </style:style>
    <style:style style:name="T43" style:family="text">
      <style:text-properties fo:font-weight="normal" officeooo:rsid="01325c17"/>
    </style:style>
    <style:style style:name="T44" style:family="text">
      <style:text-properties fo:font-weight="normal" officeooo:rsid="01377426"/>
    </style:style>
    <style:style style:name="T45" style:family="text">
      <style:text-properties fo:font-weight="normal" officeooo:rsid="015b7049"/>
    </style:style>
    <style:style style:name="T46" style:family="text">
      <style:text-properties fo:font-weight="normal" officeooo:rsid="018860c4"/>
    </style:style>
    <style:style style:name="T47" style:family="text">
      <style:text-properties fo:font-weight="normal" officeooo:rsid="018f628a"/>
    </style:style>
    <style:style style:name="T48" style:family="text">
      <style:text-properties fo:font-weight="normal" officeooo:rsid="015f056f"/>
    </style:style>
    <style:style style:name="T49" style:family="text">
      <style:text-properties fo:font-weight="normal" officeooo:rsid="01a8f816"/>
    </style:style>
    <style:style style:name="T50" style:family="text">
      <style:text-properties fo:font-weight="normal" officeooo:rsid="01ace51c"/>
    </style:style>
    <style:style style:name="T51" style:family="text">
      <style:text-properties fo:font-weight="normal" officeooo:rsid="01ae79f4"/>
    </style:style>
    <style:style style:name="T52" style:family="text">
      <style:text-properties fo:font-weight="normal" officeooo:rsid="01b06d4f"/>
    </style:style>
    <style:style style:name="T53" style:family="text">
      <style:text-properties fo:font-weight="normal" officeooo:rsid="01b1e18c"/>
    </style:style>
    <style:style style:name="T54" style:family="text">
      <style:text-properties fo:font-variant="normal" fo:text-transform="none" fo:color="#505050" style:font-name="OpenSans" fo:font-size="9pt" fo:letter-spacing="normal" fo:font-style="normal"/>
    </style:style>
    <style:style style:name="T55" style:family="text">
      <style:text-properties fo:font-variant="normal" fo:text-transform="none" fo:color="#505050" style:font-name="OpenSans" fo:font-size="9pt" fo:letter-spacing="normal" fo:font-style="normal" fo:background-color="#fffffe" loext:char-shading-value="0"/>
    </style:style>
    <style:style style:name="T56" style:family="text">
      <style:text-properties fo:font-variant="normal" fo:text-transform="none" fo:color="#505050" style:font-name="OpenSans" fo:font-size="9pt" fo:letter-spacing="normal" fo:font-style="normal" officeooo:rsid="002062ee" fo:background-color="#fffffe" loext:char-shading-value="0"/>
    </style:style>
    <style:style style:name="T57" style:family="text">
      <style:text-properties fo:font-variant="normal" fo:text-transform="none" fo:color="#505050" style:font-name="OpenSans" fo:font-size="9pt" fo:letter-spacing="normal" fo:font-style="normal" officeooo:rsid="0023a7a1" fo:background-color="#fffffe" loext:char-shading-value="0"/>
    </style:style>
    <style:style style:name="T58" style:family="text">
      <style:text-properties fo:font-variant="normal" fo:text-transform="none" fo:color="#505050" style:font-name="OpenSans" fo:font-size="9pt" fo:letter-spacing="normal" fo:font-style="normal" officeooo:rsid="0027518e" fo:background-color="#fffffe" loext:char-shading-value="0"/>
    </style:style>
    <style:style style:name="T59" style:family="text">
      <style:text-properties fo:font-variant="normal" fo:text-transform="none" fo:color="#505050" style:font-name="OpenSans" fo:font-size="9pt" fo:letter-spacing="normal" fo:font-style="normal" officeooo:rsid="0030b615" fo:background-color="#fffffe" loext:char-shading-value="0"/>
    </style:style>
    <style:style style:name="T60" style:family="text">
      <style:text-properties fo:font-variant="normal" fo:text-transform="none" fo:color="#505050" style:font-name="OpenSans" fo:font-size="9pt" fo:letter-spacing="normal" fo:font-style="normal" officeooo:rsid="0038f4cc" fo:background-color="#fffffe" loext:char-shading-value="0"/>
    </style:style>
    <style:style style:name="T61" style:family="text">
      <style:text-properties fo:font-variant="normal" fo:text-transform="none" fo:color="#505050" style:font-name="OpenSans" fo:font-size="9pt" fo:letter-spacing="normal" fo:font-style="normal" officeooo:rsid="0010766e"/>
    </style:style>
    <style:style style:name="T62" style:family="text">
      <style:text-properties fo:font-variant="normal" fo:text-transform="none" fo:color="#505050" style:font-name="OpenSans" fo:font-size="9pt" fo:letter-spacing="normal" fo:font-style="normal" officeooo:rsid="0011a262"/>
    </style:style>
    <style:style style:name="T63" style:family="text">
      <style:text-properties fo:font-variant="normal" fo:text-transform="none" fo:color="#505050" style:font-name="OpenSans" fo:font-size="9pt" fo:letter-spacing="normal" fo:font-style="normal" officeooo:rsid="001ce559"/>
    </style:style>
    <style:style style:name="T64" style:family="text">
      <style:text-properties fo:font-variant="normal" fo:text-transform="none" fo:color="#505050" style:font-name="OpenSans" fo:font-size="9pt" fo:letter-spacing="normal" fo:font-style="normal" officeooo:rsid="002062ee"/>
    </style:style>
    <style:style style:name="T65" style:family="text">
      <style:text-properties fo:font-variant="normal" fo:text-transform="none" fo:color="#505050" style:font-name="OpenSans" fo:font-size="9pt" fo:letter-spacing="normal" fo:font-style="normal" officeooo:rsid="002dde14"/>
    </style:style>
    <style:style style:name="T66" style:family="text">
      <style:text-properties fo:font-variant="normal" fo:text-transform="none" fo:color="#505050" style:font-name="OpenSans" fo:font-size="9pt" fo:letter-spacing="normal" fo:font-style="normal" officeooo:rsid="002e7952"/>
    </style:style>
    <style:style style:name="T67" style:family="text">
      <style:text-properties fo:font-variant="normal" fo:text-transform="none" fo:color="#505050" style:font-name="OpenSans" fo:font-size="9pt" fo:letter-spacing="normal" fo:font-style="normal" officeooo:rsid="0030b615"/>
    </style:style>
    <style:style style:name="T68" style:family="text">
      <style:text-properties fo:font-variant="normal" fo:text-transform="none" fo:color="#505050" style:font-name="OpenSans" fo:font-size="9pt" fo:letter-spacing="normal" fo:font-style="normal" officeooo:rsid="0035dbc3"/>
    </style:style>
    <style:style style:name="T69" style:family="text">
      <style:text-properties fo:font-variant="normal" fo:text-transform="none" fo:color="#505050" style:font-name="OpenSans" fo:font-size="9pt" fo:letter-spacing="normal" fo:font-style="normal" officeooo:rsid="0039aa72"/>
    </style:style>
    <style:style style:name="T70" style:family="text">
      <style:text-properties fo:font-variant="normal" fo:text-transform="none" fo:color="#505050" style:font-name="OpenSans" fo:font-size="9pt" fo:letter-spacing="normal" fo:font-style="normal" officeooo:rsid="0039aa72" style:font-weight-asian="normal" style:font-weight-complex="normal"/>
    </style:style>
    <style:style style:name="T71" style:family="text">
      <style:text-properties fo:font-variant="normal" fo:text-transform="none" fo:color="#505050" style:font-name="OpenSans" fo:font-size="9pt" fo:letter-spacing="normal" fo:font-style="normal" officeooo:rsid="0053cac4" style:font-weight-asian="normal" style:font-weight-complex="normal"/>
    </style:style>
    <style:style style:name="T72" style:family="text">
      <style:text-properties fo:font-variant="normal" fo:text-transform="none" fo:color="#505050" style:font-name="OpenSans" fo:font-size="9pt" fo:letter-spacing="normal" fo:font-style="normal" officeooo:rsid="0057c8c3" style:font-weight-asian="normal" style:font-weight-complex="normal"/>
    </style:style>
    <style:style style:name="T73" style:family="text">
      <style:text-properties fo:font-variant="normal" fo:text-transform="none" fo:color="#505050" style:font-name="OpenSans" fo:font-size="9pt" fo:letter-spacing="normal" fo:font-style="normal" officeooo:rsid="00e2e9d7" style:font-weight-asian="normal" style:font-weight-complex="normal"/>
    </style:style>
    <style:style style:name="T74" style:family="text">
      <style:text-properties fo:font-variant="normal" fo:text-transform="none" fo:color="#505050" style:font-name="OpenSans" fo:font-size="9pt" fo:letter-spacing="normal" fo:font-style="normal" officeooo:rsid="0052c3cf"/>
    </style:style>
    <style:style style:name="T75" style:family="text">
      <style:text-properties fo:font-variant="normal" fo:text-transform="none" fo:color="#505050" style:font-name="OpenSans" fo:font-size="9pt" fo:letter-spacing="normal" fo:font-style="normal" fo:font-weight="normal"/>
    </style:style>
    <style:style style:name="T76" style:family="text">
      <style:text-properties fo:font-variant="normal" fo:text-transform="none" fo:color="#505050" style:font-name="OpenSans" fo:font-size="9pt" fo:letter-spacing="normal" fo:font-style="normal" fo:font-weight="normal" officeooo:rsid="010d7d99"/>
    </style:style>
    <style:style style:name="T77" style:family="text">
      <style:text-properties fo:font-variant="normal" fo:text-transform="none" fo:color="#505050" style:font-name="OpenSans" fo:font-size="9pt" fo:letter-spacing="normal" fo:font-style="normal" fo:font-weight="normal" officeooo:rsid="010dff07"/>
    </style:style>
    <style:style style:name="T78" style:family="text">
      <style:text-properties fo:font-variant="normal" fo:text-transform="none" fo:color="#505050" style:font-name="OpenSans" fo:font-size="9pt" fo:letter-spacing="normal" fo:font-style="normal" fo:font-weight="normal" officeooo:rsid="01143efa"/>
    </style:style>
    <style:style style:name="T79" style:family="text">
      <style:text-properties fo:font-variant="normal" fo:text-transform="none" fo:color="#505050" style:font-name="OpenSans" fo:font-size="9pt" fo:letter-spacing="normal" fo:font-style="normal" fo:font-weight="normal" officeooo:rsid="011625ac"/>
    </style:style>
    <style:style style:name="T80" style:family="text">
      <style:text-properties fo:font-variant="normal" fo:text-transform="none" fo:color="#505050" style:font-name="OpenSans" fo:font-size="9pt" fo:letter-spacing="normal" fo:font-style="normal" fo:font-weight="normal" officeooo:rsid="0117c7f4"/>
    </style:style>
    <style:style style:name="T81" style:family="text">
      <style:text-properties fo:font-variant="normal" fo:text-transform="none" fo:color="#505050" style:font-name="OpenSans" fo:font-size="9pt" fo:letter-spacing="normal" fo:font-style="normal" fo:font-weight="normal" officeooo:rsid="01195921"/>
    </style:style>
    <style:style style:name="T82"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83" style:family="text">
      <style:text-properties fo:font-variant="normal" fo:text-transform="none" fo:color="#505050" style:font-name="OpenSans" fo:letter-spacing="normal" fo:font-style="normal"/>
    </style:style>
    <style:style style:name="T84" style:family="text">
      <style:text-properties fo:font-variant="normal" fo:text-transform="none" fo:color="#505050" style:font-name="OpenSans" fo:letter-spacing="normal" fo:font-style="normal" fo:font-weight="normal"/>
    </style:style>
    <style:style style:name="T85" style:family="text">
      <style:text-properties fo:font-variant="normal" fo:text-transform="none" fo:color="#505050" style:font-name="OpenSans" fo:letter-spacing="normal" fo:font-style="normal" fo:font-weight="normal" officeooo:rsid="0011a262"/>
    </style:style>
    <style:style style:name="T86" style:family="text">
      <style:text-properties fo:font-variant="normal" fo:text-transform="none" fo:color="#505050" style:font-name="OpenSans" fo:letter-spacing="normal" fo:font-style="normal" fo:font-weight="normal" officeooo:rsid="0012911b"/>
    </style:style>
    <style:style style:name="T87" style:family="text">
      <style:text-properties fo:font-variant="normal" fo:text-transform="none" fo:color="#505050" style:font-name="OpenSans" fo:letter-spacing="normal" fo:font-style="normal" officeooo:rsid="00161d9b"/>
    </style:style>
    <style:style style:name="T88" style:family="text">
      <style:text-properties fo:font-variant="normal" fo:text-transform="none" fo:color="#505050" style:font-name="OpenSans" fo:letter-spacing="normal" fo:font-style="normal" officeooo:rsid="0019d8e6"/>
    </style:style>
    <style:style style:name="T89" style:family="text">
      <style:text-properties fo:font-variant="normal" fo:text-transform="none" fo:color="#505050" style:font-name="OpenSans" fo:letter-spacing="normal" fo:font-style="normal" officeooo:rsid="002062ee"/>
    </style:style>
    <style:style style:name="T90" style:family="text">
      <style:text-properties fo:font-variant="normal" fo:text-transform="none" fo:color="#505050" style:font-name="OpenSans" fo:letter-spacing="normal" fo:font-style="normal" officeooo:rsid="0022886d"/>
    </style:style>
    <style:style style:name="T91" style:family="text">
      <style:text-properties fo:font-variant="normal" fo:text-transform="none" fo:color="#505050" style:font-name="OpenSans" fo:letter-spacing="normal" fo:font-style="normal" officeooo:rsid="002a0725"/>
    </style:style>
    <style:style style:name="T92" style:family="text">
      <style:text-properties fo:font-variant="normal" fo:text-transform="none" fo:color="#505050" style:font-name="OpenSans" fo:letter-spacing="normal" fo:font-style="normal" fo:font-weight="bold"/>
    </style:style>
    <style:style style:name="T93" style:family="text">
      <style:text-properties fo:font-variant="normal" fo:text-transform="none" fo:color="#505050" style:font-name="OpenSans" fo:letter-spacing="normal" fo:font-style="normal" fo:font-weight="bold" officeooo:rsid="002062ee"/>
    </style:style>
    <style:style style:name="T94" style:family="text">
      <style:text-properties fo:font-variant="normal" fo:text-transform="none" fo:color="#505050" style:font-name="OpenSans" fo:letter-spacing="normal" fo:font-style="normal" officeooo:rsid="0030b615"/>
    </style:style>
    <style:style style:name="T95" style:family="text">
      <style:text-properties fo:font-variant="normal" fo:text-transform="none" fo:color="#505050" style:font-name="OpenSans" fo:letter-spacing="normal" fo:font-style="normal" officeooo:rsid="0035dbc3"/>
    </style:style>
    <style:style style:name="T96" style:family="text">
      <style:text-properties fo:font-variant="normal" fo:text-transform="none" fo:color="#505050" style:font-name="OpenSans" fo:letter-spacing="normal" fo:font-style="normal" officeooo:rsid="0039aa72"/>
    </style:style>
    <style:style style:name="T97" style:family="text">
      <style:text-properties officeooo:rsid="0010766e" style:font-weight-asian="normal" style:font-weight-complex="normal"/>
    </style:style>
    <style:style style:name="T98" style:family="text">
      <style:text-properties officeooo:rsid="003cc758"/>
    </style:style>
    <style:style style:name="T99" style:family="text">
      <style:text-properties officeooo:rsid="003cf514"/>
    </style:style>
    <style:style style:name="T100" style:family="text">
      <style:text-properties officeooo:rsid="003d97f9"/>
    </style:style>
    <style:style style:name="T101" style:family="text">
      <style:text-properties officeooo:rsid="003f5b27"/>
    </style:style>
    <style:style style:name="T102" style:family="text">
      <style:text-properties officeooo:rsid="00406ef9"/>
    </style:style>
    <style:style style:name="T103" style:family="text">
      <style:text-properties officeooo:rsid="0045467f"/>
    </style:style>
    <style:style style:name="T104" style:family="text">
      <style:text-properties officeooo:rsid="0046bfbe"/>
    </style:style>
    <style:style style:name="T105" style:family="text">
      <style:text-properties officeooo:rsid="004c452b"/>
    </style:style>
    <style:style style:name="T106" style:family="text">
      <style:text-properties officeooo:rsid="004df15b"/>
    </style:style>
    <style:style style:name="T107" style:family="text">
      <style:text-properties officeooo:rsid="004fbdb3"/>
    </style:style>
    <style:style style:name="T108" style:family="text">
      <style:text-properties fo:background-color="#fffffe" loext:char-shading-value="0"/>
    </style:style>
    <style:style style:name="T109" style:family="text">
      <style:text-properties officeooo:rsid="005e46fa" fo:background-color="#fffffe" loext:char-shading-value="0" style:font-weight-asian="bold" style:font-weight-complex="bold"/>
    </style:style>
    <style:style style:name="T110" style:family="text">
      <style:text-properties officeooo:rsid="0092dd4d" fo:background-color="#fffffe" loext:char-shading-value="0" style:font-weight-asian="bold" style:font-weight-complex="bold"/>
    </style:style>
    <style:style style:name="T111" style:family="text">
      <style:text-properties officeooo:rsid="0092dd4d" fo:background-color="#fffffe" loext:char-shading-value="0"/>
    </style:style>
    <style:style style:name="T112" style:family="text">
      <style:text-properties officeooo:rsid="0046bfbe" fo:background-color="#fffffe" loext:char-shading-value="0"/>
    </style:style>
    <style:style style:name="T113" style:family="text">
      <style:text-properties officeooo:rsid="00e18b47" fo:background-color="#fffffe" loext:char-shading-value="0"/>
    </style:style>
    <style:style style:name="T114" style:family="text">
      <style:text-properties officeooo:rsid="0084adcf"/>
    </style:style>
    <style:style style:name="T115" style:family="text">
      <style:text-properties officeooo:rsid="0086f9dd"/>
    </style:style>
    <style:style style:name="T116" style:family="text">
      <style:text-properties officeooo:rsid="00898943"/>
    </style:style>
    <style:style style:name="T117" style:family="text">
      <style:text-properties officeooo:rsid="008e561d"/>
    </style:style>
    <style:style style:name="T118" style:family="text">
      <style:text-properties style:font-weight-asian="bold" style:font-weight-complex="bold"/>
    </style:style>
    <style:style style:name="T119" style:family="text">
      <style:text-properties officeooo:rsid="00b0ecdd" style:font-weight-asian="bold" style:font-weight-complex="bold"/>
    </style:style>
    <style:style style:name="T120" style:family="text">
      <style:text-properties officeooo:rsid="00b59a55" style:font-weight-asian="bold" style:font-weight-complex="bold"/>
    </style:style>
    <style:style style:name="T121" style:family="text">
      <style:text-properties officeooo:rsid="00b36a31" style:font-weight-asian="bold" style:font-weight-complex="bold"/>
    </style:style>
    <style:style style:name="T122" style:family="text">
      <style:text-properties officeooo:rsid="010d7d99" style:font-weight-asian="bold" style:font-weight-complex="bold"/>
    </style:style>
    <style:style style:name="T123" style:family="text">
      <style:text-properties officeooo:rsid="011eb34d" style:font-weight-asian="bold" style:font-weight-complex="bold"/>
    </style:style>
    <style:style style:name="T124" style:family="text">
      <style:text-properties officeooo:rsid="016edaf1" style:font-weight-asian="bold" style:font-weight-complex="bold"/>
    </style:style>
    <style:style style:name="T125" style:family="text">
      <style:text-properties officeooo:rsid="008eecc3"/>
    </style:style>
    <style:style style:name="T126" style:family="text">
      <style:text-properties officeooo:rsid="008f6cd5"/>
    </style:style>
    <style:style style:name="T127" style:family="text">
      <style:text-properties officeooo:rsid="009df68c"/>
    </style:style>
    <style:style style:name="T128" style:family="text">
      <style:text-properties officeooo:rsid="00a02bae"/>
    </style:style>
    <style:style style:name="T129" style:family="text">
      <style:text-properties officeooo:rsid="00a13ab7"/>
    </style:style>
    <style:style style:name="T130" style:family="text">
      <style:text-properties officeooo:rsid="00a46f25"/>
    </style:style>
    <style:style style:name="T131" style:family="text">
      <style:text-properties officeooo:rsid="00a68117" fo:background-color="#ffff00" loext:char-shading-value="0"/>
    </style:style>
    <style:style style:name="T132" style:family="text">
      <style:text-properties officeooo:rsid="00abce4f"/>
    </style:style>
    <style:style style:name="T133" style:family="text">
      <style:text-properties officeooo:rsid="00acc41f"/>
    </style:style>
    <style:style style:name="T134" style:family="text">
      <style:text-properties officeooo:rsid="00b8d5c7"/>
    </style:style>
    <style:style style:name="T135" style:family="text">
      <style:text-properties officeooo:rsid="00bc93ef"/>
    </style:style>
    <style:style style:name="T136" style:family="text">
      <style:text-properties officeooo:rsid="00be752b"/>
    </style:style>
    <style:style style:name="T137" style:family="text">
      <style:text-properties officeooo:rsid="00c8819c"/>
    </style:style>
    <style:style style:name="T138" style:family="text">
      <style:text-properties officeooo:rsid="00cba8b0"/>
    </style:style>
    <style:style style:name="T139" style:family="text">
      <style:text-properties officeooo:rsid="00d236dc"/>
    </style:style>
    <style:style style:name="T140" style:family="text">
      <style:text-properties officeooo:rsid="00d7a73d"/>
    </style:style>
    <style:style style:name="T141" style:family="text">
      <style:text-properties officeooo:rsid="00e2e9d7"/>
    </style:style>
    <style:style style:name="T142" style:family="text">
      <style:text-properties officeooo:rsid="00e7042b"/>
    </style:style>
    <style:style style:name="T143" style:family="text">
      <style:text-properties officeooo:rsid="00e767d3"/>
    </style:style>
    <style:style style:name="T144" style:family="text">
      <style:text-properties officeooo:rsid="00eabc11"/>
    </style:style>
    <style:style style:name="T145" style:family="text">
      <style:text-properties officeooo:rsid="00ec3a2b"/>
    </style:style>
    <style:style style:name="T146" style:family="text">
      <style:text-properties officeooo:rsid="00fe5796"/>
    </style:style>
    <style:style style:name="T147" style:family="text">
      <style:text-properties officeooo:rsid="00ff0b7c"/>
    </style:style>
    <style:style style:name="T148" style:family="text">
      <style:text-properties officeooo:rsid="00f0be77"/>
    </style:style>
    <style:style style:name="T149" style:family="text">
      <style:text-properties officeooo:rsid="01128da0"/>
    </style:style>
    <style:style style:name="T150" style:family="text">
      <style:text-properties officeooo:rsid="01143efa"/>
    </style:style>
    <style:style style:name="T151" style:family="text">
      <style:text-properties officeooo:rsid="0117c7f4"/>
    </style:style>
    <style:style style:name="T152" style:family="text">
      <style:text-properties officeooo:rsid="01195921"/>
    </style:style>
    <style:style style:name="T153" style:family="text">
      <style:text-properties officeooo:rsid="012c29b1"/>
    </style:style>
    <style:style style:name="T154" style:family="text">
      <style:text-properties officeooo:rsid="0130090f"/>
    </style:style>
    <style:style style:name="T155" style:family="text">
      <style:text-properties officeooo:rsid="0134d53a"/>
    </style:style>
    <style:style style:name="T156" style:family="text">
      <style:text-properties officeooo:rsid="01367f8f"/>
    </style:style>
    <style:style style:name="T157" style:family="text">
      <style:text-properties officeooo:rsid="013c1c90"/>
    </style:style>
    <style:style style:name="T158" style:family="text">
      <style:text-properties officeooo:rsid="013faaba"/>
    </style:style>
    <style:style style:name="T159" style:family="text">
      <style:text-properties officeooo:rsid="01470a18"/>
    </style:style>
    <style:style style:name="T160" style:family="text">
      <style:text-properties officeooo:rsid="0150bc01"/>
    </style:style>
    <style:style style:name="T161" style:family="text">
      <style:text-properties officeooo:rsid="01377426"/>
    </style:style>
    <style:style style:name="T162" style:family="text">
      <style:text-properties officeooo:rsid="01546a58"/>
    </style:style>
    <style:style style:name="T163" style:family="text">
      <style:text-properties officeooo:rsid="01578d82"/>
    </style:style>
    <style:style style:name="T164" style:family="text">
      <style:text-properties officeooo:rsid="015b7049"/>
    </style:style>
    <style:style style:name="T165" style:family="text">
      <style:text-properties officeooo:rsid="01665e6b"/>
    </style:style>
    <style:style style:name="T166" style:family="text">
      <style:text-properties officeooo:rsid="016b3765"/>
    </style:style>
    <style:style style:name="T167" style:family="text">
      <style:text-properties officeooo:rsid="01730f79"/>
    </style:style>
    <style:style style:name="T168" style:family="text">
      <style:text-properties officeooo:rsid="0174d8e0"/>
    </style:style>
    <style:style style:name="T169" style:family="text">
      <style:text-properties officeooo:rsid="017775cc"/>
    </style:style>
    <style:style style:name="T170" style:family="text">
      <style:text-properties officeooo:rsid="017c210c"/>
    </style:style>
    <style:style style:name="T171" style:family="text">
      <style:text-properties officeooo:rsid="017e0d6b"/>
    </style:style>
    <style:style style:name="T172" style:family="text">
      <style:text-properties officeooo:rsid="01841bda"/>
    </style:style>
    <style:style style:name="T173" style:family="text">
      <style:text-properties officeooo:rsid="018733f5"/>
    </style:style>
    <style:style style:name="T174" style:family="text">
      <style:text-properties officeooo:rsid="018860c4"/>
    </style:style>
    <style:style style:name="T175" style:family="text">
      <style:text-properties officeooo:rsid="0195e0f9"/>
    </style:style>
    <style:style style:name="T176" style:family="text">
      <style:text-properties officeooo:rsid="019f9b5b"/>
    </style:style>
    <style:style style:name="T177" style:family="text">
      <style:text-properties officeooo:rsid="01a579a0"/>
    </style:style>
    <style:style style:name="T178" style:family="text">
      <style:text-properties officeooo:rsid="01a87b63"/>
    </style:style>
    <style:style style:name="T179" style:family="text">
      <style:text-properties officeooo:rsid="01a8f816"/>
    </style:style>
    <style:style style:name="T180" style:family="text">
      <style:text-properties officeooo:rsid="01ac7707"/>
    </style:style>
    <style:style style:name="T181" style:family="text">
      <style:text-properties officeooo:rsid="01ac8477"/>
    </style:style>
    <style:style style:name="T182" style:family="text">
      <style:text-properties officeooo:rsid="01ace024"/>
    </style:style>
    <style:style style:name="T183" style:family="text">
      <style:text-properties officeooo:rsid="01ae79f4"/>
    </style:style>
    <style:style style:name="T184" style:family="text">
      <style:text-properties officeooo:rsid="01b06d4f"/>
    </style:style>
    <style:style style:name="T185" style:family="text">
      <style:text-properties officeooo:rsid="01b1e1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2765619068805655737" text:style-name="L1">
        <text:list-item>
          <text:p text:style-name="P560">node js</text:p>
        </text:list-item>
        <text:list-item>
          <text:p text:style-name="P560">mysql</text:p>
        </text:list-item>
        <text:list-item>
          <text:p text:style-name="P560">npm </text:p>
        </text:list-item>
        <text:list-item>
          <text:p text:style-name="P560">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31">(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32"> :</text:span>URL:127.0.0.1:8012/api/login</text:p>
      <text:p text:style-name="P12"/>
      <text:p text:style-name="P12"><text:span text:style-name="T6">Customer Login</text:span>:127.0.0.1:8012/api/<text:span text:style-name="T133">customer_</text:span>logi<text:span text:style-name="T133">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107">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97">URL: </text:span><text:a xlink:type="simple" xlink:href="http://127.0.0.1:8012/api/categories" text:style-name="Internet_20_link" text:visited-style-name="Visited_20_Internet_20_Link">http://127.0.0.1:8012/api/categories</text:a><text:span text:style-name="T54">?</text:span><text:span text:style-name="T74">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97">URL: </text:span><text:a xlink:type="simple" xlink:href="http://127.0.0.1:8012/api/categories" text:style-name="Internet_20_link" text:visited-style-name="Visited_20_Internet_20_Link"><text:span text:style-name="T54">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107">image_path</text:span>”:”/<text:span text:style-name="T107">assests/image.png</text:span>”</text:p>
      <text:p text:style-name="P93"><text:tab/>“<text:span text:style-name="T107">image_name</text:span>”:”<text:span text:style-name="T107">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107">image_path</text:span>”:”/<text:span text:style-name="T107">assests/image.png</text:span>”</text:p>
      <text:p text:style-name="P93"><text:s text:c="9"/>“<text:span text:style-name="T107">image_name</text:span>”:”<text:span text:style-name="T107">example.png</text:span>”</text:p>
      <text:p text:style-name="P19"><text:s text:c="4"/>}</text:p>
      <text:p text:style-name="P19">}</text:p>
      <text:p text:style-name="P65"/>
      <text:p text:style-name="P65">9) Category Edit</text:p>
      <text:p text:style-name="P65"/>
      <text:p text:style-name="P17"><text:span text:style-name="T97">URL: </text:span><text:a xlink:type="simple" xlink:href="http://127.0.0.1:8012/api/categories" text:style-name="Internet_20_link" text:visited-style-name="Visited_20_Internet_20_Link"><text:span text:style-name="T54">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107">image_path</text:span>”:”/<text:span text:style-name="T107">assests/image.png</text:span>”</text:p>
      <text:p text:style-name="P94"><text:s text:c="12"/>“<text:span text:style-name="T107">image_name</text:span>”:”<text:span text:style-name="T107">example.png</text:span>”</text:p>
      <text:p text:style-name="P78"><text:tab/>“id”:1</text:p>
      <text:p text:style-name="P78">} </text:p>
      <text:p text:style-name="P13"/>
      <text:p text:style-name="P7">10) Category Delete</text:p>
      <text:p text:style-name="P16"/>
      <text:p text:style-name="P17"><text:span text:style-name="T97">URL: </text:span><text:a xlink:type="simple" xlink:href="http://127.0.0.1:8012/api/categories" text:style-name="Internet_20_link" text:visited-style-name="Visited_20_Internet_20_Link">http://127.0.0.1:8012/api/categories</text:a><text:span text:style-name="T54">/</text:span><text:span text:style-name="T61">&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97">11) Currencies List</text:p>
      <text:p text:style-name="P78"/>
      <text:p text:style-name="P61"><text:span text:style-name="T30">URL: </text:span><text:a xlink:type="simple" xlink:href="http://127.0.0.1:8012/api/categories" text:style-name="Internet_20_link" text:visited-style-name="Visited_20_Internet_20_Link"><text:span text:style-name="T84">http://127.0.0.1:8012/api/</text:span></text:a><text:span text:style-name="T85">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54"><text:s text:c="6"/></text:span><text:span text:style-name="T62"><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54"><text:s text:c="4"/>"count": </text:span><text:span text:style-name="T62">2</text:span></text:p>
      <text:p text:style-name="P79">}</text:p>
      <text:p text:style-name="P103"/>
      <text:p text:style-name="P298">12) Countries List</text:p>
      <text:p text:style-name="P298"/>
      <text:p text:style-name="P62"><text:span text:style-name="T30">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99">13) COUNTRIES ADD</text:p>
      <text:p text:style-name="P299"/>
      <text:p text:style-name="P299"/>
      <text:p text:style-name="P63"><text:span text:style-name="T30">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5"/>
      <text:p text:style-name="P51"><text:span text:style-name="T83">METHOD : </text:span><text:span text:style-name="T87">POST</text:span></text:p>
      <text:p text:style-name="P106"/>
      <text:p text:style-name="P57"><text:span text:style-name="T87">R</text:span><text:span text:style-name="T83">EQUEST:</text:span></text:p>
      <text:p text:style-name="P108"/>
      <text:p text:style-name="P108">{</text:p>
      <text:p text:style-name="P108"><text:tab/>"name":"united Kingdom",</text:p>
      <text:p text:style-name="P108"><text:tab/>"is_active":1,</text:p>
      <text:p text:style-name="P108"><text:tab/>"is<text:span text:style-name="T102">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300">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6"/>
      <text:p text:style-name="P52"><text:span text:style-name="T83">METHOD : </text:span><text:span text:style-name="T87">POST</text:span></text:p>
      <text:p text:style-name="P107"/>
      <text:p text:style-name="P58"><text:span text:style-name="T87">R</text:span><text:span text:style-name="T83">EQUEST:</text:span></text:p>
      <text:p text:style-name="P109"/>
      <text:p text:style-name="P109">{</text:p>
      <text:p text:style-name="P109"><text:tab/>"name":"united Kingdom",</text:p>
      <text:p text:style-name="P109"><text:tab/>"is_active":1,</text:p>
      <text:p text:style-name="P109"><text:tab/>"is<text:span text:style-name="T102">o</text:span>_code":"UK",</text:p>
      <text:p text:style-name="P58"><text:span text:style-name="T83"><text:tab/>“</text:span><text:span text:style-name="T88">id</text:span><text:span text:style-name="T83">”:</text:span><text:span text:style-name="T88">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301">15) COUNTRIES DELETE</text:p>
      <text:p text:style-name="P301"/>
      <text:p text:style-name="P30"><text:span text:style-name="T97">URL: </text:span><text:a xlink:type="simple" xlink:href="http://127.0.0.1:8012/api/categories" text:style-name="Internet_20_link" text:visited-style-name="Visited_20_Internet_20_Link"><text:span text:style-name="T54">http://127.0.0.1:8012/api/c</text:span></text:a><text:span text:style-name="T63">ountries</text:span><text:span text:style-name="T54">/</text:span><text:span text:style-name="T61">&lt;:id&gt;</text:span></text:p>
      <text:p text:style-name="P157"/>
      <text:p text:style-name="P81">METHOD :DELETE</text:p>
      <text:p text:style-name="P81"/>
      <text:p text:style-name="P20"><text:span text:style-name="T55">RESPOSN</text:span><text:span text:style-name="T56">E</text:span><text:span text:style-name="T55"><text:line-break/>{</text:span></text:p>
      <text:p text:style-name="P81"><text:s text:c="4"/>"success": true,</text:p>
      <text:p text:style-name="P81"><text:s text:c="4"/>"message": "Deleted successfully."</text:p>
      <text:p text:style-name="P81">}</text:p>
      <text:p text:style-name="P81"/>
      <text:p text:style-name="P81"/>
      <text:p text:style-name="P302">16) STATES LIST</text:p>
      <text:p text:style-name="P302"/>
      <text:p text:style-name="P31"><text:span text:style-name="T97">URL: </text:span><text:a xlink:type="simple" xlink:href="http://127.0.0.1:8012/api/categories" text:style-name="Internet_20_link" text:visited-style-name="Visited_20_Internet_20_Link"><text:span text:style-name="T54">http://127.0.0.1:8012/api/</text:span></text:a><text:span text:style-name="T64">states</text:span></text:p>
      <text:p text:style-name="P158"/>
      <text:p text:style-name="P21"><text:span text:style-name="T55">METHOD :</text:span><text:span text:style-name="T56">GET</text:span></text:p>
      <text:p text:style-name="P82"/>
      <text:p text:style-name="P21"><text:span text:style-name="T55">RESPOSN</text:span><text:span text:style-name="T56">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83">16) STATES </text:span><text:span text:style-name="T90">ADD</text:span></text:p>
      <text:p text:style-name="P303"/>
      <text:p text:style-name="P32"><text:span text:style-name="T97">URL: </text:span><text:a xlink:type="simple" xlink:href="http://127.0.0.1:8012/api/categories" text:style-name="Internet_20_link" text:visited-style-name="Visited_20_Internet_20_Link"><text:span text:style-name="T54">http://127.0.0.1:8012/api/</text:span></text:a><text:span text:style-name="T64">states</text:span></text:p>
      <text:p text:style-name="P159"/>
      <text:p text:style-name="P22"><text:span text:style-name="T55">METHOD :</text:span><text:span text:style-name="T57">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83">RESPOSN</text:span><text:span text:style-name="T89">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89">1</text:span><text:span text:style-name="T83">7) STATES EDIT</text:span></text:p>
      <text:p text:style-name="P305"/>
      <text:p text:style-name="P33"><text:span text:style-name="T97">URL: </text:span><text:a xlink:type="simple" xlink:href="http://127.0.0.1:8012/api/categories" text:style-name="Internet_20_link" text:visited-style-name="Visited_20_Internet_20_Link"><text:span text:style-name="T54">http://127.0.0.1:8012/api/</text:span></text:a><text:span text:style-name="T64">states</text:span></text:p>
      <text:p text:style-name="P160"/>
      <text:p text:style-name="P23"><text:span text:style-name="T55">METHOD :</text:span><text:span text:style-name="T58">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55"><text:tab/>“</text:span><text:span text:style-name="T58">id</text:span><text:span text:style-name="T55">”:</text:span><text:span text:style-name="T58">1</text:span></text:p>
      <text:p text:style-name="P121"><text:soft-page-break/>}<text:tab/></text:p>
      <text:p text:style-name="P121"/>
      <text:p text:style-name="P121"/>
      <text:p text:style-name="P54"><text:span text:style-name="T83">RESPON</text:span><text:span text:style-name="T91">S</text:span><text:span text:style-name="T89">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89">1</text:span><text:span text:style-name="T83">8) States DELETE</text:span></text:p>
      <text:p text:style-name="P307"/>
      <text:p text:style-name="P34"><text:span text:style-name="T97">URL: </text:span><text:a xlink:type="simple" xlink:href="http://127.0.0.1:8012/api/categories" text:style-name="Internet_20_link" text:visited-style-name="Visited_20_Internet_20_Link"><text:span text:style-name="T54">http://127.0.0.1:8012/api/</text:span></text:a><text:span text:style-name="T65">states</text:span><text:span text:style-name="T54">/</text:span><text:span text:style-name="T61">&lt;:id&gt;</text:span></text:p>
      <text:p text:style-name="P161"/>
      <text:p text:style-name="P85">METHOD :DELETE</text:p>
      <text:p text:style-name="P85"/>
      <text:p text:style-name="P24"><text:span text:style-name="T55">RESPOSN</text:span><text:span text:style-name="T56">E</text:span><text:span text:style-name="T55"><text:line-break/>{</text:span></text:p>
      <text:p text:style-name="P85"><text:s text:c="4"/>"success": true,</text:p>
      <text:p text:style-name="P85"><text:s text:c="4"/>"message": "Deleted successfully."</text:p>
      <text:p text:style-name="P85">}</text:p>
      <text:p text:style-name="P59"/>
      <text:p text:style-name="P85"/>
      <text:p text:style-name="P309">19) CITY LIST</text:p>
      <text:p text:style-name="P309"/>
      <text:p text:style-name="P35"><text:span text:style-name="T97">URL: </text:span><text:a xlink:type="simple" xlink:href="http://127.0.0.1:8012/api/categories" text:style-name="Internet_20_link" text:visited-style-name="Visited_20_Internet_20_Link"><text:span text:style-name="T54">http://127.0.0.1:8012/api/</text:span></text:a><text:span text:style-name="T66">cities</text:span></text:p>
      <text:p text:style-name="P162"/>
      <text:p text:style-name="P25"><text:span text:style-name="T55">METHOD :</text:span><text:span text:style-name="T56">GET</text:span></text:p>
      <text:p text:style-name="P86"/>
      <text:p text:style-name="P55"><text:span text:style-name="T92">RESPOSN</text:span><text:span text:style-name="T93">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94">20</text:span><text:span text:style-name="T83">) </text:span><text:span text:style-name="T94">CITY</text:span><text:span text:style-name="T83"> </text:span><text:span text:style-name="T90">ADD</text:span></text:p>
      <text:p text:style-name="P304"/>
      <text:p text:style-name="P36"><text:span text:style-name="T97">URL: </text:span><text:a xlink:type="simple" xlink:href="http://127.0.0.1:8012/api/categories" text:style-name="Internet_20_link" text:visited-style-name="Visited_20_Internet_20_Link"><text:span text:style-name="T54">http://127.0.0.1:8012/api/</text:span></text:a><text:span text:style-name="T67">cities</text:span></text:p>
      <text:p text:style-name="P163"/>
      <text:p text:style-name="P26"><text:span text:style-name="T55">METHOD :</text:span><text:span text:style-name="T57">POST</text:span></text:p>
      <text:p text:style-name="P87"/>
      <text:p text:style-name="P122">REQUEST:</text:p>
      <text:p text:style-name="P122">{</text:p>
      <text:p text:style-name="P28"><text:span text:style-name="T55"><text:tab/>"name":"</text:span><text:span text:style-name="T59">Chennai</text:span><text:span text:style-name="T55">",</text:span></text:p>
      <text:p text:style-name="P122"><text:tab/>"country_id":"1",</text:p>
      <text:p text:style-name="P28"><text:span text:style-name="T55"><text:tab/>“</text:span><text:span text:style-name="T59">state_id</text:span><text:span text:style-name="T55">”:</text:span><text:span text:style-name="T59">1,</text:span></text:p>
      <text:p text:style-name="P122"><text:tab/>"is_active":1</text:p>
      <text:p text:style-name="P122">}<text:tab/></text:p>
      <text:p text:style-name="P122"/>
      <text:p text:style-name="P56"><text:span text:style-name="T83">RESPOSN</text:span><text:span text:style-name="T89">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95">21</text:span><text:span text:style-name="T83">) </text:span><text:span text:style-name="T95">CITY</text:span><text:span text:style-name="T83"> EDIT</text:span></text:p>
      <text:p text:style-name="P306"/>
      <text:p text:style-name="P36"><text:span text:style-name="T97">URL: </text:span><text:a xlink:type="simple" xlink:href="http://127.0.0.1:8012/api/categories" text:style-name="Internet_20_link" text:visited-style-name="Visited_20_Internet_20_Link"><text:span text:style-name="T54">http://127.0.0.1:8012/api/</text:span></text:a><text:span text:style-name="T68">cities</text:span></text:p>
      <text:p text:style-name="P163"/>
      <text:p text:style-name="P26"><text:span text:style-name="T55">METHOD :</text:span><text:span text:style-name="T58">PUT</text:span></text:p>
      <text:p text:style-name="P87"/>
      <text:p text:style-name="P122">REQUEST:</text:p>
      <text:p text:style-name="P123">{</text:p>
      <text:p text:style-name="P29"><text:span text:style-name="T55"><text:tab/>"name":"</text:span><text:span text:style-name="T59">Chennai</text:span><text:span text:style-name="T55">",</text:span></text:p>
      <text:p text:style-name="P123"><text:tab/>"country_id":"1",</text:p>
      <text:p text:style-name="P29"><text:span text:style-name="T55"><text:tab/>“</text:span><text:span text:style-name="T59">state_id</text:span><text:span text:style-name="T55">”:</text:span><text:span text:style-name="T59">1,</text:span></text:p>
      <text:p text:style-name="P123"><text:tab/>"is_active":1,</text:p>
      <text:p text:style-name="P29"><text:span text:style-name="T55"><text:tab/>“</text:span><text:span text:style-name="T60">id</text:span><text:span text:style-name="T55">”:</text:span><text:span text:style-name="T60">1</text:span></text:p>
      <text:p text:style-name="P123">}<text:tab/></text:p>
      <text:p text:style-name="P123"/>
      <text:p text:style-name="P122"/>
      <text:p text:style-name="P122"/>
      <text:p text:style-name="P56"><text:span text:style-name="T83">RESPON</text:span><text:span text:style-name="T91">S</text:span><text:span text:style-name="T89">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96">22</text:span><text:span text:style-name="T83">) </text:span><text:span text:style-name="T96">CITY</text:span><text:span text:style-name="T83"> DELETE</text:span></text:p>
      <text:p text:style-name="P308"/>
      <text:p text:style-name="P36"><text:span text:style-name="T97">URL: </text:span><text:a xlink:type="simple" xlink:href="http://127.0.0.1:8012/api/categories" text:style-name="Internet_20_link" text:visited-style-name="Visited_20_Internet_20_Link"><text:span text:style-name="T54">http://127.0.0.1:8012/api/</text:span></text:a><text:a xlink:type="simple" xlink:href="http://127.0.0.1:8012/api/categories" text:style-name="Internet_20_link" text:visited-style-name="Visited_20_Internet_20_Link">c</text:a><text:span text:style-name="T69">ities</text:span><text:span text:style-name="T54">/</text:span><text:span text:style-name="T61">&lt;:id&gt;</text:span></text:p>
      <text:p text:style-name="P163"/>
      <text:p text:style-name="P87">METHOD :DELETE</text:p>
      <text:p text:style-name="P87"/>
      <text:p text:style-name="P26"><text:span text:style-name="T55">RESPOSN</text:span><text:span text:style-name="T56">E</text:span><text:span text:style-name="T55"><text:line-break/>{</text:span></text:p>
      <text:p text:style-name="P87"><text:s text:c="4"/>"success": true,</text:p>
      <text:p text:style-name="P87"><text:s text:c="4"/>"message": "Deleted successfully."</text:p>
      <text:p text:style-name="P87">}</text:p>
      <text:p text:style-name="P87"/>
      <text:p text:style-name="P87"/>
      <text:p text:style-name="P310">23) Events List</text:p>
      <text:p text:style-name="P310"/>
      <text:p text:style-name="P310"><text:tab/></text:p>
      <text:p text:style-name="P37"><text:span text:style-name="T4">URL</text:span><text:span text:style-name="T97">: </text:span><text:a xlink:type="simple" xlink:href="http://127.0.0.1:8012/api/categories" text:style-name="Internet_20_link" text:visited-style-name="Visited_20_Internet_20_Link"><text:span text:style-name="T54">http://127.0.0.1:8012/api/</text:span></text:a><text:span text:style-name="T69">events</text:span></text:p>
      <text:p text:style-name="P164"/>
      <text:p text:style-name="P88"><text:span text:style-name="T1">METHOD</text:span> :<text:span text:style-name="T98">GET</text:span></text:p>
      <text:p text:style-name="P88"/>
      <text:p text:style-name="P314"/>
      <text:p text:style-name="P315">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311">23) Events <text:span text:style-name="T99">Add</text:span></text:p>
      <text:p text:style-name="P311"/>
      <text:p text:style-name="P311"><text:tab/></text:p>
      <text:p text:style-name="P38"><text:span text:style-name="T4">URL</text:span><text:span text:style-name="T97">: </text:span><text:a xlink:type="simple" xlink:href="http://127.0.0.1:8012/api/categories" text:style-name="Internet_20_link" text:visited-style-name="Visited_20_Internet_20_Link"><text:span text:style-name="T54">http://127.0.0.1:8012/api/</text:span></text:a><text:span text:style-name="T69">events</text:span></text:p>
      <text:p text:style-name="P165"/>
      <text:p text:style-name="P89"><text:span text:style-name="T1">METHOD</text:span> :<text:span text:style-name="T99">POST</text:span></text:p>
      <text:p text:style-name="P89"/>
      <text:p text:style-name="P316">Sample REQUEST</text:p>
      <text:p text:style-name="P126"/>
      <text:p text:style-name="P126">{</text:p>
      <text:p text:style-name="P134"/>
      <text:p text:style-name="P553">"pincode":"60017",</text:p>
      <text:p text:style-name="P553">"country":"China2",</text:p>
      <text:p text:style-name="P553">"state":"Tamil Nadu",</text:p>
      <text:p text:style-name="P553">"city":"Chennai",</text:p>
      <text:p text:style-name="P553">"time_zone":"IST",</text:p>
      <text:p text:style-name="P553">"start_time":"10:00",</text:p>
      <text:p text:style-name="P553">"end_time":"12:00",</text:p>
      <text:p text:style-name="P553"/>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358"><text:tab/><text:tab/>{</text:p>
      <text:p text:style-name="P358"><text:tab/>"event_day":"Day 2",<text:tab/></text:p>
      <text:p text:style-name="P358"><text:tab/>"event_time":"10:20 AM",</text:p>
      <text:p text:style-name="P358"><text:tab/>"description":"Hlloooooooooooooooooooooooo"</text:p>
      <text:p text:style-name="P358"><text:tab/><text:tab/><text:tab/></text:p>
      <text:p text:style-name="P358"><text:tab/><text:tab/>},</text:p>
      <text:p text:style-name="P358"><text:tab/><text:tab/>{</text:p>
      <text:p text:style-name="P358"><text:tab/>"event_day":"Day 1",<text:tab/></text:p>
      <text:p text:style-name="P358"><text:tab/>"event_time":"11:00 AM",</text:p>
      <text:p text:style-name="P358"><text:tab/>"description":"Description"</text:p>
      <text:p text:style-name="P358"><text:tab/><text:tab/><text:tab/></text:p>
      <text:p text:style-name="P358"><text:tab/><text:tab/>}</text:p>
      <text:p text:style-name="P358"><text:tab/><text:tab/></text:p>
      <text:p text:style-name="P358"><text:tab/>]</text:p>
      <text:p text:style-name="P126">}</text:p>
      <text:p text:style-name="P128"/>
      <text:p text:style-name="P312">2<text:span text:style-name="T100">4</text:span>) Events <text:span text:style-name="T100">Update</text:span></text:p>
      <text:p text:style-name="P312"/>
      <text:p text:style-name="P39"><text:span text:style-name="T4">URL</text:span><text:span text:style-name="T97">: </text:span><text:a xlink:type="simple" xlink:href="http://127.0.0.1:8012/api/categories" text:style-name="Internet_20_link" text:visited-style-name="Visited_20_Internet_20_Link"><text:span text:style-name="T54">http://127.0.0.1:8012/api/</text:span></text:a><text:span text:style-name="T69">events</text:span></text:p>
      <text:p text:style-name="P166"/>
      <text:p text:style-name="P90"><text:span text:style-name="T1">METHOD</text:span> :<text:span text:style-name="T101">PUT</text:span></text:p>
      <text:p text:style-name="P90"/>
      <text:p text:style-name="P91"/>
      <text:p text:style-name="P317">Sample REQUEST</text:p>
      <text:p text:style-name="P127"><text:soft-page-break/></text:p>
      <text:p text:style-name="P127">{</text:p>
      <text:p text:style-name="P134"/>
      <text:p text:style-name="P344">"pincode":"60017",</text:p>
      <text:p text:style-name="P344">"country":"China2",</text:p>
      <text:p text:style-name="P344">"state":"Tamil Nadu",</text:p>
      <text:p text:style-name="P344">"city":"Chennai",</text:p>
      <text:p text:style-name="P344">"time_zone":"IST",</text:p>
      <text:p text:style-name="P344">"start_time":"10:00",</text:p>
      <text:p text:style-name="P344">"end_time":"12:00",</text:p>
      <text:p text:style-name="P127">“<text:span text:style-name="T103">id</text:span>”:<text:span text:style-name="T103">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358"><text:tab/><text:tab/>{</text:p>
      <text:p text:style-name="P358"><text:tab/>"event_day":"Day 2",<text:tab/></text:p>
      <text:p text:style-name="P358"><text:tab/>"event_time":"10:20 AM",</text:p>
      <text:p text:style-name="P358"><text:tab/>"description":"Hlloooooooooooooooooooooooo"</text:p>
      <text:p text:style-name="P358"><text:tab/><text:tab/><text:tab/></text:p>
      <text:p text:style-name="P358"><text:tab/><text:tab/>},</text:p>
      <text:p text:style-name="P358"><text:soft-page-break/><text:tab/><text:tab/>{</text:p>
      <text:p text:style-name="P358"><text:tab/>"event_day":"Day 1",<text:tab/></text:p>
      <text:p text:style-name="P358"><text:tab/>"event_time":"11:00 AM",</text:p>
      <text:p text:style-name="P358"><text:tab/>"description":"Description"</text:p>
      <text:p text:style-name="P358"><text:tab/><text:tab/><text:tab/></text:p>
      <text:p text:style-name="P358"><text:tab/><text:tab/>}</text:p>
      <text:p text:style-name="P358"><text:tab/></text:p>
      <text:p text:style-name="P358"><text:tab/>]</text:p>
      <text:p text:style-name="P127">}</text:p>
      <text:p text:style-name="P127"/>
      <text:p text:style-name="P127"/>
      <text:p text:style-name="P313">2<text:span text:style-name="T100">4</text:span>) <text:span text:style-name="T104">Image Upload</text:span></text:p>
      <text:p text:style-name="P40"><text:span text:style-name="T4">URL</text:span><text:span text:style-name="T97">: </text:span><text:span text:style-name="T70">http://127.0.0.1:8012/api/upload?folder_type=events&amp;file_type=image</text:span></text:p>
      <text:p text:style-name="P167"/>
      <text:p text:style-name="P92"><text:span text:style-name="T1">METHOD</text:span> : <text:span text:style-name="T105">POST</text:span></text:p>
      <text:p text:style-name="P92"/>
      <text:p text:style-name="P318">Sample Request:</text:p>
      <text:p text:style-name="P129"/>
      <text:p text:style-name="P129">file_data:&lt;file_upload_form_data&gt;</text:p>
      <text:p text:style-name="P129"/>
      <text:p text:style-name="P129"/>
      <text:p text:style-name="P320">Response:</text:p>
      <text:p text:style-name="P320"/>
      <text:p text:style-name="P320">{</text:p>
      <text:p text:style-name="P320"><text:s text:c="4"/>"success": true,</text:p>
      <text:p text:style-name="P320"><text:s text:c="4"/>"data": {</text:p>
      <text:p text:style-name="P320"><text:s text:c="8"/>"file_dir": "assets/events/",</text:p>
      <text:p text:style-name="P320"><text:s text:c="8"/>"file_name": "images.jpeg"</text:p>
      <text:p text:style-name="P320"><text:s text:c="4"/>}</text:p>
      <text:p text:style-name="P320">}</text:p>
      <text:p text:style-name="P320"/>
      <text:p text:style-name="P320"/>
      <text:p text:style-name="P323">25) Event Detail</text:p>
      <text:p text:style-name="P323"/>
      <text:p text:style-name="P41"><text:span text:style-name="T4">URL</text:span><text:span text:style-name="T97">: </text:span><text:span text:style-name="T70">http://127.0.0.1:8012/api/events/19</text:span></text:p>
      <text:p text:style-name="P168"/>
      <text:p text:style-name="P96"><text:span text:style-name="T1">METHOD</text:span> : <text:span text:style-name="T106">GET</text:span></text:p>
      <text:p text:style-name="P96"/>
      <text:p text:style-name="P324">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345"><text:s text:c="6"/>"pincode":"60017",</text:p>
      <text:p text:style-name="P345"><text:s text:c="6"/>"country":"China2",</text:p>
      <text:p text:style-name="P345"><text:s text:c="6"/>"state":"Tamil Nadu",</text:p>
      <text:p text:style-name="P345"><text:s text:c="6"/>"city":"Chennai",</text:p>
      <text:p text:style-name="P345"><text:s text:c="6"/>"time_zone":"IST",</text:p>
      <text:p text:style-name="P345"><text:s text:c="6"/>"start_time":"10:00",</text:p>
      <text:p text:style-name="P345"><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324">26.Home Categories</text:p>
      <text:p text:style-name="P95"/>
      <text:p text:style-name="P42"><text:span text:style-name="T4">URL</text:span><text:span text:style-name="T97">: </text:span><text:span text:style-name="T70">http://127.0.0.1:8012/api/</text:span><text:span text:style-name="T71">home_categories</text:span></text:p>
      <text:p text:style-name="P169"/>
      <text:p text:style-name="P95"><text:span text:style-name="T1">METHOD</text:span> : <text:span text:style-name="T106">GET</text:span></text:p>
      <text:p text:style-name="P95"/>
      <text:p text:style-name="P324">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325">28.Home Popular Events</text:p>
      <text:p text:style-name="P325"/>
      <text:p text:style-name="P97"><text:tab/></text:p>
      <text:p text:style-name="P43"><text:span text:style-name="T4">URL</text:span><text:span text:style-name="T97">: </text:span><text:span text:style-name="T70">http://127.0.0.1:8012/api/</text:span><text:span text:style-name="T72">popular_events</text:span></text:p>
      <text:p text:style-name="P170"/>
      <text:p text:style-name="P97"><text:span text:style-name="T1">METHOD</text:span> : <text:span text:style-name="T106">GET</text:span></text:p>
      <text:p text:style-name="P97"/>
      <text:p text:style-name="P325">Sample Response:</text:p>
      <text:p text:style-name="P325"/>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326"/>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334"/>
      <text:p text:style-name="P334">Sample Response:</text:p>
      <text:p text:style-name="P334"/>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327"/>
      <text:p text:style-name="P172"><text:span text:style-name="T16">METHOD : </text:span><text:span text:style-name="T15">G</text:span><text:span text:style-name="T16">ET </text:span></text:p>
      <text:p text:style-name="P335">URL : http://127.0.0.1:8012/api/search_events</text:p>
      <text:p text:style-name="P335"/>
      <text:p text:style-name="P335">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328"/>
      <text:p text:style-name="P173"><text:span text:style-name="T16">METHOD : </text:span><text:span text:style-name="T15">G</text:span><text:span text:style-name="T16">ET </text:span></text:p>
      <text:p text:style-name="P336">URL : http://127.0.0.1:8012/api/event_details?event_id=1</text:p>
      <text:p text:style-name="P336"/>
      <text:p text:style-name="P336">Sample Response:</text:p>
      <text:p text:style-name="P336"/>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329"/>
      <text:p text:style-name="P174"><text:span text:style-name="T16">METHOD : </text:span><text:span text:style-name="T17">POST</text:span></text:p>
      <text:p text:style-name="P338">URL : <text:a xlink:type="simple" xlink:href="http://127.0.0.1:8012/api/place" text:style-name="Internet_20_link" text:visited-style-name="Visited_20_Internet_20_Link">http://127.0.0.1:8012/api/</text:a><text:span text:style-name="T114">place_order</text:span></text:p>
      <text:p text:style-name="P337"/>
      <text:p text:style-name="P182"><text:span text:style-name="T14">Sample R</text:span><text:span text:style-name="T17">EQUEST</text:span><text:span text:style-name="T14">:</text:span></text:p>
      <text:p text:style-name="P337"/>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337"/>
      <text:p text:style-name="P342">Sample Response</text:p>
      <text:p text:style-name="P342">{</text:p>
      <text:p text:style-name="P342"><text:tab/>success:true,</text:p>
      <text:p text:style-name="P342"><text:tab/>message:”Order Placed Sucessfully”</text:p>
      <text:p text:style-name="P342">}</text:p>
      <text:p text:style-name="P342"/>
      <text:p text:style-name="P342"/>
      <text:p text:style-name="P346">30) <text:span text:style-name="T115">Admin Order List</text:span></text:p>
      <text:p text:style-name="P346"/>
      <text:p text:style-name="P330"/>
      <text:p text:style-name="P175"><text:span text:style-name="T16">METHOD : </text:span><text:span text:style-name="T18">GET</text:span></text:p>
      <text:p text:style-name="P339">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116">orders?is_download=true</text:span></text:a></text:p>
      <text:p text:style-name="P339"/>
      <text:p text:style-name="P359">To Downlaod Excel Data:</text:p>
      <text:p text:style-name="P359"/>
      <text:p text:style-name="P359">paramater:is_download=true</text:p>
      <text:p text:style-name="P359"/>
      <text:p text:style-name="P359">Sample Response:</text:p>
      <text:p text:style-name="P151">{</text:p>
      <text:p text:style-name="P151"><text:s/>"success": true,</text:p>
      <text:p text:style-name="P151">"base64_data": base64_data, </text:p>
      <text:p text:style-name="P151">'file_name':file_name</text:p>
      <text:p text:style-name="P151">}</text:p>
      <text:p text:style-name="P339"/>
      <text:p text:style-name="P339"/>
      <text:p text:style-name="P349">Sample Response:</text:p>
      <text:p text:style-name="P349"/>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349"/>
      <text:p text:style-name="P343"/>
      <text:p text:style-name="P347">3<text:span text:style-name="T117">1</text:span>) <text:span text:style-name="T115">Admin Order Details</text:span></text:p>
      <text:p text:style-name="P347"/>
      <text:p text:style-name="P331"/>
      <text:p text:style-name="P176"><text:span text:style-name="T16">METHOD : </text:span><text:span text:style-name="T18">GET</text:span></text:p>
      <text:p text:style-name="P360"><text:span text:style-name="T109">URL : </text:span><text:span text:style-name="T118">http://127.0.0.1:8012/api/orders/2</text:span></text:p>
      <text:p text:style-name="P340"/>
      <text:p text:style-name="P340"/>
      <text:p text:style-name="P350">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350"/>
      <text:p text:style-name="P350"><text:soft-page-break/></text:p>
      <text:p text:style-name="P348">3<text:span text:style-name="T117">1</text:span>) <text:span text:style-name="T125">Event Enquiry Add</text:span></text:p>
      <text:p text:style-name="P348"/>
      <text:p text:style-name="P332"/>
      <text:p text:style-name="P177"><text:span text:style-name="T16">METHOD : </text:span><text:span text:style-name="T18">GET</text:span></text:p>
      <text:p text:style-name="P364"><text:span text:style-name="T109">URL : </text:span><text:span text:style-name="T118">http://127.0.0.1:8012/api/</text:span><text:span text:style-name="T119">add_enquiry</text:span></text:p>
      <text:p text:style-name="P341"/>
      <text:p text:style-name="P341"/>
      <text:p text:style-name="P351">Sample <text:span text:style-name="T125">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341"/>
      <text:p text:style-name="P351">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352">32) Admin Event Enquiry List</text:p>
      <text:p text:style-name="P332"/>
      <text:p text:style-name="P177"><text:span text:style-name="T16">METHOD : </text:span><text:span text:style-name="T18">GET</text:span></text:p>
      <text:p text:style-name="P361"><text:span text:style-name="T109">URL : </text:span><text:span text:style-name="T29">http://127.0.0.1:8012/api/event_enquiry</text:span></text:p>
      <text:p text:style-name="P352"/>
      <text:p text:style-name="P352">Sample Response:</text:p>
      <text:p text:style-name="P352"/>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352"/>
      <text:p text:style-name="P352"/>
      <text:p text:style-name="P149"/>
      <text:p text:style-name="P353">32) Admin Event Enquiry <text:span text:style-name="T126">view</text:span></text:p>
      <text:p text:style-name="P333"/>
      <text:p text:style-name="P178"><text:span text:style-name="T16">METHOD : </text:span><text:span text:style-name="T18">GET</text:span></text:p>
      <text:p text:style-name="P362"><text:span text:style-name="T109">URL : </text:span><text:span text:style-name="T40">http://127.0.0.1:8012/api/event_enquiry/3</text:span></text:p>
      <text:p text:style-name="P353"/>
      <text:p text:style-name="P353">Sample Response:</text:p>
      <text:p text:style-name="P353"/>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354">33) Event Enquiry Delete</text:p>
      <text:p text:style-name="P354"/>
      <text:p text:style-name="P356"><text:soft-page-break/>METHOD : DELETE</text:p>
      <text:p text:style-name="P356"/>
      <text:p text:style-name="P363"><text:span text:style-name="T110">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78">{</text:p>
      <text:p text:style-name="P278"><text:s text:c="4"/>"success": true,</text:p>
      <text:p text:style-name="P278"><text:s text:c="4"/>"message": "Deleted successfully."</text:p>
      <text:p text:style-name="P278">}</text:p>
      <text:p text:style-name="P278"/>
      <text:p text:style-name="P278"/>
      <text:p text:style-name="P393">34) Customer Register (direct)</text:p>
      <text:p text:style-name="P393"/>
      <text:p text:style-name="P355"/>
      <text:p text:style-name="P357">METHOD : <text:span text:style-name="T127">POST</text:span></text:p>
      <text:p text:style-name="P357"/>
      <text:p text:style-name="P393"><text:span text:style-name="T111">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28">customer/register</text:span></text:a></text:p>
      <text:p text:style-name="P393"/>
      <text:p text:style-name="P393"/>
      <text:p text:style-name="P393"/>
      <text:p text:style-name="P394">Sample Response:</text:p>
      <text:p text:style-name="P394"/>
      <text:p text:style-name="P394">{</text:p>
      <text:p text:style-name="P394"><text:s text:c="2"/><text:span text:style-name="T129">first_name:”Dhamo”,</text:span></text:p>
      <text:p text:style-name="P395"><text:s text:c="2"/><text:span text:style-name="T129">email:”dhamo@gmail.com”,</text:span><text:tab/></text:p>
      <text:p text:style-name="P395"><text:s text:c="2"/><text:span text:style-name="T129">password:”Passw0rd”,</text:span></text:p>
      <text:p text:style-name="P394">}</text:p>
      <text:p text:style-name="P394"/>
      <text:p text:style-name="P394"/>
      <text:p text:style-name="P396">35) Payment Intent API</text:p>
      <text:p text:style-name="P396"/>
      <text:p text:style-name="P399">URL:<text:span text:style-name="T130">/api/payment_intents</text:span></text:p>
      <text:p text:style-name="P398"/>
      <text:p text:style-name="P396">METHOD : POST</text:p>
      <text:p text:style-name="P396"/>
      <text:p text:style-name="P396">SAMPLE REQUEST</text:p>
      <text:p text:style-name="P396"/>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96"/>
      <text:p text:style-name="P396"/>
      <text:p text:style-name="P396">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96"/>
      <text:p text:style-name="P401">36) Add Pages</text:p>
      <text:p text:style-name="P401"/>
      <text:p text:style-name="P365"><text:soft-page-break/><text:span text:style-name="T120">URL :</text:span><text:span text:style-name="T29">http://127.0.0.1:8012/api/pages</text:span><text:span text:style-name="T121"> </text:span></text:p>
      <text:p text:style-name="P400"/>
      <text:p text:style-name="P407">METHOD:POST</text:p>
      <text:p text:style-name="P407"/>
      <text:p text:style-name="P407">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97"/>
      <text:p text:style-name="P402">3<text:span text:style-name="T134">7</text:span>) <text:span text:style-name="T134">List</text:span> Pages</text:p>
      <text:p text:style-name="P402"/>
      <text:p text:style-name="P366"><text:span text:style-name="T120">URL :</text:span><text:span text:style-name="T29">http://127.0.0.1:8012/api/pages</text:span><text:span text:style-name="T121"> </text:span></text:p>
      <text:p text:style-name="P402"/>
      <text:p text:style-name="P408">METHOD:<text:span text:style-name="T134">GET</text:span></text:p>
      <text:p text:style-name="P408"/>
      <text:p text:style-name="P416">SAMPLE RESPONSE:</text:p>
      <text:p text:style-name="P416"/>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408"/>
      <text:p text:style-name="P408"><text:soft-page-break/></text:p>
      <text:p text:style-name="P419">38) Page Update</text:p>
      <text:p text:style-name="P419"/>
      <text:p text:style-name="P403"/>
      <text:p text:style-name="P367"><text:span text:style-name="T120">URL :</text:span><text:span text:style-name="T29">http://127.0.0.1:8012/api/pages</text:span><text:span text:style-name="T121"> </text:span></text:p>
      <text:p text:style-name="P403"/>
      <text:p text:style-name="P409">METHOD:<text:span text:style-name="T135">PUT</text:span></text:p>
      <text:p text:style-name="P409"/>
      <text:p text:style-name="P417">SAMPLE <text:span text:style-name="T135">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404"/>
      <text:p text:style-name="P368"><text:span text:style-name="T120">URL :</text:span><text:span text:style-name="T29">http://127.0.0.1:8012/api/</text:span><text:span text:style-name="T41">email_verification</text:span><text:span text:style-name="T121"> </text:span></text:p>
      <text:p text:style-name="P404"/>
      <text:p text:style-name="P410">METHOD:<text:span text:style-name="T136">POST</text:span></text:p>
      <text:p text:style-name="P410"/>
      <text:p text:style-name="P418">SAMPLE <text:span text:style-name="T135">REQUEST</text:span>:</text:p>
      <text:p text:style-name="P188">{</text:p>
      <text:p text:style-name="P188"><text:tab/>“token”:”xxxxxxxx”</text:p>
      <text:p text:style-name="P188">}</text:p>
      <text:p text:style-name="P418"/>
      <text:p text:style-name="P420">SAMPLE RESPONSE:</text:p>
      <text:p text:style-name="P189">{</text:p>
      <text:p text:style-name="P189"><text:s text:c="4"/>"success": true, </text:p>
      <text:p text:style-name="P189"><text:s text:c="4"/>"message": "Account Verified Successfully"</text:p>
      <text:p text:style-name="P189">}</text:p>
      <text:p text:style-name="P189"/>
      <text:p text:style-name="P189"/>
      <text:p text:style-name="P421">40) Admin Get User Details</text:p>
      <text:p text:style-name="P421"/>
      <text:p text:style-name="P421">URL:<text:a xlink:type="simple" xlink:href="http://127.0.0.1:8012/api/users/:id" text:style-name="Internet_20_link" text:visited-style-name="Visited_20_Internet_20_Link">http://127.0.0.1:8012/api/users/:id</text:a></text:p>
      <text:p text:style-name="P405"/>
      <text:p text:style-name="P411">METHOD:<text:span text:style-name="T137">GET</text:span></text:p>
      <text:p text:style-name="P209"/>
      <text:p text:style-name="P210">{</text:p>
      <text:p text:style-name="P210"><text:s text:c="4"/>"success": true,</text:p>
      <text:p text:style-name="P210"><text:s text:c="4"/>"data": {</text:p>
      <text:p text:style-name="P210"><text:s text:c="8"/>"id": 2,</text:p>
      <text:p text:style-name="P210"><text:s text:c="8"/>"first_name": "Dhamo",</text:p>
      <text:p text:style-name="P210"><text:s text:c="8"/>"last_name": null,</text:p>
      <text:p text:style-name="P210"><text:s text:c="8"/>"gender": null,</text:p>
      <text:p text:style-name="P210"><text:s text:c="8"/>"dob": null,</text:p>
      <text:p text:style-name="P210"><text:s text:c="8"/>"email": "damovenkatesh@gmail.com",</text:p>
      <text:p text:style-name="P210"><text:soft-page-break/><text:s text:c="8"/>"area_code": null,</text:p>
      <text:p text:style-name="P210"><text:s text:c="8"/>"mobile_no": null,</text:p>
      <text:p text:style-name="P210"><text:s text:c="8"/>"address_1": null,</text:p>
      <text:p text:style-name="P210"><text:s text:c="8"/>"address_2": null,</text:p>
      <text:p text:style-name="P210"><text:s text:c="8"/>"city": null,</text:p>
      <text:p text:style-name="P210"><text:s text:c="8"/>"state": null,</text:p>
      <text:p text:style-name="P210"><text:s text:c="8"/>"pincode": null,</text:p>
      <text:p text:style-name="P210"><text:s text:c="8"/>"country": null,</text:p>
      <text:p text:style-name="P210"><text:s text:c="8"/>"role_id": 2,</text:p>
      <text:p text:style-name="P210"><text:s text:c="8"/>"is_active": true,</text:p>
      <text:p text:style-name="P210"><text:s text:c="8"/>"role": {</text:p>
      <text:p text:style-name="P210"><text:s text:c="12"/>"name": "Event Organizer"</text:p>
      <text:p text:style-name="P210"><text:s text:c="8"/>}</text:p>
      <text:p text:style-name="P210"><text:s text:c="4"/>}</text:p>
      <text:p text:style-name="P210">}</text:p>
      <text:p text:style-name="P421"/>
      <text:p text:style-name="P421"/>
      <text:p text:style-name="P426">41) Admin User Update</text:p>
      <text:p text:style-name="P422"/>
      <text:p text:style-name="P422">URL:<text:a xlink:type="simple" xlink:href="http://127.0.0.1:8012/api/users/:id" text:style-name="Internet_20_link" text:visited-style-name="Visited_20_Internet_20_Link">http://127.0.0.1:8012/api/users</text:a></text:p>
      <text:p text:style-name="P406"/>
      <text:p text:style-name="P412">METHOD:<text:span text:style-name="T138">PUT</text:span></text:p>
      <text:p text:style-name="P412"/>
      <text:p text:style-name="P426">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430">SAMPLE RESPONSE:</text:p>
      <text:p text:style-name="P430"/>
      <text:p text:style-name="P194">{</text:p>
      <text:p text:style-name="P194"><text:s text:c="4"/>"success": true,</text:p>
      <text:p text:style-name="P194"><text:s text:c="4"/>"message": "Updated successfully."</text:p>
      <text:p text:style-name="P194">}</text:p>
      <text:p text:style-name="P434"/>
      <text:p text:style-name="P435">43) Customer - Profile Update</text:p>
      <text:p text:style-name="P435"/>
      <text:p text:style-name="P423"/>
      <text:p text:style-name="P423">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39">customer</text:span></text:a></text:p>
      <text:p text:style-name="P435"/>
      <text:p text:style-name="P413">METHOD:<text:span text:style-name="T138">PUT</text:span></text:p>
      <text:p text:style-name="P413"/>
      <text:p text:style-name="P427">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431">SAMPLE RESPONSE:</text:p>
      <text:p text:style-name="P431"/>
      <text:p text:style-name="P195">{</text:p>
      <text:p text:style-name="P195"><text:s text:c="4"/>"success": true,</text:p>
      <text:p text:style-name="P195"><text:s text:c="4"/>"message": "Updated successfully."</text:p>
      <text:p text:style-name="P195">}</text:p>
      <text:p text:style-name="P195"/>
      <text:p text:style-name="P195"/>
      <text:p text:style-name="P436">4<text:span text:style-name="T140">4</text:span>) Customer - Profile <text:span text:style-name="T140">Image Update</text:span></text:p>
      <text:p text:style-name="P436"/>
      <text:p text:style-name="P441"><text:span text:style-name="T108"><text:s/></text:span><text:span text:style-name="T113">Avatar</text:span><text:span text:style-name="T112"> Upload</text:span></text:p>
      <text:p text:style-name="P44"><text:span text:style-name="T4">URL</text:span><text:span text:style-name="T97">: </text:span><text:span text:style-name="T70">http://127.0.0.1:8012/api/upload?folder_type=</text:span><text:span text:style-name="T73">profile_avatar</text:span><text:span text:style-name="T70">&amp;file_type=image</text:span></text:p>
      <text:p text:style-name="P279"/>
      <text:p text:style-name="P102"><text:span text:style-name="T1">METHOD</text:span> : <text:span text:style-name="T105">POST</text:span></text:p>
      <text:p text:style-name="P102"/>
      <text:p text:style-name="P319">Sample Request:</text:p>
      <text:p text:style-name="P130"/>
      <text:p text:style-name="P130">file_data:&lt;file_upload_form_data&gt;</text:p>
      <text:p text:style-name="P130"/>
      <text:p text:style-name="P130"/>
      <text:p text:style-name="P321">Response:</text:p>
      <text:p text:style-name="P321"/>
      <text:p text:style-name="P321">{</text:p>
      <text:p text:style-name="P321"><text:s text:c="4"/>"success": true,</text:p>
      <text:p text:style-name="P321"><text:s text:c="4"/>"data": {</text:p>
      <text:p text:style-name="P322"><text:s text:c="8"/>"file_dir": "assets/<text:span text:style-name="T141">profile_avatar</text:span>/",</text:p>
      <text:p text:style-name="P321"><text:s text:c="8"/>"file_name": "images.jpeg"</text:p>
      <text:p text:style-name="P321"><text:s text:c="4"/>}</text:p>
      <text:p text:style-name="P321">}</text:p>
      <text:p text:style-name="P321"/>
      <text:p text:style-name="P321"/>
      <text:p text:style-name="P436"/>
      <text:p text:style-name="P424">URL:<text:a xlink:type="simple" xlink:href="http://127.0.0.1:8012/api/users/:id" text:style-name="Internet_20_link" text:visited-style-name="Visited_20_Internet_20_Link">http://127.0.0.1:8012/api/</text:a><text:span text:style-name="T142">avatar_update</text:span></text:p>
      <text:p text:style-name="P437"/>
      <text:p text:style-name="P414">METHOD:<text:span text:style-name="T138">PUT</text:span></text:p>
      <text:p text:style-name="P414"/>
      <text:p text:style-name="P428">SAMPLE REQUEST:</text:p>
      <text:p text:style-name="P197">{</text:p>
      <text:p text:style-name="P197"><text:s text:c="8"/>"id": 2,</text:p>
      <text:p text:style-name="P197"><text:s text:c="8"/>"img_name": "a.jpg",</text:p>
      <text:p text:style-name="P197"><text:s text:c="8"/>"img_dir": "/assets/profile_avatar"</text:p>
      <text:p text:style-name="P197">}</text:p>
      <text:p text:style-name="P439"/>
      <text:p text:style-name="P439"><text:soft-page-break/></text:p>
      <text:p text:style-name="P432">SAMPLE RESPONSE:</text:p>
      <text:p text:style-name="P432"/>
      <text:p text:style-name="P196">{</text:p>
      <text:p text:style-name="P196"><text:s text:c="4"/>"success": true,</text:p>
      <text:p text:style-name="P196"><text:s text:c="4"/>"message": "Updated successfully."</text:p>
      <text:p text:style-name="P196">}</text:p>
      <text:p text:style-name="P196"/>
      <text:p text:style-name="P196"/>
      <text:p text:style-name="P438">4<text:span text:style-name="T143">6</text:span>) Customer – <text:span text:style-name="T143">Change Password</text:span></text:p>
      <text:p text:style-name="P438"/>
      <text:p text:style-name="P438"/>
      <text:p text:style-name="P425">URL:<text:a xlink:type="simple" xlink:href="http://127.0.0.1:8012/api/users/:id" text:style-name="Internet_20_link" text:visited-style-name="Visited_20_Internet_20_Link">http://127.0.0.1:8012/api/</text:a><text:span text:style-name="T144">change_password</text:span></text:p>
      <text:p text:style-name="P438"/>
      <text:p text:style-name="P415">METHOD:<text:span text:style-name="T145">POST</text:span></text:p>
      <text:p text:style-name="P415"/>
      <text:p text:style-name="P429">SAMPLE REQUEST:</text:p>
      <text:p text:style-name="P198">{</text:p>
      <text:p text:style-name="P198"><text:s text:c="8"/>"user_id": 2,</text:p>
      <text:p text:style-name="P198"><text:s text:c="8"/>"password": "123456",</text:p>
      <text:p text:style-name="P198"><text:s text:c="8"/>"confirm_password": "123456"</text:p>
      <text:p text:style-name="P198">}</text:p>
      <text:p text:style-name="P440"/>
      <text:p text:style-name="P440"/>
      <text:p text:style-name="P433">SAMPLE RESPONSE:</text:p>
      <text:p text:style-name="P433"/>
      <text:p text:style-name="P199">{</text:p>
      <text:p text:style-name="P199"><text:s text:c="4"/>"success": true,</text:p>
      <text:p text:style-name="P199"><text:s text:c="4"/>"message": "Password Updated Successfully"</text:p>
      <text:p text:style-name="P199">}</text:p>
      <text:p text:style-name="P199"/>
      <text:p text:style-name="P199"/>
      <text:p text:style-name="P442">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443">METHOD : POST</text:p>
      <text:p text:style-name="P443"/>
      <text:p text:style-name="P448">SAMPLE REQUEST</text:p>
      <text:p text:style-name="P451"/>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text:span text:style-name="T185">f</text:span>XmrLRWx35pk"</text:p>
      <text:p text:style-name="P203">}</text:p>
      <text:p text:style-name="P451"/>
      <text:p text:style-name="P453">SAMPLE RESPONSE</text:p>
      <text:p text:style-name="P206">{</text:p>
      <text:p text:style-name="P206"><text:s text:c="4"/>"success": true,</text:p>
      <text:p text:style-name="P206"><text:s text:c="4"/>"message": "Logged out successfully..."</text:p>
      <text:p text:style-name="P206">}</text:p>
      <text:p text:style-name="P206"/>
      <text:p text:style-name="P455">48) Admin Logout</text:p>
      <text:p text:style-name="P455"/>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444">METHOD : POST</text:p>
      <text:p text:style-name="P444"><text:soft-page-break/></text:p>
      <text:p text:style-name="P449">SAMPLE REQUEST</text:p>
      <text:p text:style-name="P452"/>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452"/>
      <text:p text:style-name="P454">SAMPLE RESPONSE</text:p>
      <text:p text:style-name="P207">{</text:p>
      <text:p text:style-name="P207"><text:s text:c="4"/>"success": true,</text:p>
      <text:p text:style-name="P207"><text:s text:c="4"/>"message": "Logged out successfully..."</text:p>
      <text:p text:style-name="P207">}</text:p>
      <text:p text:style-name="P207"/>
      <text:p text:style-name="P207"/>
      <text:p text:style-name="P457">49) Event Status Update</text:p>
      <text:p text:style-name="P457"/>
      <text:p text:style-name="P456"/>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445">METHOD : POST</text:p>
      <text:p text:style-name="P445"/>
      <text:p text:style-name="P450">SAMPLE REQUEST:</text:p>
      <text:p text:style-name="P222">{</text:p>
      <text:p text:style-name="P222"><text:tab/>"event_id":1,</text:p>
      <text:p text:style-name="P222"><text:tab/>"user_id":1,</text:p>
      <text:p text:style-name="P222"><text:tab/>"event_name":"LinkedIn Marketing Essentials",</text:p>
      <text:p text:style-name="P222"><text:tab/>"status":"declined",</text:p>
      <text:p text:style-name="P222"><text:tab/>"declined_message":"declined_message"</text:p>
      <text:p text:style-name="P222">}</text:p>
      <text:p text:style-name="P205"/>
      <text:p text:style-name="P205"/>
      <text:p text:style-name="P458">50) Email Logs</text:p>
      <text:p text:style-name="P458"/>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446">METHOD : <text:span text:style-name="T146">GET</text:span></text:p>
      <text:p text:style-name="P446"/>
      <text:p text:style-name="P458">SAMPLE RESPONSE:</text:p>
      <text:p text:style-name="P208"/>
      <text:p text:style-name="P208">{</text:p>
      <text:p text:style-name="P208"><text:s text:c="4"/>"success": true,</text:p>
      <text:p text:style-name="P208"><text:s text:c="4"/>"data": [</text:p>
      <text:p text:style-name="P208"><text:s text:c="8"/>{</text:p>
      <text:p text:style-name="P208"><text:s text:c="12"/>"id": 4,</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failed",</text:p>
      <text:p text:style-name="P208"><text:s text:c="12"/>"createdAt": "2020-05-17T04:58:57.000Z",</text:p>
      <text:p text:style-name="P208"><text:s text:c="12"/>"updatedAt": "2020-05-17T04:58:57.000Z",</text:p>
      <text:p text:style-name="P208"><text:s text:c="12"/>"deletedAt": null</text:p>
      <text:p text:style-name="P208"><text:s text:c="8"/>},</text:p>
      <text:p text:style-name="P208"><text:s text:c="8"/>{</text:p>
      <text:p text:style-name="P208"><text:s text:c="12"/>"id": 3,</text:p>
      <text:p text:style-name="P208"><text:soft-page-break/><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7T04:27:25.000Z",</text:p>
      <text:p text:style-name="P208"><text:s text:c="12"/>"updatedAt": "2020-05-17T04:27:25.000Z",</text:p>
      <text:p text:style-name="P208"><text:s text:c="12"/>"deletedAt": null</text:p>
      <text:p text:style-name="P208"><text:s text:c="8"/>},</text:p>
      <text:p text:style-name="P208"><text:s text:c="8"/>{</text:p>
      <text:p text:style-name="P208"><text:s text:c="12"/>"id": 2,</text:p>
      <text:p text:style-name="P208"><text:s text:c="12"/>"email": "damovenkatesh@gmail.com",</text:p>
      <text:p text:style-name="P208"><text:s text:c="12"/>"template_name": "customer_register",</text:p>
      <text:p text:style-name="P208"><text:s text:c="12"/>"subject": "BuyUrTicket - Welcome",</text:p>
      <text:p text:style-name="P208"><text:s text:c="12"/>"source": "default",</text:p>
      <text:p text:style-name="P208"><text:s text:c="12"/>"status": "success",</text:p>
      <text:p text:style-name="P208"><text:s text:c="12"/>"createdAt": "2020-05-16T15:37:06.000Z",</text:p>
      <text:p text:style-name="P208"><text:s text:c="12"/>"updatedAt": "2020-05-16T15:37:06.000Z",</text:p>
      <text:p text:style-name="P208"><text:s text:c="12"/>"deletedAt": null</text:p>
      <text:p text:style-name="P208"><text:s text:c="8"/>},</text:p>
      <text:p text:style-name="P208"><text:s text:c="8"/>{</text:p>
      <text:p text:style-name="P208"><text:s text:c="12"/>"id": 1,</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6T15:35:42.000Z",</text:p>
      <text:p text:style-name="P208"><text:s text:c="12"/>"updatedAt": "2020-05-16T15:35:42.000Z",</text:p>
      <text:p text:style-name="P208"><text:s text:c="12"/>"deletedAt": null</text:p>
      <text:p text:style-name="P208"><text:s text:c="8"/>}</text:p>
      <text:p text:style-name="P208"><text:s text:c="4"/>],</text:p>
      <text:p text:style-name="P208"><text:s text:c="4"/>"count": 4</text:p>
      <text:p text:style-name="P208">}</text:p>
      <text:p text:style-name="P446"/>
      <text:p text:style-name="P459">50) <text:span text:style-name="T147">Get Page – Fron end</text:span></text:p>
      <text:p text:style-name="P459"/>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447">METHOD : <text:span text:style-name="T147">POST</text:span></text:p>
      <text:p text:style-name="P447"/>
      <text:p text:style-name="P460">SAMPLE REQUEST:</text:p>
      <text:p text:style-name="P460"/>
      <text:p text:style-name="P211">{</text:p>
      <text:p text:style-name="P211"><text:tab/> <text:s text:c="7"/>"slug": "about-us"</text:p>
      <text:p text:style-name="P211">}</text:p>
      <text:p text:style-name="P447"/>
      <text:p text:style-name="P461">Sample Resposne:</text:p>
      <text:p text:style-name="P211">{</text:p>
      <text:p text:style-name="P211"><text:s text:c="4"/>"success": true,</text:p>
      <text:p text:style-name="P211"><text:s text:c="4"/>"data": {</text:p>
      <text:p text:style-name="P211"><text:s text:c="8"/>"id": 1,</text:p>
      <text:p text:style-name="P211"><text:s text:c="8"/>"name": "About Us",</text:p>
      <text:p text:style-name="P211"><text:s text:c="8"/>"slug": "about-us",</text:p>
      <text:p text:style-name="P211"><text:s text:c="8"/>"content": "About Us",</text:p>
      <text:p text:style-name="P211"><text:s text:c="8"/>"meta_title": "About Us",</text:p>
      <text:p text:style-name="P211"><text:s text:c="8"/>"meta_description": "About Us",</text:p>
      <text:p text:style-name="P211"><text:s text:c="8"/>"meta_keywords": "About Us",</text:p>
      <text:p text:style-name="P211"><text:s text:c="8"/>"is_active": true,</text:p>
      <text:p text:style-name="P211"><text:s text:c="8"/>"createdAt": "2020-05-16T20:16:02.000Z",</text:p>
      <text:p text:style-name="P211"><text:s text:c="8"/>"updatedAt": null,</text:p>
      <text:p text:style-name="P211"><text:soft-page-break/><text:s text:c="8"/>"deletedAt": null</text:p>
      <text:p text:style-name="P211"><text:s text:c="4"/>}</text:p>
      <text:p text:style-name="P211">}</text:p>
      <text:p text:style-name="P211"/>
      <text:p text:style-name="P211"/>
      <text:p text:style-name="P462">51) Download Invoice</text:p>
      <text:p text:style-name="P462"/>
      <text:p text:style-name="P463">METHOD : POST</text:p>
      <text:p text:style-name="P463"><text:span text:style-name="T148">URL:</text:span><text:a xlink:type="simple" xlink:href="http://127.0.0.1:8012/api/download_invoice" text:style-name="Internet_20_link" text:visited-style-name="Visited_20_Internet_20_Link"><text:span text:style-name="T148">http://127.0.0.1:8012/</text:span></text:a><text:a xlink:type="simple" xlink:href="http://127.0.0.1:8012/api/download_invoice" text:style-name="Internet_20_link" text:visited-style-name="Visited_20_Internet_20_Link">api/download_invoice</text:a></text:p>
      <text:p text:style-name="P463"/>
      <text:p text:style-name="P464">SAMPLE REQUEST:</text:p>
      <text:p text:style-name="P464">{</text:p>
      <text:p text:style-name="P464"/>
      <text:p text:style-name="P465">order_id:1</text:p>
      <text:p text:style-name="P464"/>
      <text:p text:style-name="P464">}</text:p>
      <text:p text:style-name="P464"/>
      <text:p text:style-name="P465">SAMple RESPONSE:</text:p>
      <text:p text:style-name="P465"/>
      <text:p text:style-name="P212">{</text:p>
      <text:p text:style-name="P212"/>
      <text:p text:style-name="P212"><text:s text:c="4"/>"success": true,</text:p>
      <text:p text:style-name="P212"><text:s text:c="3"/>“base64_data”:”&lt;base64_string&gt;”,</text:p>
      <text:p text:style-name="P212"><text:s text:c="3"/>“file_name”:”order_invoice.pdf”</text:p>
      <text:p text:style-name="P212">}</text:p>
      <text:p text:style-name="P212"/>
      <text:p text:style-name="P466">52) My Event List</text:p>
      <text:p text:style-name="P466"/>
      <text:p text:style-name="P472">METHOD : GET</text:p>
      <text:p text:style-name="P472"/>
      <text:p text:style-name="P369"><text:span text:style-name="T122">URL : </text:span><text:a xlink:type="simple" xlink:href="http://127.0.0.1:8012/api/my_events/" text:style-name="Internet_20_link" text:visited-style-name="Visited_20_Internet_20_Link"><text:span text:style-name="T29">http://127.0.0.1:8012/api/my_events/</text:span></text:a><text:span text:style-name="T42">&lt;user_id&gt;</text:span></text:p>
      <text:p text:style-name="P280"/>
      <text:p text:style-name="P472">SAMPLE RESPONSE:</text:p>
      <text:p text:style-name="P213"/>
      <text:p text:style-name="P213">{</text:p>
      <text:p text:style-name="P213"><text:s text:c="4"/>"success": true,</text:p>
      <text:p text:style-name="P213"><text:s text:c="4"/>"data": [</text:p>
      <text:p text:style-name="P213"><text:s text:c="8"/>{</text:p>
      <text:p text:style-name="P213"><text:s text:c="12"/>"id": 4,</text:p>
      <text:p text:style-name="P213"><text:s text:c="12"/>"user_id": 1,</text:p>
      <text:p text:style-name="P213"><text:s text:c="12"/>"name": "PSS2021HYD Professional Speakers Summit 2021",</text:p>
      <text:p text:style-name="P213"><text:s text:c="12"/>"slug": "pss2021hyd-professional-speakers-summit-2021",</text:p>
      <text:p text:style-name="P213"><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3"><text:s text:c="12"/>"start_date": "2020-05-30",</text:p>
      <text:p text:style-name="P213"><text:s text:c="12"/>"end_date": "2020-05-31",</text:p>
      <text:p text:style-name="P213"><text:s text:c="12"/>"start_time": "2020-05-20 10:5:49",</text:p>
      <text:p text:style-name="P213"><text:s text:c="12"/>"end_time": "2020-05-20 10:50:49",</text:p>
      <text:p text:style-name="P213"><text:s text:c="12"/>"time_zone": "IST",</text:p>
      <text:p text:style-name="P213"><text:s text:c="12"/>"type": "online",</text:p>
      <text:p text:style-name="P213"><text:s text:c="12"/>"event_visibility": "public",</text:p>
      <text:p text:style-name="P213"><text:s text:c="12"/>"thumb_nail_img_dir": "assets/events/",</text:p>
      <text:p text:style-name="P213"><text:soft-page-break/><text:s text:c="12"/>"thumb_nail_img_name": "1589949432812_pss2021-banner1587723336cgtnz.png",</text:p>
      <text:p text:style-name="P213"><text:s text:c="12"/>"img_dir": "assets/events/",</text:p>
      <text:p text:style-name="P213"><text:s text:c="12"/>"img_name": "1589949436402_pss2021-banner1587723336cgtnz.png",</text:p>
      <text:p text:style-name="P213"><text:s text:c="12"/>"venue_name": "Hyderabad",</text:p>
      <text:p text:style-name="P213"><text:s text:c="12"/>"address_line_1": "Shamshabad",</text:p>
      <text:p text:style-name="P213"><text:s text:c="12"/>"address_line_2": "Ranga Reddy,Telangana,India,500409",</text:p>
      <text:p text:style-name="P213"><text:s text:c="12"/>"city": "Ranga Reddy",</text:p>
      <text:p text:style-name="P213"><text:s text:c="12"/>"city_id": 4,</text:p>
      <text:p text:style-name="P213"><text:s text:c="12"/>"state": "Telangana",</text:p>
      <text:p text:style-name="P213"><text:s text:c="12"/>"state_id": 4,</text:p>
      <text:p text:style-name="P213"><text:s text:c="12"/>"country": "India",</text:p>
      <text:p text:style-name="P213"><text:s text:c="12"/>"country_id": 1,</text:p>
      <text:p text:style-name="P213"><text:s text:c="12"/>"pincode": "500409",</text:p>
      <text:p text:style-name="P213"><text:s text:c="12"/>"lat": "17.2402633",</text:p>
      <text:p text:style-name="P213"><text:s text:c="12"/>"long": "78.42938509999999",</text:p>
      <text:p text:style-name="P213"><text:s text:c="12"/>"tags": "Tag1,Tag2",</text:p>
      <text:p text:style-name="P213"><text:s text:c="12"/>"category_name": "Marthoon",</text:p>
      <text:p text:style-name="P213"><text:s text:c="12"/>"category_id": 4,</text:p>
      <text:p text:style-name="P213"><text:s text:c="12"/>"currency_id": 1,</text:p>
      <text:p text:style-name="P213"><text:s text:c="12"/>"status": "declined",</text:p>
      <text:p text:style-name="P213"><text:s text:c="12"/>"is_popular": true,</text:p>
      <text:p text:style-name="P213"><text:s text:c="12"/>"createdAt": "2020-05-20T04:38:35.000Z",</text:p>
      <text:p text:style-name="P213"><text:s text:c="12"/>"updatedAt": "2020-05-22T04:13:38.000Z",</text:p>
      <text:p text:style-name="P213"><text:s text:c="12"/>"deletedAt": null</text:p>
      <text:p text:style-name="P213"><text:s text:c="8"/>}]</text:p>
      <text:p text:style-name="P213">}</text:p>
      <text:p text:style-name="P472"/>
      <text:p text:style-name="P467">52) My Event <text:span text:style-name="T149">Details</text:span></text:p>
      <text:p text:style-name="P467"/>
      <text:p text:style-name="P473">METHOD : GET</text:p>
      <text:p text:style-name="P473"/>
      <text:p text:style-name="P554"><text:span text:style-name="T82">URL : </text:span><text:a xlink:type="simple" xlink:href="http://127.0.0.1:8012/api/my_events/" text:style-name="Internet_20_link" text:visited-style-name="Visited_20_Internet_20_Link">http://127.0.0.1:8012/api/</text:a><text:span text:style-name="T75">my_event_details</text:span><text:a xlink:type="simple" xlink:href="http://127.0.0.1:8012/api/my_events/" text:style-name="Internet_20_link" text:visited-style-name="Visited_20_Internet_20_Link">/</text:a><text:span text:style-name="T76">&lt;user_id&gt;/</text:span><text:span text:style-name="T77">&lt;id&gt;</text:span></text:p>
      <text:p text:style-name="P473"/>
      <text:p text:style-name="P478">SAMPLE RESONSE:</text:p>
      <text:p text:style-name="P281"/>
      <text:p text:style-name="P281">{</text:p>
      <text:p text:style-name="P281"><text:s text:c="4"/>"success": true,</text:p>
      <text:p text:style-name="P281"><text:s text:c="4"/>"data": {</text:p>
      <text:p text:style-name="P281"><text:s text:c="8"/>"id": 1,</text:p>
      <text:p text:style-name="P281"><text:s text:c="8"/>"user_id": 1,</text:p>
      <text:p text:style-name="P281"><text:s text:c="8"/>"name": "THE SHOW MUST GO ON! The Afro-Peruvian Sextet's Livestreaming Experience",</text:p>
      <text:p text:style-name="P281"><text:s text:c="8"/>"slug": "the-show-must-go-on-the-afro-peruvian-sextets-livestreaming-experience",</text:p>
      <text:p text:style-name="P478"><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29">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81"><text:s text:c="8"/>"start_date": "2020-05-28",</text:p>
      <text:p text:style-name="P281"><text:s text:c="8"/>"end_date": "2020-05-29",</text:p>
      <text:p text:style-name="P281"><text:s text:c="8"/>"start_time": "2020-05-16 20:40:33",</text:p>
      <text:p text:style-name="P281"><text:s text:c="8"/>"end_time": "2020-05-16 18:30:33",</text:p>
      <text:p text:style-name="P281"><text:s text:c="8"/>"time_zone": "EST",</text:p>
      <text:p text:style-name="P281"><text:s text:c="8"/>"type": "online",</text:p>
      <text:p text:style-name="P281"><text:s text:c="8"/>"event_visibility": "private",</text:p>
      <text:p text:style-name="P281"><text:s text:c="8"/>"thumb_nail_img_dir": "assets/events/",</text:p>
      <text:p text:style-name="P281"><text:s text:c="8"/>"thumb_nail_img_name": "1589640803878_https___cdnevbuccom_images_90478005_189080945053_1_original.jpeg",</text:p>
      <text:p text:style-name="P281"><text:s text:c="8"/>"img_dir": "assets/events/",</text:p>
      <text:p text:style-name="P281"><text:s text:c="8"/>"img_name": "1589640808848_https___cdnevbuccom_images_90478005_189080945053_1_original.jpeg",</text:p>
      <text:p text:style-name="P281"><text:s text:c="8"/>"venue_name": "Trade Center",</text:p>
      <text:p text:style-name="P281"><text:s text:c="8"/>"address_line_1": "Great Southern Trunk Road,Meenambakkam",</text:p>
      <text:p text:style-name="P281"><text:s text:c="8"/>"address_line_2": "Tamil Nadu,India,600027",</text:p>
      <text:p text:style-name="P281"><text:s text:c="8"/>"city": "Chennai",</text:p>
      <text:p text:style-name="P281"><text:s text:c="8"/>"city_id": 1,</text:p>
      <text:p text:style-name="P281"><text:s text:c="8"/>"state": "Tamil Nadu",</text:p>
      <text:p text:style-name="P281"><text:s text:c="8"/>"state_id": 1,</text:p>
      <text:p text:style-name="P281"><text:s text:c="8"/>"country": "India",</text:p>
      <text:p text:style-name="P281"><text:s text:c="8"/>"country_id": 1,</text:p>
      <text:p text:style-name="P281"><text:s text:c="8"/>"pincode": "600027",</text:p>
      <text:p text:style-name="P281"><text:s text:c="8"/>"lat": "12.994112",</text:p>
      <text:p text:style-name="P281"><text:s text:c="8"/>"long": "80.1708668",</text:p>
      <text:p text:style-name="P281"><text:s text:c="8"/>"tags": "Music,tag1",</text:p>
      <text:p text:style-name="P281"><text:s text:c="8"/>"category_name": "Music",</text:p>
      <text:p text:style-name="P281"><text:s text:c="8"/>"category_id": 1,</text:p>
      <text:p text:style-name="P281"><text:s text:c="8"/>"currency_id": 1,</text:p>
      <text:p text:style-name="P281"><text:s text:c="8"/>"status": "published",</text:p>
      <text:p text:style-name="P281"><text:s text:c="8"/>"is_popular": true,</text:p>
      <text:p text:style-name="P281"><text:s text:c="8"/>"createdAt": "2020-05-16T14:55:16.000Z",</text:p>
      <text:p text:style-name="P281"><text:s text:c="8"/>"updatedAt": "2020-05-17T04:22:13.000Z",</text:p>
      <text:p text:style-name="P281"><text:s text:c="8"/>"deletedAt": null,</text:p>
      <text:p text:style-name="P281"><text:s text:c="8"/>"event_tickets": [</text:p>
      <text:p text:style-name="P281"><text:soft-page-break/><text:s text:c="12"/>{</text:p>
      <text:p text:style-name="P281"><text:s text:c="16"/>"id": 1,</text:p>
      <text:p text:style-name="P281"><text:s text:c="16"/>"event_id": 1,</text:p>
      <text:p text:style-name="P281"><text:s text:c="16"/>"name": "Single Ticket - 6:00pm (access for one)",</text:p>
      <text:p text:style-name="P281"><text:s text:c="16"/>"slug": "single-ticket-600pm-access-for-one",</text:p>
      <text:p text:style-name="P281"><text:s text:c="16"/>"description": "This ticket is good for online acces for ONE to this 8pm show. <text:s text:c="2"/>We encourage you to log in a few minutes early, just to make sure everything is working!\n",</text:p>
      <text:p text:style-name="P281"><text:s text:c="16"/>"quantity": 5000,</text:p>
      <text:p text:style-name="P281"><text:s text:c="16"/>"price": 20,</text:p>
      <text:p text:style-name="P281"><text:s text:c="16"/>"start_date": "2020-05-16T00:00:00.000Z",</text:p>
      <text:p text:style-name="P281"><text:s text:c="16"/>"end_date": "2020-05-26T00:00:00.000Z",</text:p>
      <text:p text:style-name="P281"><text:s text:c="16"/>"min_per_booking": 1,</text:p>
      <text:p text:style-name="P281"><text:s text:c="16"/>"max_per_booking": 1,</text:p>
      <text:p text:style-name="P281"><text:s text:c="16"/>"message_to_attendee": null,</text:p>
      <text:p text:style-name="P281"><text:s text:c="16"/>"createdAt": "2020-05-16T14:55:16.000Z",</text:p>
      <text:p text:style-name="P281"><text:s text:c="16"/>"updatedAt": "2020-05-17T04:22:13.000Z",</text:p>
      <text:p text:style-name="P281"><text:s text:c="16"/>"deletedAt": null</text:p>
      <text:p text:style-name="P281"><text:s text:c="12"/>}</text:p>
      <text:p text:style-name="P281"><text:s text:c="8"/>],</text:p>
      <text:p text:style-name="P281"><text:s text:c="8"/>"currency": {</text:p>
      <text:p text:style-name="P281"><text:s text:c="12"/>"id": 1,</text:p>
      <text:p text:style-name="P281"><text:s text:c="12"/>"name": "USD",</text:p>
      <text:p text:style-name="P281"><text:s text:c="12"/>"code": "usd",</text:p>
      <text:p text:style-name="P281"><text:s text:c="12"/>"is_active": true,</text:p>
      <text:p text:style-name="P281"><text:s text:c="12"/>"createdAt": "2020-05-16T20:16:01.000Z",</text:p>
      <text:p text:style-name="P281"><text:s text:c="12"/>"updatedAt": null,</text:p>
      <text:p text:style-name="P281"><text:s text:c="12"/>"deletedAt": null</text:p>
      <text:p text:style-name="P281"><text:s text:c="8"/>},</text:p>
      <text:p text:style-name="P281"><text:s text:c="8"/>"event_schedule_details": [</text:p>
      <text:p text:style-name="P281"><text:s text:c="12"/>{</text:p>
      <text:p text:style-name="P281"><text:s text:c="16"/>"id": 1,</text:p>
      <text:p text:style-name="P281"><text:s text:c="16"/>"event_id": 1,</text:p>
      <text:p text:style-name="P281"><text:s text:c="16"/>"event_day": "Day1 ",</text:p>
      <text:p text:style-name="P281"><text:s text:c="16"/>"event_time": "2020-05-16 20:30:33",</text:p>
      <text:p text:style-name="P281"><text:s text:c="16"/>"description": "This ticket is good for online acces for ONE to this 8pm show. <text:s text:c="2"/>We encourage you to log in a few minutes early, just to make sure everything is working!\n",</text:p>
      <text:p text:style-name="P281"><text:s text:c="16"/>"createdAt": "2020-05-16T14:55:16.000Z",</text:p>
      <text:p text:style-name="P281"><text:s text:c="16"/>"updatedAt": "2020-05-16T14:55:17.000Z",</text:p>
      <text:p text:style-name="P281"><text:s text:c="16"/>"deletedAt": null</text:p>
      <text:p text:style-name="P281"><text:s text:c="12"/>}</text:p>
      <text:p text:style-name="P281"><text:s text:c="8"/>]</text:p>
      <text:p text:style-name="P281"><text:s text:c="4"/>}</text:p>
      <text:p text:style-name="P281">}</text:p>
      <text:p text:style-name="P281"/>
      <text:p text:style-name="P281"/>
      <text:p text:style-name="P474"/>
      <text:p text:style-name="P468">52) My <text:span text:style-name="T150">Orders</text:span></text:p>
      <text:p text:style-name="P468"/>
      <text:p text:style-name="P474">METHOD : GET</text:p>
      <text:p text:style-name="P474"/>
      <text:p text:style-name="P555"><text:span text:style-name="T82">URL : </text:span><text:a xlink:type="simple" xlink:href="http://127.0.0.1:8012/api/my_events/" text:style-name="Internet_20_link" text:visited-style-name="Visited_20_Internet_20_Link"><text:span text:style-name="T75">http://127.0.0.1:8012/</text:span></text:a><text:span text:style-name="T78">api/my_orders/&lt;:user_id&gt;</text:span></text:p>
      <text:p text:style-name="P474"/>
      <text:p text:style-name="P282">SAMPLE RESONSE:</text:p>
      <text:p text:style-name="P282"/>
      <text:p text:style-name="P284">{</text:p>
      <text:p text:style-name="P284"><text:s text:c="4"/>"success": true,</text:p>
      <text:p text:style-name="P284"><text:s text:c="4"/>"data": [</text:p>
      <text:p text:style-name="P284"><text:s text:c="8"/>{</text:p>
      <text:p text:style-name="P284"><text:s text:c="12"/>"id": 4,</text:p>
      <text:p text:style-name="P284"><text:s text:c="12"/>"user_id": 1,</text:p>
      <text:p text:style-name="P284"><text:soft-page-break/><text:s text:c="12"/>"event_user_id": 1,</text:p>
      <text:p text:style-name="P284"><text:s text:c="12"/>"event_id": 2,</text:p>
      <text:p text:style-name="P284"><text:s text:c="12"/>"currency_id": 3,</text:p>
      <text:p text:style-name="P284"><text:s text:c="12"/>"no_of_tickets": 2,</text:p>
      <text:p text:style-name="P284"><text:s text:c="12"/>"total_amount": 62,</text:p>
      <text:p text:style-name="P284"><text:s text:c="12"/>"transaction_id": "pi_1GjeJrCUm7aWueh9xQ2lKLUc",</text:p>
      <text:p text:style-name="P284"><text:s text:c="12"/>"payment_source": "Stripe Payment",</text:p>
      <text:p text:style-name="P284"><text:s text:c="12"/>"status": "succeeded",</text:p>
      <text:p text:style-name="P284"><text:s text:c="12"/>"createdAt": "2020-05-17T04:41:50.000Z",</text:p>
      <text:p text:style-name="P284"><text:s text:c="12"/>"updatedAt": "2020-05-17T04:41:50.000Z",</text:p>
      <text:p text:style-name="P284"><text:s text:c="12"/>"deletedAt": null,</text:p>
      <text:p text:style-name="P284"><text:s text:c="12"/>"event_order_items": [</text:p>
      <text:p text:style-name="P284"><text:s text:c="16"/>{</text:p>
      <text:p text:style-name="P284"><text:s text:c="20"/>"id": 4,</text:p>
      <text:p text:style-name="P284"><text:s text:c="20"/>"event_order_id": 4,</text:p>
      <text:p text:style-name="P284"><text:s text:c="20"/>"event_ticket_id": 2,</text:p>
      <text:p text:style-name="P284"><text:s text:c="20"/>"no_of_tickets": 1,</text:p>
      <text:p text:style-name="P284"><text:s text:c="20"/>"amount": 22,</text:p>
      <text:p text:style-name="P284"><text:s text:c="20"/>"total_amount": 22,</text:p>
      <text:p text:style-name="P284"><text:s text:c="20"/>"createdAt": "2020-05-17T04:41:50.000Z",</text:p>
      <text:p text:style-name="P284"><text:s text:c="20"/>"updatedAt": "2020-05-17T04:41:50.000Z",</text:p>
      <text:p text:style-name="P284"><text:s text:c="20"/>"deletedAt": null</text:p>
      <text:p text:style-name="P284"><text:s text:c="16"/>},</text:p>
      <text:p text:style-name="P284"><text:s text:c="16"/>{</text:p>
      <text:p text:style-name="P284"><text:s text:c="20"/>"id": 5,</text:p>
      <text:p text:style-name="P284"><text:s text:c="20"/>"event_order_id": 4,</text:p>
      <text:p text:style-name="P284"><text:s text:c="20"/>"event_ticket_id": 3,</text:p>
      <text:p text:style-name="P284"><text:s text:c="20"/>"no_of_tickets": 1,</text:p>
      <text:p text:style-name="P284"><text:s text:c="20"/>"amount": 40,</text:p>
      <text:p text:style-name="P284"><text:s text:c="20"/>"total_amount": 40,</text:p>
      <text:p text:style-name="P284"><text:s text:c="20"/>"createdAt": "2020-05-17T04:41:50.000Z",</text:p>
      <text:p text:style-name="P284"><text:s text:c="20"/>"updatedAt": "2020-05-17T04:41:50.000Z",</text:p>
      <text:p text:style-name="P284"><text:s text:c="20"/>"deletedAt": null</text:p>
      <text:p text:style-name="P284"><text:s text:c="16"/>}</text:p>
      <text:p text:style-name="P284"><text:s text:c="12"/>],</text:p>
      <text:p text:style-name="P284"><text:s text:c="12"/>"user": {</text:p>
      <text:p text:style-name="P284"><text:s text:c="16"/>"id": 1,</text:p>
      <text:p text:style-name="P284"><text:s text:c="16"/>"first_name": "admin",</text:p>
      <text:p text:style-name="P284"><text:s text:c="16"/>"last_name": "a",</text:p>
      <text:p text:style-name="P284"><text:s text:c="16"/>"password": "$2b$04$a5xX4zSNe7/nB7WDuyQHS.HiWJ/tD5Q7JrhZuJaVn/71wWgE73BKm",</text:p>
      <text:p text:style-name="P284"><text:s text:c="16"/>"gender": 1,</text:p>
      <text:p text:style-name="P284"><text:s text:c="16"/>"dob": "1994-12-22",</text:p>
      <text:p text:style-name="P284"><text:s text:c="16"/>"email": "admin@event.com",</text:p>
      <text:p text:style-name="P284"><text:s text:c="16"/>"area_code": "+91",</text:p>
      <text:p text:style-name="P284"><text:s text:c="16"/>"mobile_no": "9791447542",</text:p>
      <text:p text:style-name="P284"><text:s text:c="16"/>"address_1": "address 1",</text:p>
      <text:p text:style-name="P284"><text:s text:c="16"/>"address_2": "address 2",</text:p>
      <text:p text:style-name="P284"><text:s text:c="16"/>"role_id": 1,</text:p>
      <text:p text:style-name="P284"><text:s text:c="16"/>"city": "chennai",</text:p>
      <text:p text:style-name="P284"><text:s text:c="16"/>"state": "TN",</text:p>
      <text:p text:style-name="P284"><text:s text:c="16"/>"pincode": 600004,</text:p>
      <text:p text:style-name="P284"><text:s text:c="16"/>"country": "India",</text:p>
      <text:p text:style-name="P284"><text:s text:c="16"/>"createdAt": "2020-05-16T20:16:01.000Z",</text:p>
      <text:p text:style-name="P284"><text:s text:c="16"/>"updatedAt": "2020-05-22T04:19:54.000Z",</text:p>
      <text:p text:style-name="P284"><text:s text:c="16"/>"deletedAt": null,</text:p>
      <text:p text:style-name="P284"><text:s text:c="16"/>"is_active": true,</text:p>
      <text:p text:style-name="P284"><text:s text:c="16"/>"is_admin": false,</text:p>
      <text:p text:style-name="P284"><text:s text:c="16"/>"is_login": true,</text:p>
      <text:p text:style-name="P284"><text:s text:c="16"/>"is_email_verified": false,</text:p>
      <text:p text:style-name="P284"><text:s text:c="16"/>"email_verification_token": null,</text:p>
      <text:p text:style-name="P284"><text:soft-page-break/><text:s text:c="16"/>"email_verified_date": null,</text:p>
      <text:p text:style-name="P284"><text:s text:c="16"/>"last_login": "2020-05-22T04:19:54.000Z",</text:p>
      <text:p text:style-name="P284"><text:s text:c="16"/>"token_expiry_hours": "6",</text:p>
      <text:p text:style-name="P284"><text:s text:c="16"/>"forgot_pass_token": null,</text:p>
      <text:p text:style-name="P284"><text:s text:c="16"/>"forgot_pass_date": null,</text:p>
      <text:p text:style-name="P284"><text:s text:c="16"/>"forgot_pass_exp_timestamp": null,</text:p>
      <text:p text:style-name="P284"><text:s text:c="16"/>"user_type": null,</text:p>
      <text:p text:style-name="P284"><text:s text:c="16"/>"img_dir": null,</text:p>
      <text:p text:style-name="P284"><text:s text:c="16"/>"img_name": null</text:p>
      <text:p text:style-name="P284"><text:s text:c="12"/>}</text:p>
      <text:p text:style-name="P284"><text:s text:c="8"/>},</text:p>
      <text:p text:style-name="P284"><text:s text:c="8"/>{</text:p>
      <text:p text:style-name="P284"><text:s text:c="12"/>"id": 3,</text:p>
      <text:p text:style-name="P284"><text:s text:c="12"/>"user_id": 1,</text:p>
      <text:p text:style-name="P284"><text:s text:c="12"/>"event_user_id": 1,</text:p>
      <text:p text:style-name="P284"><text:s text:c="12"/>"event_id": 1,</text:p>
      <text:p text:style-name="P284"><text:s text:c="12"/>"currency_id": 1,</text:p>
      <text:p text:style-name="P284"><text:s text:c="12"/>"no_of_tickets": 1,</text:p>
      <text:p text:style-name="P284"><text:s text:c="12"/>"total_amount": 20,</text:p>
      <text:p text:style-name="P284"><text:s text:c="12"/>"transaction_id": "pi_1Gje5cCUm7aWueh9wdyN9gn0",</text:p>
      <text:p text:style-name="P284"><text:s text:c="12"/>"payment_source": "Stripe Payment",</text:p>
      <text:p text:style-name="P284"><text:s text:c="12"/>"status": "succeeded",</text:p>
      <text:p text:style-name="P284"><text:s text:c="12"/>"createdAt": "2020-05-17T04:27:16.000Z",</text:p>
      <text:p text:style-name="P284"><text:s text:c="12"/>"updatedAt": "2020-05-17T04:27:16.000Z",</text:p>
      <text:p text:style-name="P284"><text:s text:c="12"/>"deletedAt": null,</text:p>
      <text:p text:style-name="P284"><text:s text:c="12"/>"event_order_items": [</text:p>
      <text:p text:style-name="P284"><text:s text:c="16"/>{</text:p>
      <text:p text:style-name="P284"><text:s text:c="20"/>"id": 3,</text:p>
      <text:p text:style-name="P284"><text:s text:c="20"/>"event_order_id": 3,</text:p>
      <text:p text:style-name="P284"><text:s text:c="20"/>"event_ticket_id": 1,</text:p>
      <text:p text:style-name="P284"><text:s text:c="20"/>"no_of_tickets": 1,</text:p>
      <text:p text:style-name="P284"><text:s text:c="20"/>"amount": 20,</text:p>
      <text:p text:style-name="P284"><text:s text:c="20"/>"total_amount": 20,</text:p>
      <text:p text:style-name="P284"><text:s text:c="20"/>"createdAt": "2020-05-17T04:27:16.000Z",</text:p>
      <text:p text:style-name="P284"><text:s text:c="20"/>"updatedAt": "2020-05-17T04:27:16.000Z",</text:p>
      <text:p text:style-name="P284"><text:s text:c="20"/>"deletedAt": null</text:p>
      <text:p text:style-name="P284"><text:s text:c="16"/>}</text:p>
      <text:p text:style-name="P284"><text:s text:c="12"/>],</text:p>
      <text:p text:style-name="P284"><text:s text:c="12"/>"user": {</text:p>
      <text:p text:style-name="P284"><text:s text:c="16"/>"id": 1,</text:p>
      <text:p text:style-name="P284"><text:s text:c="16"/>"first_name": "admin",</text:p>
      <text:p text:style-name="P284"><text:s text:c="16"/>"last_name": "a",</text:p>
      <text:p text:style-name="P284"><text:s text:c="16"/>"password": "$2b$04$a5xX4zSNe7/nB7WDuyQHS.HiWJ/tD5Q7JrhZuJaVn/71wWgE73BKm",</text:p>
      <text:p text:style-name="P284"><text:s text:c="16"/>"gender": 1,</text:p>
      <text:p text:style-name="P284"><text:s text:c="16"/>"dob": "1994-12-22",</text:p>
      <text:p text:style-name="P284"><text:s text:c="16"/>"email": "admin@event.com",</text:p>
      <text:p text:style-name="P284"><text:s text:c="16"/>"area_code": "+91",</text:p>
      <text:p text:style-name="P284"><text:s text:c="16"/>"mobile_no": "9791447542",</text:p>
      <text:p text:style-name="P284"><text:s text:c="16"/>"address_1": "address 1",</text:p>
      <text:p text:style-name="P284"><text:s text:c="16"/>"address_2": "address 2",</text:p>
      <text:p text:style-name="P284"><text:s text:c="16"/>"role_id": 1,</text:p>
      <text:p text:style-name="P284"><text:s text:c="16"/>"city": "chennai",</text:p>
      <text:p text:style-name="P284"><text:s text:c="16"/>"state": "TN",</text:p>
      <text:p text:style-name="P284"><text:s text:c="16"/>"pincode": 600004,</text:p>
      <text:p text:style-name="P284"><text:s text:c="16"/>"country": "India",</text:p>
      <text:p text:style-name="P284"><text:s text:c="16"/>"createdAt": "2020-05-16T20:16:01.000Z",</text:p>
      <text:p text:style-name="P284"><text:s text:c="16"/>"updatedAt": "2020-05-22T04:19:54.000Z",</text:p>
      <text:p text:style-name="P284"><text:s text:c="16"/>"deletedAt": null,</text:p>
      <text:p text:style-name="P284"><text:s text:c="16"/>"is_active": true,</text:p>
      <text:p text:style-name="P284"><text:s text:c="16"/>"is_admin": false,</text:p>
      <text:p text:style-name="P284"><text:soft-page-break/><text:s text:c="16"/>"is_login": true,</text:p>
      <text:p text:style-name="P284"><text:s text:c="16"/>"is_email_verified": false,</text:p>
      <text:p text:style-name="P284"><text:s text:c="16"/>"email_verification_token": null,</text:p>
      <text:p text:style-name="P284"><text:s text:c="16"/>"email_verified_date": null,</text:p>
      <text:p text:style-name="P284"><text:s text:c="16"/>"last_login": "2020-05-22T04:19:54.000Z",</text:p>
      <text:p text:style-name="P284"><text:s text:c="16"/>"token_expiry_hours": "6",</text:p>
      <text:p text:style-name="P284"><text:s text:c="16"/>"forgot_pass_token": null,</text:p>
      <text:p text:style-name="P284"><text:s text:c="16"/>"forgot_pass_date": null,</text:p>
      <text:p text:style-name="P284"><text:s text:c="16"/>"forgot_pass_exp_timestamp": null,</text:p>
      <text:p text:style-name="P284"><text:s text:c="16"/>"user_type": null,</text:p>
      <text:p text:style-name="P284"><text:s text:c="16"/>"img_dir": null,</text:p>
      <text:p text:style-name="P284"><text:s text:c="16"/>"img_name": null</text:p>
      <text:p text:style-name="P284"><text:s text:c="12"/>}</text:p>
      <text:p text:style-name="P284"><text:s text:c="8"/>},</text:p>
      <text:p text:style-name="P284"><text:s text:c="8"/>{</text:p>
      <text:p text:style-name="P284"><text:s text:c="12"/>"id": 2,</text:p>
      <text:p text:style-name="P284"><text:s text:c="12"/>"user_id": 1,</text:p>
      <text:p text:style-name="P284"><text:s text:c="12"/>"event_user_id": 1,</text:p>
      <text:p text:style-name="P284"><text:s text:c="12"/>"event_id": 1,</text:p>
      <text:p text:style-name="P284"><text:s text:c="12"/>"currency_id": 1,</text:p>
      <text:p text:style-name="P284"><text:s text:c="12"/>"no_of_tickets": 1,</text:p>
      <text:p text:style-name="P284"><text:s text:c="12"/>"total_amount": 20,</text:p>
      <text:p text:style-name="P284"><text:s text:c="12"/>"transaction_id": "pi_1Gje3LCUm7aWueh9ik2Xr9F0",</text:p>
      <text:p text:style-name="P284"><text:s text:c="12"/>"payment_source": "Stripe Payment",</text:p>
      <text:p text:style-name="P284"><text:s text:c="12"/>"status": "succeeded",</text:p>
      <text:p text:style-name="P284"><text:s text:c="12"/>"createdAt": "2020-05-17T04:24:46.000Z",</text:p>
      <text:p text:style-name="P284"><text:s text:c="12"/>"updatedAt": "2020-05-17T04:24:46.000Z",</text:p>
      <text:p text:style-name="P284"><text:s text:c="12"/>"deletedAt": null,</text:p>
      <text:p text:style-name="P284"><text:s text:c="12"/>"event_order_items": [</text:p>
      <text:p text:style-name="P284"><text:s text:c="16"/>{</text:p>
      <text:p text:style-name="P284"><text:s text:c="20"/>"id": 2,</text:p>
      <text:p text:style-name="P284"><text:s text:c="20"/>"event_order_id": 2,</text:p>
      <text:p text:style-name="P284"><text:s text:c="20"/>"event_ticket_id": 1,</text:p>
      <text:p text:style-name="P284"><text:s text:c="20"/>"no_of_tickets": 1,</text:p>
      <text:p text:style-name="P284"><text:s text:c="20"/>"amount": 20,</text:p>
      <text:p text:style-name="P284"><text:s text:c="20"/>"total_amount": 20,</text:p>
      <text:p text:style-name="P284"><text:s text:c="20"/>"createdAt": "2020-05-17T04:24:46.000Z",</text:p>
      <text:p text:style-name="P284"><text:s text:c="20"/>"updatedAt": "2020-05-17T04:24:47.000Z",</text:p>
      <text:p text:style-name="P284"><text:s text:c="20"/>"deletedAt": null</text:p>
      <text:p text:style-name="P284"><text:s text:c="16"/>}</text:p>
      <text:p text:style-name="P284"><text:s text:c="12"/>],</text:p>
      <text:p text:style-name="P284"><text:s text:c="12"/>"user": {</text:p>
      <text:p text:style-name="P284"><text:s text:c="16"/>"id": 1,</text:p>
      <text:p text:style-name="P284"><text:s text:c="16"/>"first_name": "admin",</text:p>
      <text:p text:style-name="P284"><text:s text:c="16"/>"last_name": "a",</text:p>
      <text:p text:style-name="P284"><text:s text:c="16"/>"password": "$2b$04$a5xX4zSNe7/nB7WDuyQHS.HiWJ/tD5Q7JrhZuJaVn/71wWgE73BKm",</text:p>
      <text:p text:style-name="P284"><text:s text:c="16"/>"gender": 1,</text:p>
      <text:p text:style-name="P284"><text:s text:c="16"/>"dob": "1994-12-22",</text:p>
      <text:p text:style-name="P284"><text:s text:c="16"/>"email": "admin@event.com",</text:p>
      <text:p text:style-name="P284"><text:s text:c="16"/>"area_code": "+91",</text:p>
      <text:p text:style-name="P284"><text:s text:c="16"/>"mobile_no": "9791447542",</text:p>
      <text:p text:style-name="P284"><text:s text:c="16"/>"address_1": "address 1",</text:p>
      <text:p text:style-name="P284"><text:s text:c="16"/>"address_2": "address 2",</text:p>
      <text:p text:style-name="P284"><text:s text:c="16"/>"role_id": 1,</text:p>
      <text:p text:style-name="P284"><text:s text:c="16"/>"city": "chennai",</text:p>
      <text:p text:style-name="P284"><text:s text:c="16"/>"state": "TN",</text:p>
      <text:p text:style-name="P284"><text:s text:c="16"/>"pincode": 600004,</text:p>
      <text:p text:style-name="P284"><text:s text:c="16"/>"country": "India",</text:p>
      <text:p text:style-name="P284"><text:s text:c="16"/>"createdAt": "2020-05-16T20:16:01.000Z",</text:p>
      <text:p text:style-name="P284"><text:s text:c="16"/>"updatedAt": "2020-05-22T04:19:54.000Z",</text:p>
      <text:p text:style-name="P284"><text:soft-page-break/><text:s text:c="16"/>"deletedAt": null,</text:p>
      <text:p text:style-name="P284"><text:s text:c="16"/>"is_active": true,</text:p>
      <text:p text:style-name="P284"><text:s text:c="16"/>"is_admin": false,</text:p>
      <text:p text:style-name="P284"><text:s text:c="16"/>"is_login": true,</text:p>
      <text:p text:style-name="P284"><text:s text:c="16"/>"is_email_verified": false,</text:p>
      <text:p text:style-name="P284"><text:s text:c="16"/>"email_verification_token": null,</text:p>
      <text:p text:style-name="P284"><text:s text:c="16"/>"email_verified_date": null,</text:p>
      <text:p text:style-name="P284"><text:s text:c="16"/>"last_login": "2020-05-22T04:19:54.000Z",</text:p>
      <text:p text:style-name="P284"><text:s text:c="16"/>"token_expiry_hours": "6",</text:p>
      <text:p text:style-name="P284"><text:s text:c="16"/>"forgot_pass_token": null,</text:p>
      <text:p text:style-name="P284"><text:s text:c="16"/>"forgot_pass_date": null,</text:p>
      <text:p text:style-name="P284"><text:s text:c="16"/>"forgot_pass_exp_timestamp": null,</text:p>
      <text:p text:style-name="P284"><text:s text:c="16"/>"user_type": null,</text:p>
      <text:p text:style-name="P284"><text:s text:c="16"/>"img_dir": null,</text:p>
      <text:p text:style-name="P284"><text:s text:c="16"/>"img_name": null</text:p>
      <text:p text:style-name="P284"><text:s text:c="12"/>}</text:p>
      <text:p text:style-name="P284"><text:s text:c="8"/>},</text:p>
      <text:p text:style-name="P284"><text:s text:c="8"/>{</text:p>
      <text:p text:style-name="P284"><text:s text:c="12"/>"id": 1,</text:p>
      <text:p text:style-name="P284"><text:s text:c="12"/>"user_id": 1,</text:p>
      <text:p text:style-name="P284"><text:s text:c="12"/>"event_user_id": 1,</text:p>
      <text:p text:style-name="P284"><text:s text:c="12"/>"event_id": 1,</text:p>
      <text:p text:style-name="P284"><text:s text:c="12"/>"currency_id": 1,</text:p>
      <text:p text:style-name="P284"><text:s text:c="12"/>"no_of_tickets": 1,</text:p>
      <text:p text:style-name="P284"><text:s text:c="12"/>"total_amount": 20,</text:p>
      <text:p text:style-name="P284"><text:s text:c="12"/>"transaction_id": "pi_1GjS2vCUm7aWueh9BNKC9yZt",</text:p>
      <text:p text:style-name="P284"><text:s text:c="12"/>"payment_source": "Stripe Payment",</text:p>
      <text:p text:style-name="P284"><text:s text:c="12"/>"status": "succeeded",</text:p>
      <text:p text:style-name="P284"><text:s text:c="12"/>"createdAt": "2020-05-16T15:35:32.000Z",</text:p>
      <text:p text:style-name="P284"><text:s text:c="12"/>"updatedAt": "2020-05-16T15:35:32.000Z",</text:p>
      <text:p text:style-name="P284"><text:s text:c="12"/>"deletedAt": null,</text:p>
      <text:p text:style-name="P284"><text:s text:c="12"/>"event_order_items": [</text:p>
      <text:p text:style-name="P284"><text:s text:c="16"/>{</text:p>
      <text:p text:style-name="P284"><text:s text:c="20"/>"id": 1,</text:p>
      <text:p text:style-name="P284"><text:s text:c="20"/>"event_order_id": 1,</text:p>
      <text:p text:style-name="P284"><text:s text:c="20"/>"event_ticket_id": 1,</text:p>
      <text:p text:style-name="P284"><text:s text:c="20"/>"no_of_tickets": 1,</text:p>
      <text:p text:style-name="P284"><text:s text:c="20"/>"amount": 20,</text:p>
      <text:p text:style-name="P284"><text:s text:c="20"/>"total_amount": 20,</text:p>
      <text:p text:style-name="P284"><text:s text:c="20"/>"createdAt": "2020-05-16T15:35:32.000Z",</text:p>
      <text:p text:style-name="P284"><text:s text:c="20"/>"updatedAt": "2020-05-16T15:35:32.000Z",</text:p>
      <text:p text:style-name="P284"><text:s text:c="20"/>"deletedAt": null</text:p>
      <text:p text:style-name="P284"><text:s text:c="16"/>}</text:p>
      <text:p text:style-name="P284"><text:s text:c="12"/>],</text:p>
      <text:p text:style-name="P284"><text:s text:c="12"/>"user": {</text:p>
      <text:p text:style-name="P284"><text:s text:c="16"/>"id": 1,</text:p>
      <text:p text:style-name="P284"><text:s text:c="16"/>"first_name": "admin",</text:p>
      <text:p text:style-name="P284"><text:s text:c="16"/>"last_name": "a",</text:p>
      <text:p text:style-name="P284"><text:s text:c="16"/>"password": "$2b$04$a5xX4zSNe7/nB7WDuyQHS.HiWJ/tD5Q7JrhZuJaVn/71wWgE73BKm",</text:p>
      <text:p text:style-name="P284"><text:s text:c="16"/>"gender": 1,</text:p>
      <text:p text:style-name="P284"><text:s text:c="16"/>"dob": "1994-12-22",</text:p>
      <text:p text:style-name="P284"><text:s text:c="16"/>"email": "admin@event.com",</text:p>
      <text:p text:style-name="P284"><text:s text:c="16"/>"area_code": "+91",</text:p>
      <text:p text:style-name="P284"><text:s text:c="16"/>"mobile_no": "9791447542",</text:p>
      <text:p text:style-name="P284"><text:s text:c="16"/>"address_1": "address 1",</text:p>
      <text:p text:style-name="P284"><text:s text:c="16"/>"address_2": "address 2",</text:p>
      <text:p text:style-name="P284"><text:s text:c="16"/>"role_id": 1,</text:p>
      <text:p text:style-name="P284"><text:s text:c="16"/>"city": "chennai",</text:p>
      <text:p text:style-name="P284"><text:s text:c="16"/>"state": "TN",</text:p>
      <text:p text:style-name="P284"><text:s text:c="16"/>"pincode": 600004,</text:p>
      <text:p text:style-name="P284"><text:soft-page-break/><text:s text:c="16"/>"country": "India",</text:p>
      <text:p text:style-name="P284"><text:s text:c="16"/>"createdAt": "2020-05-16T20:16:01.000Z",</text:p>
      <text:p text:style-name="P284"><text:s text:c="16"/>"updatedAt": "2020-05-22T04:19:54.000Z",</text:p>
      <text:p text:style-name="P284"><text:s text:c="16"/>"deletedAt": null,</text:p>
      <text:p text:style-name="P284"><text:s text:c="16"/>"is_active": true,</text:p>
      <text:p text:style-name="P284"><text:s text:c="16"/>"is_admin": false,</text:p>
      <text:p text:style-name="P284"><text:s text:c="16"/>"is_login": true,</text:p>
      <text:p text:style-name="P284"><text:s text:c="16"/>"is_email_verified": false,</text:p>
      <text:p text:style-name="P284"><text:s text:c="16"/>"email_verification_token": null,</text:p>
      <text:p text:style-name="P284"><text:s text:c="16"/>"email_verified_date": null,</text:p>
      <text:p text:style-name="P284"><text:s text:c="16"/>"last_login": "2020-05-22T04:19:54.000Z",</text:p>
      <text:p text:style-name="P284"><text:s text:c="16"/>"token_expiry_hours": "6",</text:p>
      <text:p text:style-name="P284"><text:s text:c="16"/>"forgot_pass_token": null,</text:p>
      <text:p text:style-name="P284"><text:s text:c="16"/>"forgot_pass_date": null,</text:p>
      <text:p text:style-name="P284"><text:s text:c="16"/>"forgot_pass_exp_timestamp": null,</text:p>
      <text:p text:style-name="P284"><text:s text:c="16"/>"user_type": null,</text:p>
      <text:p text:style-name="P284"><text:s text:c="16"/>"img_dir": null,</text:p>
      <text:p text:style-name="P284"><text:s text:c="16"/>"img_name": null</text:p>
      <text:p text:style-name="P284"><text:s text:c="12"/>}</text:p>
      <text:p text:style-name="P284"><text:s text:c="8"/>}</text:p>
      <text:p text:style-name="P284"><text:s text:c="4"/>],</text:p>
      <text:p text:style-name="P284"><text:s text:c="4"/>"count": 4</text:p>
      <text:p text:style-name="P284">}</text:p>
      <text:p text:style-name="P284"/>
      <text:p text:style-name="P284"/>
      <text:p text:style-name="P284"/>
      <text:p text:style-name="P284"/>
      <text:p text:style-name="P475"/>
      <text:p text:style-name="P469">52) My <text:span text:style-name="T150">Order Detail</text:span></text:p>
      <text:p text:style-name="P469"/>
      <text:p text:style-name="P475">METHOD : GET</text:p>
      <text:p text:style-name="P475"/>
      <text:p text:style-name="P556"><text:span text:style-name="T82">URL : </text:span><text:a xlink:type="simple" xlink:href="http://127.0.0.1:8012/api/my_events/" text:style-name="Internet_20_link" text:visited-style-name="Visited_20_Internet_20_Link"><text:span text:style-name="T75">http://127.0.0.1:8012/</text:span></text:a><text:span text:style-name="T78">api/</text:span><text:span text:style-name="T79">my_order_detail</text:span><text:span text:style-name="T78">/&lt;:user_id&gt;/</text:span><text:span text:style-name="T79">&lt;:id&gt;</text:span></text:p>
      <text:p text:style-name="P475"/>
      <text:p text:style-name="P283">SAMPLE RESONSE:</text:p>
      <text:p text:style-name="P283"/>
      <text:p text:style-name="P285">{</text:p>
      <text:p text:style-name="P285"><text:s text:c="4"/>"success": true,</text:p>
      <text:p text:style-name="P285"><text:s text:c="4"/>"data": {</text:p>
      <text:p text:style-name="P285"><text:s text:c="8"/>"id": 4,</text:p>
      <text:p text:style-name="P285"><text:s text:c="8"/>"user_id": 1,</text:p>
      <text:p text:style-name="P285"><text:s text:c="8"/>"event_user_id": 1,</text:p>
      <text:p text:style-name="P285"><text:s text:c="8"/>"event_id": 2,</text:p>
      <text:p text:style-name="P285"><text:s text:c="8"/>"currency_id": 3,</text:p>
      <text:p text:style-name="P285"><text:s text:c="8"/>"no_of_tickets": 2,</text:p>
      <text:p text:style-name="P285"><text:s text:c="8"/>"total_amount": 62,</text:p>
      <text:p text:style-name="P285"><text:s text:c="8"/>"transaction_id": "pi_1GjeJrCUm7aWueh9xQ2lKLUc",</text:p>
      <text:p text:style-name="P285"><text:s text:c="8"/>"payment_source": "Stripe Payment",</text:p>
      <text:p text:style-name="P285"><text:s text:c="8"/>"status": "succeeded",</text:p>
      <text:p text:style-name="P285"><text:s text:c="8"/>"createdAt": "2020-05-17T04:41:50.000Z",</text:p>
      <text:p text:style-name="P285"><text:s text:c="8"/>"updatedAt": "2020-05-17T04:41:50.000Z",</text:p>
      <text:p text:style-name="P285"><text:s text:c="8"/>"deletedAt": null,</text:p>
      <text:p text:style-name="P285"><text:s text:c="8"/>"event": {</text:p>
      <text:p text:style-name="P285"><text:s text:c="12"/>"id": 2,</text:p>
      <text:p text:style-name="P285"><text:s text:c="12"/>"user_id": 1,</text:p>
      <text:p text:style-name="P285"><text:s text:c="12"/>"name": "GAIA: Global Activation of Intention and Action",</text:p>
      <text:p text:style-name="P285"><text:s text:c="12"/>"slug": "gaia-global-activation-of-intention-and-action",</text:p>
      <text:p text:style-name="P479"><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29">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85"><text:s text:c="12"/>"start_date": "2020-05-21",</text:p>
      <text:p text:style-name="P285"><text:s text:c="12"/>"end_date": "2020-05-22",</text:p>
      <text:p text:style-name="P285"><text:s text:c="12"/>"start_time": "2020-05-17 6:0:18",</text:p>
      <text:p text:style-name="P285"><text:s text:c="12"/>"end_time": "2020-05-17 18:30:18",</text:p>
      <text:p text:style-name="P285"><text:s text:c="12"/>"time_zone": "BST",</text:p>
      <text:p text:style-name="P285"><text:s text:c="12"/>"type": "online",</text:p>
      <text:p text:style-name="P285"><text:s text:c="12"/>"event_visibility": "public",</text:p>
      <text:p text:style-name="P285"><text:s text:c="12"/>"thumb_nail_img_dir": "assets/events/",</text:p>
      <text:p text:style-name="P285"><text:s text:c="12"/>"thumb_nail_img_name": "1589690057407_https___cdnevbuccom_images_96944440_432371562_1_original.jpeg",</text:p>
      <text:p text:style-name="P285"><text:s text:c="12"/>"img_dir": "assets/events/",</text:p>
      <text:p text:style-name="P285"><text:s text:c="12"/>"img_name": "1589690062732_https___cdnevbuccom_images_90478005_189080945053_1_original.jpeg",</text:p>
      <text:p text:style-name="P285"><text:s text:c="12"/>"venue_name": "Hotel Taj",</text:p>
      <text:p text:style-name="P285"><text:s text:c="12"/>"address_line_1": "goa",</text:p>
      <text:p text:style-name="P285"><text:s text:c="12"/>"address_line_2": "North Goa,Goa,India,403004",</text:p>
      <text:p text:style-name="P285"><text:soft-page-break/><text:s text:c="12"/>"city": "North Goa",</text:p>
      <text:p text:style-name="P285"><text:s text:c="12"/>"city_id": 2,</text:p>
      <text:p text:style-name="P285"><text:s text:c="12"/>"state": "Goa",</text:p>
      <text:p text:style-name="P285"><text:s text:c="12"/>"state_id": 2,</text:p>
      <text:p text:style-name="P285"><text:s text:c="12"/>"country": "India",</text:p>
      <text:p text:style-name="P285"><text:s text:c="12"/>"country_id": 1,</text:p>
      <text:p text:style-name="P285"><text:s text:c="12"/>"pincode": "403004",</text:p>
      <text:p text:style-name="P285"><text:s text:c="12"/>"lat": "15.4571935",</text:p>
      <text:p text:style-name="P285"><text:s text:c="12"/>"long": "73.8115419",</text:p>
      <text:p text:style-name="P285"><text:s text:c="12"/>"tags": "Tag1,tag2",</text:p>
      <text:p text:style-name="P285"><text:s text:c="12"/>"category_name": "Music",</text:p>
      <text:p text:style-name="P285"><text:s text:c="12"/>"category_id": 1,</text:p>
      <text:p text:style-name="P285"><text:s text:c="12"/>"currency_id": 3,</text:p>
      <text:p text:style-name="P285"><text:s text:c="12"/>"status": "published",</text:p>
      <text:p text:style-name="P285"><text:s text:c="12"/>"is_popular": true,</text:p>
      <text:p text:style-name="P285"><text:s text:c="12"/>"createdAt": "2020-05-17T04:39:46.000Z",</text:p>
      <text:p text:style-name="P285"><text:s text:c="12"/>"updatedAt": "2020-05-17T06:48:29.000Z",</text:p>
      <text:p text:style-name="P285"><text:s text:c="12"/>"deletedAt": null</text:p>
      <text:p text:style-name="P285"><text:s text:c="8"/>},</text:p>
      <text:p text:style-name="P285"><text:s text:c="8"/>"event_order_items": [</text:p>
      <text:p text:style-name="P285"><text:s text:c="12"/>{</text:p>
      <text:p text:style-name="P285"><text:s text:c="16"/>"id": 4,</text:p>
      <text:p text:style-name="P285"><text:s text:c="16"/>"event_order_id": 4,</text:p>
      <text:p text:style-name="P285"><text:s text:c="16"/>"event_ticket_id": 2,</text:p>
      <text:p text:style-name="P285"><text:s text:c="16"/>"no_of_tickets": 1,</text:p>
      <text:p text:style-name="P285"><text:s text:c="16"/>"amount": 22,</text:p>
      <text:p text:style-name="P285"><text:s text:c="16"/>"total_amount": 22,</text:p>
      <text:p text:style-name="P285"><text:s text:c="16"/>"createdAt": "2020-05-17T04:41:50.000Z",</text:p>
      <text:p text:style-name="P285"><text:s text:c="16"/>"updatedAt": "2020-05-17T04:41:50.000Z",</text:p>
      <text:p text:style-name="P285"><text:s text:c="16"/>"deletedAt": null</text:p>
      <text:p text:style-name="P285"><text:s text:c="12"/>},</text:p>
      <text:p text:style-name="P285"><text:s text:c="12"/>{</text:p>
      <text:p text:style-name="P285"><text:s text:c="16"/>"id": 5,</text:p>
      <text:p text:style-name="P285"><text:s text:c="16"/>"event_order_id": 4,</text:p>
      <text:p text:style-name="P285"><text:s text:c="16"/>"event_ticket_id": 3,</text:p>
      <text:p text:style-name="P285"><text:s text:c="16"/>"no_of_tickets": 1,</text:p>
      <text:p text:style-name="P285"><text:s text:c="16"/>"amount": 40,</text:p>
      <text:p text:style-name="P285"><text:s text:c="16"/>"total_amount": 40,</text:p>
      <text:p text:style-name="P285"><text:s text:c="16"/>"createdAt": "2020-05-17T04:41:50.000Z",</text:p>
      <text:p text:style-name="P285"><text:s text:c="16"/>"updatedAt": "2020-05-17T04:41:50.000Z",</text:p>
      <text:p text:style-name="P285"><text:s text:c="16"/>"deletedAt": null</text:p>
      <text:p text:style-name="P285"><text:s text:c="12"/>}</text:p>
      <text:p text:style-name="P285"><text:s text:c="8"/>]</text:p>
      <text:p text:style-name="P285"><text:s text:c="4"/>}</text:p>
      <text:p text:style-name="P285">}</text:p>
      <text:p text:style-name="P285"/>
      <text:p text:style-name="P470">52) <text:span text:style-name="T151">Add My Event</text:span></text:p>
      <text:p text:style-name="P470"/>
      <text:p text:style-name="P476">METHOD : <text:span text:style-name="T151">POST</text:span></text:p>
      <text:p text:style-name="P476"/>
      <text:p text:style-name="P557"><text:span text:style-name="T8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80">my_events</text:span></text:a></text:p>
      <text:p text:style-name="P291"/>
      <text:p text:style-name="P291">Same As Event Post </text:p>
      <text:p text:style-name="P291"/>
      <text:p text:style-name="P291"/>
      <text:p text:style-name="P471">5<text:span text:style-name="T152">3</text:span>) <text:span text:style-name="T152">Update My Event</text:span></text:p>
      <text:p text:style-name="P471"/>
      <text:p text:style-name="P477">METHOD : <text:span text:style-name="T152">PUT</text:span></text:p>
      <text:p text:style-name="P477"/>
      <text:p text:style-name="P558"><text:span text:style-name="T8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80">my_events</text:span></text:a></text:p>
      <text:p text:style-name="P292"><text:soft-page-break/></text:p>
      <text:p text:style-name="P559"><text:span text:style-name="T75">Same As Event </text:span><text:span text:style-name="T81">Update</text:span></text:p>
      <text:p text:style-name="P286"/>
      <text:p text:style-name="P480"><text:span text:style-name="T151">5</text:span>4) My Tickets</text:p>
      <text:p text:style-name="P480"/>
      <text:p text:style-name="P480">METHOD : GET</text:p>
      <text:p text:style-name="P480"/>
      <text:p text:style-name="P480">URL: /api/my_tickets/:user_id</text:p>
      <text:p text:style-name="P480"/>
      <text:p text:style-name="P480">Sample Request</text:p>
      <text:p text:style-name="P480">==================</text:p>
      <text:p text:style-name="P480"/>
      <text:p text:style-name="P214">{</text:p>
      <text:p text:style-name="P214"><text:s text:c="4"/>"success": true,</text:p>
      <text:p text:style-name="P214"><text:s text:c="4"/>"data": [</text:p>
      <text:p text:style-name="P214"><text:s text:c="8"/>{</text:p>
      <text:p text:style-name="P214"><text:s text:c="12"/>"id": 1,</text:p>
      <text:p text:style-name="P214"><text:s text:c="12"/>"user_id": 2,</text:p>
      <text:p text:style-name="P214"><text:s text:c="12"/>"event_user_id": 2,</text:p>
      <text:p text:style-name="P214"><text:s text:c="12"/>"event_id": 1,</text:p>
      <text:p text:style-name="P214"><text:s text:c="12"/>"currency_id": 1,</text:p>
      <text:p text:style-name="P214"><text:s text:c="12"/>"no_of_tickets": 2,</text:p>
      <text:p text:style-name="P214"><text:s text:c="12"/>"total_amount": 106,</text:p>
      <text:p text:style-name="P214"><text:s text:c="12"/>"transaction_id": "pi_1Gm0RBCUm7aWueh9ezr9ERhD",</text:p>
      <text:p text:style-name="P214"><text:s text:c="12"/>"payment_source": "Stripe Payment",</text:p>
      <text:p text:style-name="P214"><text:s text:c="12"/>"status": "succeeded",</text:p>
      <text:p text:style-name="P214"><text:s text:c="12"/>"createdAt": "2020-05-23T16:43:08.000Z",</text:p>
      <text:p text:style-name="P214"><text:s text:c="12"/>"updatedAt": "2020-05-23T16:43:08.000Z",</text:p>
      <text:p text:style-name="P214"><text:s text:c="12"/>"deletedAt": null,</text:p>
      <text:p text:style-name="P214"><text:s text:c="12"/>"currency": {</text:p>
      <text:p text:style-name="P214"><text:s text:c="16"/>"name": "USD"</text:p>
      <text:p text:style-name="P214"><text:s text:c="12"/>},</text:p>
      <text:p text:style-name="P214"><text:s text:c="12"/>"event": {</text:p>
      <text:p text:style-name="P214"><text:s text:c="16"/>"name": "LinkedIn Marketing Essentials"</text:p>
      <text:p text:style-name="P214"><text:s text:c="12"/>}</text:p>
      <text:p text:style-name="P214"><text:s text:c="8"/>}</text:p>
      <text:p text:style-name="P214"><text:s text:c="4"/>],</text:p>
      <text:p text:style-name="P214"><text:s text:c="4"/>"count": 1</text:p>
      <text:p text:style-name="P214">}</text:p>
      <text:p text:style-name="P480"/>
      <text:p text:style-name="P480">55) My Ticket Details</text:p>
      <text:p text:style-name="P480"/>
      <text:p text:style-name="P480">METHOD : GET</text:p>
      <text:p text:style-name="P480"/>
      <text:p text:style-name="P480">URL: /api/my_tickets/:user_id/&lt;:ticket_id&gt;</text:p>
      <text:p text:style-name="P480"/>
      <text:p text:style-name="P507">Sample Response:</text:p>
      <text:p text:style-name="P507"/>
      <text:p text:style-name="P215">{</text:p>
      <text:p text:style-name="P215"><text:s text:c="4"/>"success": true,</text:p>
      <text:p text:style-name="P215"><text:s text:c="4"/>"data": {</text:p>
      <text:p text:style-name="P215"><text:s text:c="8"/>"id": 1,</text:p>
      <text:p text:style-name="P215"><text:s text:c="8"/>"user_id": 2,</text:p>
      <text:p text:style-name="P215"><text:s text:c="8"/>"event_user_id": 2,</text:p>
      <text:p text:style-name="P215"><text:s text:c="8"/>"event_id": 1,</text:p>
      <text:p text:style-name="P215"><text:s text:c="8"/>"currency_id": 1,</text:p>
      <text:p text:style-name="P215"><text:s text:c="8"/>"no_of_tickets": 2,</text:p>
      <text:p text:style-name="P215"><text:s text:c="8"/>"total_amount": 106,</text:p>
      <text:p text:style-name="P215"><text:s text:c="8"/>"transaction_id": "pi_1Gm0RBCUm7aWueh9ezr9ERhD",</text:p>
      <text:p text:style-name="P215"><text:s text:c="8"/>"payment_source": "Stripe Payment",</text:p>
      <text:p text:style-name="P215"><text:soft-page-break/><text:s text:c="8"/>"status": "succeeded",</text:p>
      <text:p text:style-name="P215"><text:s text:c="8"/>"createdAt": "2020-05-23T16:43:08.000Z",</text:p>
      <text:p text:style-name="P215"><text:s text:c="8"/>"updatedAt": "2020-05-23T16:43:08.000Z",</text:p>
      <text:p text:style-name="P215"><text:s text:c="8"/>"deletedAt": null,</text:p>
      <text:p text:style-name="P215"><text:s text:c="8"/>"event": {</text:p>
      <text:p text:style-name="P215"><text:s text:c="12"/>"name": "LinkedIn Marketing Essentials"</text:p>
      <text:p text:style-name="P215"><text:s text:c="8"/>},</text:p>
      <text:p text:style-name="P215"><text:s text:c="8"/>"event_order_items": [</text:p>
      <text:p text:style-name="P215"><text:s text:c="12"/>{</text:p>
      <text:p text:style-name="P215"><text:s text:c="16"/>"id": 1,</text:p>
      <text:p text:style-name="P215"><text:s text:c="16"/>"event_order_id": 1,</text:p>
      <text:p text:style-name="P215"><text:s text:c="16"/>"event_ticket_id": 1,</text:p>
      <text:p text:style-name="P215"><text:s text:c="16"/>"no_of_tickets": 1,</text:p>
      <text:p text:style-name="P215"><text:s text:c="16"/>"amount": 50,</text:p>
      <text:p text:style-name="P215"><text:s text:c="16"/>"total_amount": 50,</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order_id": 1,</text:p>
      <text:p text:style-name="P215"><text:s text:c="16"/>"event_ticket_id": 2,</text:p>
      <text:p text:style-name="P215"><text:s text:c="16"/>"no_of_tickets": 1,</text:p>
      <text:p text:style-name="P215"><text:s text:c="16"/>"amount": 56,</text:p>
      <text:p text:style-name="P215"><text:s text:c="16"/>"total_amount": 56,</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8"/>],</text:p>
      <text:p text:style-name="P215"><text:s text:c="8"/>"event_attenders": [</text:p>
      <text:p text:style-name="P215"><text:s text:c="12"/>{</text:p>
      <text:p text:style-name="P215"><text:s text:c="16"/>"id": 1,</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Software Engg",</text:p>
      <text:p text:style-name="P215"><text:s text:c="16"/>"city": "chennai",</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Tester",</text:p>
      <text:p text:style-name="P215"><text:s text:c="16"/>"city": "chenani",</text:p>
      <text:p text:style-name="P215"><text:s text:c="16"/>"createdAt": "2020-05-23T16:43:08.000Z",</text:p>
      <text:p text:style-name="P215"><text:s text:c="16"/>"updatedAt": "2020-05-23T16:43:08.000Z",</text:p>
      <text:p text:style-name="P215"><text:soft-page-break/><text:s text:c="16"/>"deletedAt": null</text:p>
      <text:p text:style-name="P215"><text:s text:c="12"/>}</text:p>
      <text:p text:style-name="P215"><text:s text:c="8"/>],</text:p>
      <text:p text:style-name="P215"><text:s text:c="8"/>"currency": {</text:p>
      <text:p text:style-name="P215"><text:s text:c="12"/>"name": "USD",</text:p>
      <text:p text:style-name="P215"><text:s text:c="12"/>"code": "usd"</text:p>
      <text:p text:style-name="P215"><text:s text:c="8"/>}</text:p>
      <text:p text:style-name="P215"><text:s text:c="4"/>}</text:p>
      <text:p text:style-name="P215">}</text:p>
      <text:p text:style-name="P215"/>
      <text:p text:style-name="P481"/>
      <text:p text:style-name="P481">55) <text:span text:style-name="T153">User Autocomplete</text:span></text:p>
      <text:p text:style-name="P481"/>
      <text:p text:style-name="P481">METHOD : GET</text:p>
      <text:p text:style-name="P481"/>
      <text:p text:style-name="P370"><text:span text:style-name="T123">URL: </text:span><text:span text:style-name="T29">api/user_auto_complete?q=dha</text:span></text:p>
      <text:p text:style-name="P481"/>
      <text:p text:style-name="P508">Sample Response:</text:p>
      <text:p text:style-name="P508"/>
      <text:p text:style-name="P216">{</text:p>
      <text:p text:style-name="P216"><text:s text:c="4"/>"success": true,</text:p>
      <text:p text:style-name="P216"><text:s text:c="4"/>"data": [</text:p>
      <text:p text:style-name="P216"><text:s text:c="8"/>{</text:p>
      <text:p text:style-name="P216"><text:s text:c="12"/>"id": 7,</text:p>
      <text:p text:style-name="P216"><text:s text:c="12"/>"first_name": "dhao",</text:p>
      <text:p text:style-name="P216"><text:s text:c="12"/>"last_name": null,</text:p>
      <text:p text:style-name="P216"><text:s text:c="12"/>"email": "852@gmail.com"</text:p>
      <text:p text:style-name="P216"><text:s text:c="8"/>},</text:p>
      <text:p text:style-name="P216"><text:s text:c="8"/>{</text:p>
      <text:p text:style-name="P216"><text:s text:c="12"/>"id": 6,</text:p>
      <text:p text:style-name="P216"><text:s text:c="12"/>"first_name": "dhao",</text:p>
      <text:p text:style-name="P216"><text:s text:c="12"/>"last_name": null,</text:p>
      <text:p text:style-name="P216"><text:s text:c="12"/>"email": "dd900@gmail.com"</text:p>
      <text:p text:style-name="P216"><text:s text:c="8"/>},</text:p>
      <text:p text:style-name="P216"><text:s text:c="8"/>{</text:p>
      <text:p text:style-name="P216"><text:s text:c="12"/>"id": 5,</text:p>
      <text:p text:style-name="P216"><text:s text:c="12"/>"first_name": "dhao",</text:p>
      <text:p text:style-name="P216"><text:s text:c="12"/>"last_name": null,</text:p>
      <text:p text:style-name="P216"><text:s text:c="12"/>"email": "d3d@gmail.com"</text:p>
      <text:p text:style-name="P216"><text:s text:c="8"/>},</text:p>
      <text:p text:style-name="P216"><text:s text:c="8"/>{</text:p>
      <text:p text:style-name="P216"><text:s text:c="12"/>"id": 4,</text:p>
      <text:p text:style-name="P216"><text:s text:c="12"/>"first_name": "dhao",</text:p>
      <text:p text:style-name="P216"><text:s text:c="12"/>"last_name": null,</text:p>
      <text:p text:style-name="P216"><text:s text:c="12"/>"email": "dd@gmail.com"</text:p>
      <text:p text:style-name="P216"><text:s text:c="8"/>},</text:p>
      <text:p text:style-name="P216"><text:s text:c="8"/>{</text:p>
      <text:p text:style-name="P216"><text:s text:c="12"/>"id": 3,</text:p>
      <text:p text:style-name="P216"><text:s text:c="12"/>"first_name": "dhao",</text:p>
      <text:p text:style-name="P216"><text:s text:c="12"/>"last_name": null,</text:p>
      <text:p text:style-name="P216"><text:s text:c="12"/>"email": "dddddddddddddddddd@gmail.com"</text:p>
      <text:p text:style-name="P216"><text:s text:c="8"/>},</text:p>
      <text:p text:style-name="P216"><text:s text:c="8"/>{</text:p>
      <text:p text:style-name="P216"><text:s text:c="12"/>"id": 2,</text:p>
      <text:p text:style-name="P216"><text:s text:c="12"/>"first_name": "Dhamo",</text:p>
      <text:p text:style-name="P216"><text:s text:c="12"/>"last_name": null,</text:p>
      <text:p text:style-name="P216"><text:s text:c="12"/>"email": "damovenkatesh@gmail.com"</text:p>
      <text:p text:style-name="P216"><text:s text:c="8"/>}</text:p>
      <text:p text:style-name="P216"><text:s text:c="4"/>],</text:p>
      <text:p text:style-name="P216"><text:s text:c="4"/>"count": 6</text:p>
      <text:p text:style-name="P216"><text:soft-page-break/>}</text:p>
      <text:p text:style-name="P216"/>
      <text:p text:style-name="P216"/>
      <text:p text:style-name="P482">55) <text:span text:style-name="T154">City Autocomplete</text:span></text:p>
      <text:p text:style-name="P482"/>
      <text:p text:style-name="P482">METHOD : GET</text:p>
      <text:p text:style-name="P482"/>
      <text:p text:style-name="P371"><text:span text:style-name="T123">URL: </text:span><text:span text:style-name="T29">api/</text:span><text:span text:style-name="T43">city</text:span><text:span text:style-name="T29">_auto_complete?q=</text:span><text:span text:style-name="T43">ch</text:span></text:p>
      <text:p text:style-name="P482"/>
      <text:p text:style-name="P509">Sample Response:</text:p>
      <text:p text:style-name="P509"/>
      <text:p text:style-name="P217">{</text:p>
      <text:p text:style-name="P217"><text:s text:c="4"/>"success": true,</text:p>
      <text:p text:style-name="P217"><text:s text:c="4"/>"data": [</text:p>
      <text:p text:style-name="P217"><text:s text:c="8"/>{</text:p>
      <text:p text:style-name="P217"><text:s text:c="12"/>"id": 2,</text:p>
      <text:p text:style-name="P217"><text:s text:c="12"/>"name": "chennai",</text:p>
      <text:p text:style-name="P217"><text:s text:c="12"/>"slug": "chennai"</text:p>
      <text:p text:style-name="P217"><text:s text:c="8"/>}</text:p>
      <text:p text:style-name="P217"><text:s text:c="4"/>],</text:p>
      <text:p text:style-name="P217"><text:s text:c="4"/>"count": 1</text:p>
      <text:p text:style-name="P217">}</text:p>
      <text:p text:style-name="P217"/>
      <text:p text:style-name="P483">55) <text:span text:style-name="T154">City Autocomplete</text:span></text:p>
      <text:p text:style-name="P483"/>
      <text:p text:style-name="P483">METHOD : GET</text:p>
      <text:p text:style-name="P483"/>
      <text:p text:style-name="P372"><text:span text:style-name="T123">URL: </text:span><text:span text:style-name="T29">api/</text:span><text:span text:style-name="T43">city</text:span><text:span text:style-name="T29">_auto_complete?q=</text:span><text:span text:style-name="T43">ch</text:span></text:p>
      <text:p text:style-name="P483"/>
      <text:p text:style-name="P510">Sample Response:</text:p>
      <text:p text:style-name="P510"/>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483">5<text:span text:style-name="T155">6</text:span>) <text:span text:style-name="T156">Events Autocomplete</text:span></text:p>
      <text:p text:style-name="P483"/>
      <text:p text:style-name="P483">METHOD : GET</text:p>
      <text:p text:style-name="P483"/>
      <text:p text:style-name="P372"><text:span text:style-name="T123">URL: </text:span><text:span text:style-name="T29">api/</text:span><text:span text:style-name="T44">event</text:span><text:span text:style-name="T29">_auto_complete?q=</text:span><text:span text:style-name="T43">ch</text:span></text:p>
      <text:p text:style-name="P483"/>
      <text:p text:style-name="P510">Sample Response:</text:p>
      <text:p text:style-name="P510"/>
      <text:p text:style-name="P219">{</text:p>
      <text:p text:style-name="P219"><text:s text:c="4"/>"success": true,</text:p>
      <text:p text:style-name="P219"><text:s text:c="4"/>"data": [</text:p>
      <text:p text:style-name="P219"><text:s text:c="8"/>{</text:p>
      <text:p text:style-name="P219"><text:s text:c="12"/>"id": 1,</text:p>
      <text:p text:style-name="P219"><text:s text:c="12"/>"name": "LinkedIn Marketing Essentials",</text:p>
      <text:p text:style-name="P219"><text:s text:c="12"/>"city": "Brisbane",</text:p>
      <text:p text:style-name="P219"><text:s text:c="12"/>"state": "Queensland",</text:p>
      <text:p text:style-name="P219"><text:s text:c="12"/>"slug": "linkedin-marketing-essentials",</text:p>
      <text:p text:style-name="P219"><text:soft-page-break/><text:s text:c="12"/>"venue_name": "Trade Center"</text:p>
      <text:p text:style-name="P219"><text:s text:c="8"/>}</text:p>
      <text:p text:style-name="P219"><text:s text:c="4"/>],</text:p>
      <text:p text:style-name="P219"><text:s text:c="4"/>"count": 1</text:p>
      <text:p text:style-name="P219">}</text:p>
      <text:p text:style-name="P219"/>
      <text:p text:style-name="P219"/>
      <text:p text:style-name="P484">5<text:span text:style-name="T157">7</text:span>) <text:span text:style-name="T157">Social Media Login/Register</text:span></text:p>
      <text:p text:style-name="P484"/>
      <text:p text:style-name="P484">METHOD : <text:span text:style-name="T158">POST</text:span></text:p>
      <text:p text:style-name="P484"/>
      <text:p text:style-name="P373"><text:span text:style-name="T123">URL: </text:span><text:span text:style-name="T29">api/</text:span><text:span text:style-name="T44">social_media</text:span></text:p>
      <text:p text:style-name="P484"/>
      <text:p text:style-name="P511">Sample <text:span text:style-name="T159">Request</text:span>:</text:p>
      <text:p text:style-name="P220">{</text:p>
      <text:p text:style-name="P220"><text:tab/>"register_type":"site",</text:p>
      <text:p text:style-name="P220"><text:tab/>"email":"tet111@g.com",</text:p>
      <text:p text:style-name="P220"><text:tab/>"first_name":"dhamo",</text:p>
      <text:p text:style-name="P220"><text:tab/>"social_media_u_id":"123456788"</text:p>
      <text:p text:style-name="P220">}</text:p>
      <text:p text:style-name="P220"/>
      <text:p text:style-name="P512">Sample <text:span text:style-name="T159">Response</text:span>:</text:p>
      <text:p text:style-name="P221">{</text:p>
      <text:p text:style-name="P221"><text:s text:c="4"/>"success": true,</text:p>
      <text:p text:style-name="P221"><text:s text:c="4"/>"data": {</text:p>
      <text:p text:style-name="P221"><text:s text:c="8"/>"id": 12,</text:p>
      <text:p text:style-name="P221"><text:s text:c="8"/>"first_name": "dhamo",</text:p>
      <text:p text:style-name="P221"><text:s text:c="8"/>"email": "tet1112@gma.com",</text:p>
      <text:p text:style-name="P221"><text:s text:c="8"/>"role_id": 2,</text:p>
      <text:p text:style-name="P221"><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221"><text:s text:c="8"/>"is_admin": false,</text:p>
      <text:p text:style-name="P221"><text:s text:c="8"/>"is_super_admin": false,</text:p>
      <text:p text:style-name="P221"><text:s text:c="8"/>"last_login_time": "21-Jun-2020 06:06:10 PM",</text:p>
      <text:p text:style-name="P221"><text:s text:c="8"/>"current_login_time": "21-Jun-2020 06:06:10 PM"</text:p>
      <text:p text:style-name="P221"><text:s text:c="4"/>}</text:p>
      <text:p text:style-name="P221">}</text:p>
      <text:p text:style-name="P511"/>
      <text:p text:style-name="P511"/>
      <text:p text:style-name="P511"/>
      <text:p text:style-name="P485">5<text:span text:style-name="T163">8</text:span>) <text:span text:style-name="T160">Admin Dashboard</text:span></text:p>
      <text:p text:style-name="P485"/>
      <text:p text:style-name="P485">METHOD : <text:span text:style-name="T160">GET</text:span></text:p>
      <text:p text:style-name="P485"/>
      <text:p text:style-name="P374"><text:span text:style-name="T123">URL: </text:span><text:span text:style-name="T29">api/</text:span><text:span text:style-name="T44">admin_dashboard_report</text:span></text:p>
      <text:p text:style-name="P293"/>
      <text:p text:style-name="P513"><text:span text:style-name="T161">S</text:span>AMPLE RE<text:span text:style-name="T162">S</text:span>PONSE:</text:p>
      <text:p text:style-name="P296"/>
      <text:p text:style-name="P296">{</text:p>
      <text:p text:style-name="P296"><text:s text:c="4"/>"success": true,</text:p>
      <text:p text:style-name="P296"><text:s text:c="4"/>"data": {</text:p>
      <text:p text:style-name="P296"><text:s text:c="8"/>"total_users": 13,</text:p>
      <text:p text:style-name="P296"><text:s text:c="8"/>"today_register_users": 1,</text:p>
      <text:p text:style-name="P296"><text:s text:c="8"/>"total_events": 30214,</text:p>
      <text:p text:style-name="P296"><text:soft-page-break/><text:s text:c="8"/>"total_active_events": 30213,</text:p>
      <text:p text:style-name="P296"><text:s text:c="8"/>"total_pending_events": 0,</text:p>
      <text:p text:style-name="P296"><text:s text:c="8"/>"today_pending_events": 0,</text:p>
      <text:p text:style-name="P296"><text:s text:c="8"/>"total_orders": 2,</text:p>
      <text:p text:style-name="P296"><text:s text:c="8"/>"today_orders": 1</text:p>
      <text:p text:style-name="P296"><text:s text:c="4"/>}</text:p>
      <text:p text:style-name="P296">}</text:p>
      <text:p text:style-name="P485"/>
      <text:p text:style-name="P488">5<text:span text:style-name="T163">9</text:span>) <text:span text:style-name="T160">Admin Dashboard – Order Report ( last 7 days)</text:span></text:p>
      <text:p text:style-name="P486"/>
      <text:p text:style-name="P486">METHOD : <text:span text:style-name="T160">GET</text:span></text:p>
      <text:p text:style-name="P486"/>
      <text:p text:style-name="P375"><text:span text:style-name="T123">URL: </text:span><text:span text:style-name="T29">api/</text:span><text:span text:style-name="T44">admin_dashboard_order_report</text:span></text:p>
      <text:p text:style-name="P294"/>
      <text:p text:style-name="P514"><text:span text:style-name="T161">S</text:span>AMPLE RE<text:span text:style-name="T162">S</text:span>PONSE:</text:p>
      <text:p text:style-name="P287">{</text:p>
      <text:p text:style-name="P287"><text:s text:c="4"/>"success": true,</text:p>
      <text:p text:style-name="P287"><text:s text:c="4"/>"data": [</text:p>
      <text:p text:style-name="P287"><text:s text:c="8"/>{</text:p>
      <text:p text:style-name="P287"><text:s text:c="12"/>"total_orders": 2,</text:p>
      <text:p text:style-name="P287"><text:s text:c="12"/>"date": "2020-06-22"</text:p>
      <text:p text:style-name="P287"><text:s text:c="8"/>},</text:p>
      <text:p text:style-name="P287"><text:s text:c="8"/>{</text:p>
      <text:p text:style-name="P287"><text:s text:c="12"/>"total_orders": 1,</text:p>
      <text:p text:style-name="P287"><text:s text:c="12"/>"date": "2020-06-23"</text:p>
      <text:p text:style-name="P287"><text:s text:c="8"/>}</text:p>
      <text:p text:style-name="P287"><text:s text:c="4"/>]</text:p>
      <text:p text:style-name="P287">}</text:p>
      <text:p text:style-name="P287"/>
      <text:p text:style-name="P487"><text:span text:style-name="T164">60</text:span>) <text:span text:style-name="T160">Admin Dashboard – Order revenue Report ( last 7 days)</text:span></text:p>
      <text:p text:style-name="P487"/>
      <text:p text:style-name="P487">METHOD : <text:span text:style-name="T160">GET</text:span></text:p>
      <text:p text:style-name="P487"/>
      <text:p text:style-name="P376"><text:span text:style-name="T123">URL: </text:span><text:span text:style-name="T29">api/</text:span><text:span text:style-name="T44">admin_dashboard_</text:span><text:span text:style-name="T45">revenue</text:span><text:span text:style-name="T44">_report?curre</text:span><text:span text:style-name="T53">nc</text:span><text:span text:style-name="T44">y_id=1</text:span></text:p>
      <text:p text:style-name="P565"/>
      <text:p text:style-name="P515"><text:span text:style-name="T161">S</text:span>AMPLE RESPONSE:</text:p>
      <text:p text:style-name="P290"/>
      <text:p text:style-name="P223">{</text:p>
      <text:p text:style-name="P223"><text:s text:c="4"/>"success": true,</text:p>
      <text:p text:style-name="P223"><text:s text:c="4"/>"data": [</text:p>
      <text:p text:style-name="P223"><text:s text:c="8"/>{</text:p>
      <text:p text:style-name="P223"><text:s text:c="12"/>"total_amount": 212,</text:p>
      <text:p text:style-name="P223"><text:s text:c="12"/>"date": "2020-06-22"</text:p>
      <text:p text:style-name="P223"><text:s text:c="8"/>},</text:p>
      <text:p text:style-name="P223"><text:s text:c="8"/>{</text:p>
      <text:p text:style-name="P223"><text:s text:c="12"/>"total_amount": 106,</text:p>
      <text:p text:style-name="P223"><text:s text:c="12"/>"date": "2020-06-23"</text:p>
      <text:p text:style-name="P223"><text:s text:c="8"/>}</text:p>
      <text:p text:style-name="P223"><text:s text:c="4"/>]</text:p>
      <text:p text:style-name="P223">}</text:p>
      <text:p text:style-name="P223"/>
      <text:p text:style-name="P288"/>
      <text:p text:style-name="P489"><text:span text:style-name="T164">61</text:span>) <text:span text:style-name="T160">Admin Dashboard – Recent Enquiry</text:span></text:p>
      <text:p text:style-name="P489"/>
      <text:p text:style-name="P489">METHOD : <text:span text:style-name="T160">GET</text:span></text:p>
      <text:p text:style-name="P489"/>
      <text:p text:style-name="P377"><text:span text:style-name="T123">URL: </text:span><text:span text:style-name="T31">api/</text:span><text:span text:style-name="T44">admin_dashboard_recent_enquiry</text:span></text:p>
      <text:p text:style-name="P295"/>
      <text:p text:style-name="P295"/>
      <text:p text:style-name="P295"/>
      <text:p text:style-name="P516"><text:soft-page-break/><text:span text:style-name="T161">S</text:span>AMPLE RESPONSE:</text:p>
      <text:p text:style-name="P516"/>
      <text:p text:style-name="P224">{</text:p>
      <text:p text:style-name="P224"><text:s text:c="4"/>"success": true,</text:p>
      <text:p text:style-name="P224"><text:s text:c="4"/>"data": [</text:p>
      <text:p text:style-name="P224"><text:s text:c="8"/>{</text:p>
      <text:p text:style-name="P224"><text:s text:c="12"/>"id": 1,</text:p>
      <text:p text:style-name="P224"><text:s text:c="12"/>"event_id": 1,</text:p>
      <text:p text:style-name="P224"><text:s text:c="12"/>"name": "Dhamo",</text:p>
      <text:p text:style-name="P224"><text:s text:c="12"/>"email": "damovenkatesh@gmail.com",</text:p>
      <text:p text:style-name="P224"><text:s text:c="12"/>"contact_no": "7894561230",</text:p>
      <text:p text:style-name="P224"><text:s text:c="12"/>"message": "The idea is to get consumers, producers, marketers, supply-chain evangelists and retailers to get change-ready. There is a little bit of SOMETHING for EVERYBODY in this Webinar. ",</text:p>
      <text:p text:style-name="P224"><text:s text:c="12"/>"createdAt": "2020-05-23T16:48:24.000Z",</text:p>
      <text:p text:style-name="P224"><text:s text:c="12"/>"updatedAt": "2020-05-23T16:48:24.000Z",</text:p>
      <text:p text:style-name="P224"><text:s text:c="12"/>"deletedAt": null,</text:p>
      <text:p text:style-name="P224"><text:s text:c="12"/>"event": {</text:p>
      <text:p text:style-name="P224"><text:s text:c="16"/>"name": "LinkedIn Marketing Essentials"</text:p>
      <text:p text:style-name="P224"><text:s text:c="12"/>}</text:p>
      <text:p text:style-name="P224"><text:s text:c="8"/>}</text:p>
      <text:p text:style-name="P224"><text:s text:c="4"/>],</text:p>
      <text:p text:style-name="P224"><text:s text:c="4"/>"count": 1</text:p>
      <text:p text:style-name="P224">}</text:p>
      <text:p text:style-name="P289"/>
      <text:p text:style-name="P289"/>
      <text:p text:style-name="P223"/>
      <text:p text:style-name="P490"><text:span text:style-name="T164">62</text:span>) <text:span text:style-name="T160">Admin Dashboard – Recent Contacts</text:span></text:p>
      <text:p text:style-name="P490"/>
      <text:p text:style-name="P490">METHOD : <text:span text:style-name="T160">GET</text:span></text:p>
      <text:p text:style-name="P490"/>
      <text:p text:style-name="P378"><text:span text:style-name="T123">URL: </text:span><text:span text:style-name="T31">api/</text:span><text:span text:style-name="T32">admin_dashboard_recent_contacts</text:span></text:p>
      <text:p text:style-name="P225"/>
      <text:p text:style-name="P225"/>
      <text:p text:style-name="P225"/>
      <text:p text:style-name="P517"><text:span text:style-name="T161">S</text:span>AMPLE RESPONSE:</text:p>
      <text:p text:style-name="P517"/>
      <text:p text:style-name="P232">{</text:p>
      <text:p text:style-name="P232"><text:s text:c="4"/>"success": true,</text:p>
      <text:p text:style-name="P232"><text:s text:c="4"/>"data": [</text:p>
      <text:p text:style-name="P232"><text:s text:c="8"/>{</text:p>
      <text:p text:style-name="P232"><text:s text:c="12"/>"id": 1,</text:p>
      <text:p text:style-name="P232"><text:s text:c="12"/>"name": "dhamo",</text:p>
      <text:p text:style-name="P232"><text:s text:c="12"/>"email": "ssdsd@g.com",</text:p>
      <text:p text:style-name="P232"><text:s text:c="12"/>"contact_no": "4356789",</text:p>
      <text:p text:style-name="P232"><text:s text:c="12"/>"message": "ddgfhjk",</text:p>
      <text:p text:style-name="P232"><text:s text:c="12"/>"createdAt": "2020-06-25T16:11:04.000Z",</text:p>
      <text:p text:style-name="P232"><text:s text:c="12"/>"updatedAt": "2020-06-25T16:11:04.000Z",</text:p>
      <text:p text:style-name="P232"><text:s text:c="12"/>"deletedAt": null</text:p>
      <text:p text:style-name="P232"><text:s text:c="8"/>}</text:p>
      <text:p text:style-name="P232"><text:s text:c="4"/>],</text:p>
      <text:p text:style-name="P232"><text:s text:c="4"/>"count": 1</text:p>
      <text:p text:style-name="P232">}</text:p>
      <text:p text:style-name="P232"/>
      <text:p text:style-name="P232"/>
      <text:p text:style-name="P232"/>
      <text:p text:style-name="P232"/>
      <text:p text:style-name="P232"/>
      <text:p text:style-name="P232"/>
      <text:p text:style-name="P232"/>
      <text:p text:style-name="P232"/>
      <text:p text:style-name="P491"><text:soft-page-break/><text:span text:style-name="T164">63</text:span>) <text:span text:style-name="T165">Event Attenders(Admin End Point)</text:span></text:p>
      <text:p text:style-name="P491"/>
      <text:p text:style-name="P491">METHOD : <text:span text:style-name="T160">GET</text:span></text:p>
      <text:p text:style-name="P491"/>
      <text:p text:style-name="P379"><text:span text:style-name="T123">URL: </text:span><text:span text:style-name="T31">api/</text:span><text:span text:style-name="T32">event_attenders</text:span></text:p>
      <text:p text:style-name="P228"/>
      <text:p text:style-name="P381"><text:span text:style-name="T34">For download – Query string params – </text:span><text:span text:style-name="T124">is_download=true</text:span></text:p>
      <text:p text:style-name="P538"/>
      <text:p text:style-name="P518"><text:span text:style-name="T161">S</text:span>AMPLE RESPONSE:</text:p>
      <text:p text:style-name="P227"><text:s/><text:span text:style-name="T166">{</text:span></text:p>
      <text:p text:style-name="P233"><text:s text:c="4"/>"success": true,</text:p>
      <text:p text:style-name="P233"><text:s text:c="4"/>"data": [</text:p>
      <text:p text:style-name="P233"><text:s text:c="8"/>{</text:p>
      <text:p text:style-name="P233"><text:s text:c="12"/>"id": 1,</text:p>
      <text:p text:style-name="P233"><text:s text:c="12"/>"event_id": 1,</text:p>
      <text:p text:style-name="P233"><text:s text:c="12"/>"event_order_id": 1,</text:p>
      <text:p text:style-name="P233"><text:s text:c="12"/>"event_ticket_id": null,</text:p>
      <text:p text:style-name="P233"><text:s text:c="12"/>"name": "Dhamo",</text:p>
      <text:p text:style-name="P233"><text:s text:c="12"/>"email": "damovenkatesh@gmail.com",</text:p>
      <text:p text:style-name="P233"><text:s text:c="12"/>"mobile_no": "7894561230",</text:p>
      <text:p text:style-name="P233"><text:s text:c="12"/>"company_name": "CGS",</text:p>
      <text:p text:style-name="P233"><text:s text:c="12"/>"destination": "Software Engg",</text:p>
      <text:p text:style-name="P233"><text:s text:c="12"/>"city": "chennai",</text:p>
      <text:p text:style-name="P233"><text:s text:c="12"/>"createdAt": "2020-05-23T16:43:08.000Z",</text:p>
      <text:p text:style-name="P233"><text:s text:c="12"/>"updatedAt": "2020-05-23T16:43:08.000Z",</text:p>
      <text:p text:style-name="P233"><text:s text:c="12"/>"deletedAt": null,</text:p>
      <text:p text:style-name="P233"><text:s text:c="12"/>"event": {</text:p>
      <text:p text:style-name="P233"><text:s text:c="16"/>"name": "LinkedIn Marketing Essentials"</text:p>
      <text:p text:style-name="P233"><text:s text:c="12"/>}</text:p>
      <text:p text:style-name="P233"><text:s text:c="8"/>},</text:p>
      <text:p text:style-name="P233"><text:s text:c="8"/>{</text:p>
      <text:p text:style-name="P233"><text:s text:c="12"/>"id": 2,</text:p>
      <text:p text:style-name="P233"><text:s text:c="12"/>"event_id": 1,</text:p>
      <text:p text:style-name="P233"><text:s text:c="12"/>"event_order_id": 1,</text:p>
      <text:p text:style-name="P233"><text:s text:c="12"/>"event_ticket_id": null,</text:p>
      <text:p text:style-name="P233"><text:s text:c="12"/>"name": "Dhamo",</text:p>
      <text:p text:style-name="P233"><text:s text:c="12"/>"email": "damovenkatesh@gmail.com",</text:p>
      <text:p text:style-name="P233"><text:s text:c="12"/>"mobile_no": "7894561230",</text:p>
      <text:p text:style-name="P233"><text:s text:c="12"/>"company_name": "Cgs",</text:p>
      <text:p text:style-name="P233"><text:s text:c="12"/>"destination": "Tester",</text:p>
      <text:p text:style-name="P233"><text:s text:c="12"/>"city": "chenani",</text:p>
      <text:p text:style-name="P233"><text:s text:c="12"/>"createdAt": "2020-05-23T16:43:08.000Z",</text:p>
      <text:p text:style-name="P233"><text:s text:c="12"/>"updatedAt": "2020-05-23T16:43:08.000Z",</text:p>
      <text:p text:style-name="P233"><text:s text:c="12"/>"deletedAt": null,</text:p>
      <text:p text:style-name="P233"><text:s text:c="12"/>"event": {</text:p>
      <text:p text:style-name="P233"><text:s text:c="16"/>"name": "LinkedIn Marketing Essentials"</text:p>
      <text:p text:style-name="P233"><text:s text:c="12"/>}</text:p>
      <text:p text:style-name="P233"><text:s text:c="8"/>}</text:p>
      <text:p text:style-name="P233"><text:s text:c="4"/>],</text:p>
      <text:p text:style-name="P233"><text:s text:c="4"/>"count": 2</text:p>
      <text:p text:style-name="P233">}</text:p>
      <text:p text:style-name="P226"/>
      <text:p text:style-name="P492"><text:span text:style-name="T164">64</text:span>) <text:span text:style-name="T165">Event Attenders Details(Admin End Point)</text:span></text:p>
      <text:p text:style-name="P492"/>
      <text:p text:style-name="P492">METHOD : <text:span text:style-name="T160">GET</text:span></text:p>
      <text:p text:style-name="P492"/>
      <text:p text:style-name="P380"><text:span text:style-name="T123">URL: </text:span><text:span text:style-name="T31">api/</text:span><text:span text:style-name="T32">event_attenders/:</text:span><text:span text:style-name="T33">id</text:span></text:p>
      <text:p text:style-name="P229"/>
      <text:p text:style-name="P519"><text:span text:style-name="T161">S</text:span>AMPLE RESPONSE:</text:p>
      <text:p text:style-name="P234">{</text:p>
      <text:p text:style-name="P234"><text:soft-page-break/><text:s text:c="4"/>"success": true,</text:p>
      <text:p text:style-name="P234"><text:s text:c="4"/>"data": {</text:p>
      <text:p text:style-name="P234"><text:s text:c="8"/>"id": 1,</text:p>
      <text:p text:style-name="P234"><text:s text:c="8"/>"event_id": 1,</text:p>
      <text:p text:style-name="P234"><text:s text:c="8"/>"event_order_id": 1,</text:p>
      <text:p text:style-name="P234"><text:s text:c="8"/>"event_ticket_id": null,</text:p>
      <text:p text:style-name="P234"><text:s text:c="8"/>"name": "Dhamo",</text:p>
      <text:p text:style-name="P234"><text:s text:c="8"/>"email": "damovenkatesh@gmail.com",</text:p>
      <text:p text:style-name="P234"><text:s text:c="8"/>"mobile_no": "7894561230",</text:p>
      <text:p text:style-name="P234"><text:s text:c="8"/>"company_name": "CGS",</text:p>
      <text:p text:style-name="P234"><text:s text:c="8"/>"destination": "Software Engg",</text:p>
      <text:p text:style-name="P234"><text:s text:c="8"/>"city": "chennai",</text:p>
      <text:p text:style-name="P234"><text:s text:c="8"/>"createdAt": "2020-05-23T16:43:08.000Z",</text:p>
      <text:p text:style-name="P234"><text:s text:c="8"/>"updatedAt": "2020-05-23T16:43:08.000Z",</text:p>
      <text:p text:style-name="P234"><text:s text:c="8"/>"deletedAt": null,</text:p>
      <text:p text:style-name="P234"><text:s text:c="8"/>"event": {</text:p>
      <text:p text:style-name="P234"><text:s text:c="12"/>"name": "LinkedIn Marketing Essentials"</text:p>
      <text:p text:style-name="P234"><text:s text:c="8"/>}</text:p>
      <text:p text:style-name="P234"><text:s text:c="4"/>}</text:p>
      <text:p text:style-name="P234">}</text:p>
      <text:p text:style-name="P234"/>
      <text:p text:style-name="P234"/>
      <text:p text:style-name="P493"><text:span text:style-name="T164">65</text:span>) <text:span text:style-name="T167">Blogs(Admin End Point)</text:span></text:p>
      <text:p text:style-name="P493"/>
      <text:p text:style-name="P493">METHOD : <text:span text:style-name="T160">GET</text:span></text:p>
      <text:p text:style-name="P493"/>
      <text:p text:style-name="P382"><text:span text:style-name="T123">URL: </text:span><text:span text:style-name="T31">api/</text:span><text:span text:style-name="T35">blogs</text:span></text:p>
      <text:p text:style-name="P230"/>
      <text:p text:style-name="P520"><text:span text:style-name="T161">S</text:span>AMPLE RESPONSE:</text:p>
      <text:p text:style-name="P520"/>
      <text:p text:style-name="P235">{</text:p>
      <text:p text:style-name="P235"><text:s text:c="4"/>"success": true,</text:p>
      <text:p text:style-name="P235"><text:s text:c="4"/>"data": [</text:p>
      <text:p text:style-name="P235"><text:s text:c="8"/>{</text:p>
      <text:p text:style-name="P235"><text:s text:c="12"/>"id": 2,</text:p>
      <text:p text:style-name="P235"><text:s text:c="12"/>"user_id": 1,</text:p>
      <text:p text:style-name="P235"><text:s text:c="12"/>"name": "Blog1",</text:p>
      <text:p text:style-name="P235"><text:s text:c="12"/>"slug": "blog1",</text:p>
      <text:p text:style-name="P235"><text:s text:c="12"/>"description": "description",</text:p>
      <text:p text:style-name="P235"><text:s text:c="12"/>"thumb_nail_img_dir": "assets/blogs/",</text:p>
      <text:p text:style-name="P235"><text:s text:c="12"/>"thumb_nail_img_name": "2.jpg",</text:p>
      <text:p text:style-name="P235"><text:s text:c="12"/>"img_dir": "assets/blogs/",</text:p>
      <text:p text:style-name="P235"><text:s text:c="12"/>"img_name": "1.jpg",</text:p>
      <text:p text:style-name="P235"><text:s text:c="12"/>"category_id": 1,</text:p>
      <text:p text:style-name="P235"><text:s text:c="12"/>"status": "published",</text:p>
      <text:p text:style-name="P235"><text:s text:c="12"/>"createdAt": "2020-06-27T17:07:37.000Z",</text:p>
      <text:p text:style-name="P235"><text:s text:c="12"/>"updatedAt": "2020-06-27T17:07:37.000Z",</text:p>
      <text:p text:style-name="P235"><text:s text:c="12"/>"deletedAt": null</text:p>
      <text:p text:style-name="P235"><text:s text:c="8"/>},</text:p>
      <text:p text:style-name="P235"><text:s text:c="8"/>{</text:p>
      <text:p text:style-name="P235"><text:s text:c="12"/>"id": 1,</text:p>
      <text:p text:style-name="P235"><text:s text:c="12"/>"user_id": 1,</text:p>
      <text:p text:style-name="P235"><text:s text:c="12"/>"name": "Blog1",</text:p>
      <text:p text:style-name="P235"><text:s text:c="12"/>"slug": "blog1",</text:p>
      <text:p text:style-name="P235"><text:s text:c="12"/>"description": "description",</text:p>
      <text:p text:style-name="P235"><text:s text:c="12"/>"thumb_nail_img_dir": "assets/blogs/",</text:p>
      <text:p text:style-name="P235"><text:s text:c="12"/>"thumb_nail_img_name": "2.jpg",</text:p>
      <text:p text:style-name="P235"><text:s text:c="12"/>"img_dir": "assets/blogs/",</text:p>
      <text:p text:style-name="P235"><text:s text:c="12"/>"img_name": "1.jpg",</text:p>
      <text:p text:style-name="P235"><text:s text:c="12"/>"category_id": 1,</text:p>
      <text:p text:style-name="P235"><text:soft-page-break/><text:s text:c="12"/>"status": "published",</text:p>
      <text:p text:style-name="P235"><text:s text:c="12"/>"createdAt": "2020-06-27T17:07:28.000Z",</text:p>
      <text:p text:style-name="P235"><text:s text:c="12"/>"updatedAt": "2020-06-27T17:07:28.000Z",</text:p>
      <text:p text:style-name="P235"><text:s text:c="12"/>"deletedAt": null</text:p>
      <text:p text:style-name="P235"><text:s text:c="8"/>}</text:p>
      <text:p text:style-name="P235"><text:s text:c="4"/>],</text:p>
      <text:p text:style-name="P235"><text:s text:c="4"/>"count": 2</text:p>
      <text:p text:style-name="P235">}</text:p>
      <text:p text:style-name="P235"/>
      <text:p text:style-name="P494"><text:span text:style-name="T164">66</text:span>) <text:span text:style-name="T168">Add Blog(Admin End Point)</text:span></text:p>
      <text:p text:style-name="P494"/>
      <text:p text:style-name="P494">METHOD : <text:span text:style-name="T168">POST</text:span></text:p>
      <text:p text:style-name="P494"/>
      <text:p text:style-name="P383"><text:span text:style-name="T123">URL: </text:span><text:span text:style-name="T31">api/</text:span><text:span text:style-name="T35">blogs</text:span></text:p>
      <text:p text:style-name="P236"/>
      <text:p text:style-name="P522"><text:span text:style-name="T167">S</text:span>AMPLE REQUEST:</text:p>
      <text:p text:style-name="P231"/>
      <text:p text:style-name="P231">{</text:p>
      <text:p text:style-name="P231"><text:tab/></text:p>
      <text:p text:style-name="P231"><text:tab/>"user_id":1,</text:p>
      <text:p text:style-name="P231"><text:tab/>"name":"Blog1",</text:p>
      <text:p text:style-name="P231"><text:tab/>"description":"description",</text:p>
      <text:p text:style-name="P231"><text:tab/>"img_name":"1.jpg",</text:p>
      <text:p text:style-name="P231"><text:tab/>"img_dir":"assets/blogs/",</text:p>
      <text:p text:style-name="P231"><text:tab/>"thumb_nail_img_name":"2.jpg",</text:p>
      <text:p text:style-name="P231"><text:tab/>"thumb_nail_img_dir":"assets/blogs/",</text:p>
      <text:p text:style-name="P231"><text:tab/>"category_id":"1",</text:p>
      <text:p text:style-name="P231"><text:tab/>"status":"published"</text:p>
      <text:p text:style-name="P231"><text:tab/></text:p>
      <text:p text:style-name="P231">}</text:p>
      <text:p text:style-name="P231"/>
      <text:p text:style-name="P231"/>
      <text:p text:style-name="P521"><text:span text:style-name="T161">S</text:span>AMPLE RESPONSE:</text:p>
      <text:p text:style-name="P521"/>
      <text:p text:style-name="P244">{</text:p>
      <text:p text:style-name="P244"><text:s text:c="4"/>"success": true,</text:p>
      <text:p text:style-name="P244"><text:s text:c="4"/>"data": {</text:p>
      <text:p text:style-name="P244"><text:s text:c="8"/>"createdAt": "2020-06-27T17:12:14.750Z",</text:p>
      <text:p text:style-name="P244"><text:s text:c="8"/>"id": 3,</text:p>
      <text:p text:style-name="P244"><text:s text:c="8"/>"user_id": 1,</text:p>
      <text:p text:style-name="P244"><text:s text:c="8"/>"name": "Blog1",</text:p>
      <text:p text:style-name="P244"><text:s text:c="8"/>"description": "description",</text:p>
      <text:p text:style-name="P244"><text:s text:c="8"/>"img_name": "1.jpg",</text:p>
      <text:p text:style-name="P244"><text:s text:c="8"/>"img_dir": "assets/blogs/",</text:p>
      <text:p text:style-name="P244"><text:s text:c="8"/>"thumb_nail_img_name": "2.jpg",</text:p>
      <text:p text:style-name="P244"><text:s text:c="8"/>"thumb_nail_img_dir": "assets/blogs/",</text:p>
      <text:p text:style-name="P244"><text:s text:c="8"/>"category_id": "1",</text:p>
      <text:p text:style-name="P244"><text:s text:c="8"/>"status": "published",</text:p>
      <text:p text:style-name="P244"><text:s text:c="8"/>"slug": "blog1",</text:p>
      <text:p text:style-name="P244"><text:s text:c="8"/>"updatedAt": "2020-06-27T17:12:14.750Z"</text:p>
      <text:p text:style-name="P244"><text:s text:c="4"/>}</text:p>
      <text:p text:style-name="P244">}</text:p>
      <text:p text:style-name="P244"/>
      <text:p text:style-name="P495"><text:span text:style-name="T164">67</text:span>) <text:span text:style-name="T169">Update Blog(Admin End Point)</text:span></text:p>
      <text:p text:style-name="P495"/>
      <text:p text:style-name="P495">METHOD : <text:span text:style-name="T171">PUT</text:span></text:p>
      <text:p text:style-name="P495"/>
      <text:p text:style-name="P384"><text:span text:style-name="T123">URL: </text:span><text:span text:style-name="T31">api/</text:span><text:span text:style-name="T35">blogs</text:span></text:p>
      <text:p text:style-name="P237"/>
      <text:p text:style-name="P237"/>
      <text:p text:style-name="P523"><text:soft-page-break/><text:span text:style-name="T167">S</text:span>AMPLE REQUEST:</text:p>
      <text:p text:style-name="P523"/>
      <text:p text:style-name="P245">{</text:p>
      <text:p text:style-name="P245"><text:tab/>"id":1,</text:p>
      <text:p text:style-name="P245"><text:tab/>"name":"Blog1",</text:p>
      <text:p text:style-name="P245"><text:tab/>"description":"description",</text:p>
      <text:p text:style-name="P245"><text:tab/>"img_name":"1.jpg",</text:p>
      <text:p text:style-name="P245"><text:tab/>"img_dir":"assets/blogs/",</text:p>
      <text:p text:style-name="P245"><text:tab/>"thumb_nail_img_name":"2.jpg",</text:p>
      <text:p text:style-name="P245"><text:tab/>"thumb_nail_img_dir":"assets/blogs/",</text:p>
      <text:p text:style-name="P245"><text:tab/>"category_id":"1",</text:p>
      <text:p text:style-name="P245"><text:tab/></text:p>
      <text:p text:style-name="P245">}</text:p>
      <text:p text:style-name="P245"/>
      <text:p text:style-name="P524">SAMPLE RESPONSE:</text:p>
      <text:p text:style-name="P256">{</text:p>
      <text:p text:style-name="P256"><text:s text:c="4"/>"success": true,</text:p>
      <text:p text:style-name="P256"><text:s text:c="4"/>"message": "Blog Updated successfully."</text:p>
      <text:p text:style-name="P256">}</text:p>
      <text:p text:style-name="P256"/>
      <text:p text:style-name="P496"><text:span text:style-name="T164">68</text:span>) <text:span text:style-name="T170">Blog Details(Admin End Point)</text:span></text:p>
      <text:p text:style-name="P496"/>
      <text:p text:style-name="P496">METHOD : <text:span text:style-name="T168">POST</text:span></text:p>
      <text:p text:style-name="P496"/>
      <text:p text:style-name="P385"><text:span text:style-name="T123">URL: </text:span><text:span text:style-name="T31">api/</text:span><text:span text:style-name="T35">blogs/</text:span><text:span text:style-name="T36">&lt;:id&gt;</text:span></text:p>
      <text:p text:style-name="P238"/>
      <text:p text:style-name="P525">SAMPLE RESPONSE:</text:p>
      <text:p text:style-name="P257"/>
      <text:p text:style-name="P246">{</text:p>
      <text:p text:style-name="P246"><text:tab/>"id":1,</text:p>
      <text:p text:style-name="P246"><text:tab/>"name":"Blog1",</text:p>
      <text:p text:style-name="P246"><text:tab/>"description":"description",</text:p>
      <text:p text:style-name="P246"><text:tab/>"img_name":"1.jpg",</text:p>
      <text:p text:style-name="P246"><text:tab/>"img_dir":"assets/blogs/",</text:p>
      <text:p text:style-name="P246"><text:tab/>"thumb_nail_img_name":"2.jpg",</text:p>
      <text:p text:style-name="P246"><text:tab/>"thumb_nail_img_dir":"assets/blogs/",</text:p>
      <text:p text:style-name="P246"><text:tab/>"category_id":"1",</text:p>
      <text:p text:style-name="P246"><text:tab/></text:p>
      <text:p text:style-name="P246">}</text:p>
      <text:p text:style-name="P246"/>
      <text:p text:style-name="P527">69) Front <text:span text:style-name="T172">End Blog List</text:span></text:p>
      <text:p text:style-name="P246"/>
      <text:p text:style-name="P497">METHOD : <text:span text:style-name="T168">POST</text:span></text:p>
      <text:p text:style-name="P497"/>
      <text:p text:style-name="P386"><text:span text:style-name="T123">URL: </text:span><text:span text:style-name="T31">api/frontend_blogs</text:span><text:span text:style-name="T35">/</text:span><text:span text:style-name="T36">&lt;:id&gt;</text:span></text:p>
      <text:p text:style-name="P239"/>
      <text:p text:style-name="P526">SAMPLE RESPONSE:</text:p>
      <text:p text:style-name="P258"/>
      <text:p text:style-name="P259">{</text:p>
      <text:p text:style-name="P259"><text:s text:c="4"/>"success": true,</text:p>
      <text:p text:style-name="P259"><text:s text:c="4"/>"data": [</text:p>
      <text:p text:style-name="P259"><text:s text:c="8"/>{</text:p>
      <text:p text:style-name="P259"><text:s text:c="12"/>"id": 3,</text:p>
      <text:p text:style-name="P259"><text:s text:c="12"/>"user_id": 1,</text:p>
      <text:p text:style-name="P259"><text:s text:c="12"/>"name": "Blog1",</text:p>
      <text:p text:style-name="P259"><text:s text:c="12"/>"slug": "blog1",</text:p>
      <text:p text:style-name="P259"><text:s text:c="12"/>"description": "description",</text:p>
      <text:p text:style-name="P259"><text:s text:c="12"/>"thumb_nail_img_dir": "assets/blogs/",</text:p>
      <text:p text:style-name="P259"><text:s text:c="12"/>"thumb_nail_img_name": "2.jpg",</text:p>
      <text:p text:style-name="P259"><text:s text:c="12"/>"img_dir": "assets/blogs/",</text:p>
      <text:p text:style-name="P259"><text:soft-page-break/><text:s text:c="12"/>"img_name": "1.jpg",</text:p>
      <text:p text:style-name="P259"><text:s text:c="12"/>"category_id": 1,</text:p>
      <text:p text:style-name="P259"><text:s text:c="12"/>"status": "published",</text:p>
      <text:p text:style-name="P259"><text:s text:c="12"/>"createdAt": "2020-06-27T17:12:14.000Z",</text:p>
      <text:p text:style-name="P259"><text:s text:c="12"/>"updatedAt": "2020-06-27T17:12:14.000Z",</text:p>
      <text:p text:style-name="P259"><text:s text:c="12"/>"deletedAt": null</text:p>
      <text:p text:style-name="P259"><text:s text:c="8"/>},</text:p>
      <text:p text:style-name="P259"><text:s text:c="8"/>{</text:p>
      <text:p text:style-name="P259"><text:s text:c="12"/>"id": 2,</text:p>
      <text:p text:style-name="P259"><text:s text:c="12"/>"user_id": 1,</text:p>
      <text:p text:style-name="P259"><text:s text:c="12"/>"name": "Blog1",</text:p>
      <text:p text:style-name="P259"><text:s text:c="12"/>"slug": "blog1",</text:p>
      <text:p text:style-name="P259"><text:s text:c="12"/>"description": "description",</text:p>
      <text:p text:style-name="P259"><text:s text:c="12"/>"thumb_nail_img_dir": "assets/blogs/",</text:p>
      <text:p text:style-name="P259"><text:s text:c="12"/>"thumb_nail_img_name": "2.jpg",</text:p>
      <text:p text:style-name="P259"><text:s text:c="12"/>"img_dir": "assets/blogs/",</text:p>
      <text:p text:style-name="P259"><text:s text:c="12"/>"img_name": "1.jpg",</text:p>
      <text:p text:style-name="P259"><text:s text:c="12"/>"category_id": 1,</text:p>
      <text:p text:style-name="P259"><text:s text:c="12"/>"status": "published",</text:p>
      <text:p text:style-name="P259"><text:s text:c="12"/>"createdAt": "2020-06-27T17:07:37.000Z",</text:p>
      <text:p text:style-name="P259"><text:s text:c="12"/>"updatedAt": "2020-06-27T17:07:37.000Z",</text:p>
      <text:p text:style-name="P259"><text:s text:c="12"/>"deletedAt": null</text:p>
      <text:p text:style-name="P259"><text:s text:c="8"/>},</text:p>
      <text:p text:style-name="P259"><text:s text:c="8"/>{</text:p>
      <text:p text:style-name="P259"><text:s text:c="12"/>"id": 1,</text:p>
      <text:p text:style-name="P259"><text:s text:c="12"/>"user_id": 1,</text:p>
      <text:p text:style-name="P259"><text:s text:c="12"/>"name": "Blog1",</text:p>
      <text:p text:style-name="P259"><text:s text:c="12"/>"slug": "blog1",</text:p>
      <text:p text:style-name="P259"><text:s text:c="12"/>"description": "description",</text:p>
      <text:p text:style-name="P259"><text:s text:c="12"/>"thumb_nail_img_dir": "assets/blogs/",</text:p>
      <text:p text:style-name="P259"><text:s text:c="12"/>"thumb_nail_img_name": "2.jpg",</text:p>
      <text:p text:style-name="P259"><text:s text:c="12"/>"img_dir": "assets/blogs/",</text:p>
      <text:p text:style-name="P259"><text:s text:c="12"/>"img_name": "1.jpg",</text:p>
      <text:p text:style-name="P259"><text:s text:c="12"/>"category_id": 1,</text:p>
      <text:p text:style-name="P259"><text:s text:c="12"/>"status": "published",</text:p>
      <text:p text:style-name="P259"><text:s text:c="12"/>"createdAt": "2020-06-27T17:07:28.000Z",</text:p>
      <text:p text:style-name="P259"><text:s text:c="12"/>"updatedAt": "2020-06-27T17:19:05.000Z",</text:p>
      <text:p text:style-name="P259"><text:s text:c="12"/>"deletedAt": null</text:p>
      <text:p text:style-name="P259"><text:s text:c="8"/>}</text:p>
      <text:p text:style-name="P259"><text:s text:c="4"/>],</text:p>
      <text:p text:style-name="P259"><text:s text:c="4"/>"count": 3</text:p>
      <text:p text:style-name="P259">}</text:p>
      <text:p text:style-name="P259"/>
      <text:p text:style-name="P528"><text:span text:style-name="T173">70</text:span>) Front <text:span text:style-name="T172">End Blog Details</text:span></text:p>
      <text:p text:style-name="P247"/>
      <text:p text:style-name="P498">METHOD : <text:span text:style-name="T168">POST</text:span></text:p>
      <text:p text:style-name="P498"/>
      <text:p text:style-name="P390"><text:span text:style-name="T123">URL: </text:span><text:span text:style-name="T31">api/</text:span><text:span text:style-name="T38">frontend_blog_detail</text:span><text:span text:style-name="T35">?</text:span><text:span text:style-name="T37">blog_id=1</text:span></text:p>
      <text:p text:style-name="P240"/>
      <text:p text:style-name="P532"><text:span text:style-name="T167">S</text:span>AMPLE RESPONSE:</text:p>
      <text:p text:style-name="P241">{</text:p>
      <text:p text:style-name="P241"><text:s text:c="4"/>"success": true,</text:p>
      <text:p text:style-name="P241"><text:s text:c="4"/>"data": {</text:p>
      <text:p text:style-name="P241"><text:s text:c="8"/>"id": 1,</text:p>
      <text:p text:style-name="P241"><text:s text:c="8"/>"user_id": 1,</text:p>
      <text:p text:style-name="P241"><text:s text:c="8"/>"name": "Blog1",</text:p>
      <text:p text:style-name="P241"><text:s text:c="8"/>"slug": "blog1",</text:p>
      <text:p text:style-name="P241"><text:s text:c="8"/>"description": "description",</text:p>
      <text:p text:style-name="P241"><text:s text:c="8"/>"thumb_nail_img_dir": "assets/blogs/",</text:p>
      <text:p text:style-name="P241"><text:s text:c="8"/>"thumb_nail_img_name": "2.jpg",</text:p>
      <text:p text:style-name="P241"><text:soft-page-break/><text:s text:c="8"/>"img_dir": "assets/blogs/",</text:p>
      <text:p text:style-name="P241"><text:s text:c="8"/>"img_name": "1.jpg",</text:p>
      <text:p text:style-name="P241"><text:s text:c="8"/>"category_id": 1,</text:p>
      <text:p text:style-name="P241"><text:s text:c="8"/>"status": "published",</text:p>
      <text:p text:style-name="P241"><text:s text:c="8"/>"createdAt": "2020-06-27T17:07:28.000Z",</text:p>
      <text:p text:style-name="P241"><text:s text:c="8"/>"updatedAt": "2020-06-27T17:19:05.000Z",</text:p>
      <text:p text:style-name="P241"><text:s text:c="8"/>"deletedAt": null,</text:p>
      <text:p text:style-name="P241"><text:s text:c="8"/>"blog_comments": [</text:p>
      <text:p text:style-name="P241"><text:s text:c="12"/>{</text:p>
      <text:p text:style-name="P241"><text:s text:c="16"/>"id": 1,</text:p>
      <text:p text:style-name="P241"><text:s text:c="16"/>"user_id": 1,</text:p>
      <text:p text:style-name="P241"><text:s text:c="16"/>"blog_id": 1,</text:p>
      <text:p text:style-name="P241"><text:s text:c="16"/>"comments": "test",</text:p>
      <text:p text:style-name="P241"><text:s text:c="16"/>"status": "published",</text:p>
      <text:p text:style-name="P241"><text:s text:c="16"/>"createdAt": "2020-06-27T18:30:53.000Z",</text:p>
      <text:p text:style-name="P241"><text:s text:c="16"/>"updatedAt": "2020-06-27T18:30:53.000Z",</text:p>
      <text:p text:style-name="P241"><text:s text:c="16"/>"deletedAt": null,</text:p>
      <text:p text:style-name="P241"><text:s text:c="16"/>"user": {</text:p>
      <text:p text:style-name="P241"><text:s text:c="20"/>"first_name": "admin"</text:p>
      <text:p text:style-name="P241"><text:s text:c="16"/>}</text:p>
      <text:p text:style-name="P241"><text:s text:c="12"/>},</text:p>
      <text:p text:style-name="P241"><text:s text:c="12"/>{</text:p>
      <text:p text:style-name="P241"><text:s text:c="16"/>"id": 2,</text:p>
      <text:p text:style-name="P241"><text:s text:c="16"/>"user_id": 1,</text:p>
      <text:p text:style-name="P241"><text:s text:c="16"/>"blog_id": 1,</text:p>
      <text:p text:style-name="P241"><text:s text:c="16"/>"comments": "test",</text:p>
      <text:p text:style-name="P241"><text:s text:c="16"/>"status": "published",</text:p>
      <text:p text:style-name="P241"><text:s text:c="16"/>"createdAt": "2020-06-27T18:30:59.000Z",</text:p>
      <text:p text:style-name="P241"><text:s text:c="16"/>"updatedAt": "2020-06-27T18:30:59.000Z",</text:p>
      <text:p text:style-name="P241"><text:s text:c="16"/>"deletedAt": null,</text:p>
      <text:p text:style-name="P241"><text:s text:c="16"/>"user": {</text:p>
      <text:p text:style-name="P241"><text:s text:c="20"/>"first_name": "admin"</text:p>
      <text:p text:style-name="P241"><text:s text:c="16"/>}</text:p>
      <text:p text:style-name="P241"><text:s text:c="12"/>}</text:p>
      <text:p text:style-name="P241"><text:s text:c="8"/>]</text:p>
      <text:p text:style-name="P241"><text:s text:c="4"/>}</text:p>
      <text:p text:style-name="P241">}</text:p>
      <text:p text:style-name="P242"/>
      <text:p text:style-name="P529"><text:span text:style-name="T173">71</text:span>) Front <text:span text:style-name="T172">End Blog – Comments add</text:span></text:p>
      <text:p text:style-name="P248"/>
      <text:p text:style-name="P499">METHOD : <text:span text:style-name="T168">POST</text:span></text:p>
      <text:p text:style-name="P499"/>
      <text:p text:style-name="P387"><text:span text:style-name="T123">URL: </text:span><text:span text:style-name="T31">api/</text:span><text:span text:style-name="T37">add_comments</text:span></text:p>
      <text:p text:style-name="P267"/>
      <text:p text:style-name="P533"><text:span text:style-name="T174">S</text:span>AMPLE REQUEST:</text:p>
      <text:p text:style-name="P243"/>
      <text:p text:style-name="P243">{</text:p>
      <text:p text:style-name="P243"><text:tab/>"user_id":"1",</text:p>
      <text:p text:style-name="P243"><text:tab/>"blog_id":"1",</text:p>
      <text:p text:style-name="P243"><text:tab/>"comments":"test"</text:p>
      <text:p text:style-name="P243">}</text:p>
      <text:p text:style-name="P243"/>
      <text:p text:style-name="P533"><text:span text:style-name="T167">S</text:span>AMPLE RESPONSE:</text:p>
      <text:p text:style-name="P533"/>
      <text:p text:style-name="P533"/>
      <text:p text:style-name="P260">{</text:p>
      <text:p text:style-name="P260"><text:s text:c="4"/>"success": true,</text:p>
      <text:p text:style-name="P260"><text:s text:c="4"/>"data": {</text:p>
      <text:p text:style-name="P260"><text:s text:c="8"/>"createdAt": "2020-06-27T18:30:59.392Z",</text:p>
      <text:p text:style-name="P260"><text:s text:c="8"/>"id": 2,</text:p>
      <text:p text:style-name="P260"><text:soft-page-break/><text:s text:c="8"/>"user_id": "1",</text:p>
      <text:p text:style-name="P260"><text:s text:c="8"/>"blog_id": "1",</text:p>
      <text:p text:style-name="P260"><text:s text:c="8"/>"comments": "test",</text:p>
      <text:p text:style-name="P260"><text:s text:c="8"/>"status": "published",</text:p>
      <text:p text:style-name="P260"><text:s text:c="8"/>"updatedAt": "2020-06-27T18:30:59.393Z"</text:p>
      <text:p text:style-name="P260"><text:s text:c="4"/>}</text:p>
      <text:p text:style-name="P260">}</text:p>
      <text:p text:style-name="P260"/>
      <text:p text:style-name="P530"><text:span text:style-name="T173">72</text:span>) <text:span text:style-name="T172"><text:s/>Blog – Comments List (admin List)</text:span></text:p>
      <text:p text:style-name="P249"/>
      <text:p text:style-name="P500">METHOD : <text:span text:style-name="T168">POST</text:span></text:p>
      <text:p text:style-name="P500"/>
      <text:p text:style-name="P388"><text:span text:style-name="T123">URL: </text:span><text:span text:style-name="T31">api/</text:span><text:span text:style-name="T46">blog_comments</text:span></text:p>
      <text:p text:style-name="P268"/>
      <text:p text:style-name="P536"/>
      <text:p text:style-name="P534"><text:span text:style-name="T174">S</text:span>AMPLE RESPONSE:</text:p>
      <text:p text:style-name="P261"/>
      <text:p text:style-name="P266">{</text:p>
      <text:p text:style-name="P266"><text:s text:c="4"/>"success": true,</text:p>
      <text:p text:style-name="P266"><text:s text:c="4"/>"data": [</text:p>
      <text:p text:style-name="P266"><text:s text:c="8"/>{</text:p>
      <text:p text:style-name="P266"><text:s text:c="12"/>"id": 2,</text:p>
      <text:p text:style-name="P266"><text:s text:c="12"/>"user_id": 1,</text:p>
      <text:p text:style-name="P266"><text:s text:c="12"/>"blog_id": 1,</text:p>
      <text:p text:style-name="P266"><text:s text:c="12"/>"comments": "test",</text:p>
      <text:p text:style-name="P266"><text:s text:c="12"/>"status": "published",</text:p>
      <text:p text:style-name="P266"><text:s text:c="12"/>"createdAt": "2020-06-27T18:30:59.000Z",</text:p>
      <text:p text:style-name="P266"><text:s text:c="12"/>"updatedAt": "2020-06-27T18:30:59.000Z",</text:p>
      <text:p text:style-name="P266"><text:s text:c="12"/>"deletedAt": null,</text:p>
      <text:p text:style-name="P266"><text:s text:c="12"/>"user": {</text:p>
      <text:p text:style-name="P266"><text:s text:c="16"/>"first_name": "admin"</text:p>
      <text:p text:style-name="P266"><text:s text:c="12"/>},</text:p>
      <text:p text:style-name="P266"><text:s text:c="12"/>"blog": {</text:p>
      <text:p text:style-name="P266"><text:s text:c="16"/>"name": "Blog1"</text:p>
      <text:p text:style-name="P266"><text:s text:c="12"/>}</text:p>
      <text:p text:style-name="P266"><text:s text:c="8"/>},</text:p>
      <text:p text:style-name="P266"><text:s text:c="8"/>{</text:p>
      <text:p text:style-name="P266"><text:s text:c="12"/>"id": 1,</text:p>
      <text:p text:style-name="P266"><text:s text:c="12"/>"user_id": 1,</text:p>
      <text:p text:style-name="P266"><text:s text:c="12"/>"blog_id": 1,</text:p>
      <text:p text:style-name="P266"><text:s text:c="12"/>"comments": "test",</text:p>
      <text:p text:style-name="P266"><text:s text:c="12"/>"status": "published",</text:p>
      <text:p text:style-name="P266"><text:s text:c="12"/>"createdAt": "2020-06-27T18:30:53.000Z",</text:p>
      <text:p text:style-name="P266"><text:s text:c="12"/>"updatedAt": "2020-06-27T18:30:53.000Z",</text:p>
      <text:p text:style-name="P266"><text:s text:c="12"/>"deletedAt": null,</text:p>
      <text:p text:style-name="P266"><text:s text:c="12"/>"user": {</text:p>
      <text:p text:style-name="P266"><text:s text:c="16"/>"first_name": "admin"</text:p>
      <text:p text:style-name="P266"><text:s text:c="12"/>},</text:p>
      <text:p text:style-name="P266"><text:s text:c="12"/>"blog": {</text:p>
      <text:p text:style-name="P266"><text:s text:c="16"/>"name": "Blog1"</text:p>
      <text:p text:style-name="P266"><text:s text:c="12"/>}</text:p>
      <text:p text:style-name="P266"><text:s text:c="8"/>}</text:p>
      <text:p text:style-name="P266"><text:s text:c="4"/>],</text:p>
      <text:p text:style-name="P266"><text:s text:c="4"/>"count": 2</text:p>
      <text:p text:style-name="P266">}</text:p>
      <text:p text:style-name="P262"/>
      <text:p text:style-name="P531"/>
      <text:p text:style-name="P531"/>
      <text:p text:style-name="P531"/>
      <text:p text:style-name="P531"/>
      <text:p text:style-name="P531"><text:soft-page-break/></text:p>
      <text:p text:style-name="P531"><text:span text:style-name="T173">73</text:span>) <text:span text:style-name="T172"><text:s/>Blog – Comment Details (admin List)</text:span></text:p>
      <text:p text:style-name="P250"/>
      <text:p text:style-name="P501">METHOD : <text:span text:style-name="T168">POST</text:span></text:p>
      <text:p text:style-name="P501"/>
      <text:p text:style-name="P389"><text:span text:style-name="T123">URL: </text:span><text:span text:style-name="T31">api/</text:span><text:span text:style-name="T46">blog_comments/</text:span><text:span text:style-name="T47">&lt;:id&gt;</text:span></text:p>
      <text:p text:style-name="P548"/>
      <text:p text:style-name="P549">SAMPLE RESPONSE:</text:p>
      <text:p text:style-name="P549"/>
      <text:p text:style-name="P549"/>
      <text:p text:style-name="P269">{</text:p>
      <text:p text:style-name="P269"><text:s text:c="4"/>"success": true,</text:p>
      <text:p text:style-name="P269"><text:s text:c="4"/>"data": {</text:p>
      <text:p text:style-name="P269"><text:s text:c="8"/>"id": 1,</text:p>
      <text:p text:style-name="P269"><text:s text:c="8"/>"user_id": 1,</text:p>
      <text:p text:style-name="P269"><text:s text:c="8"/>"blog_id": 1,</text:p>
      <text:p text:style-name="P269"><text:s text:c="8"/>"comments": "test",</text:p>
      <text:p text:style-name="P269"><text:s text:c="8"/>"status": "published",</text:p>
      <text:p text:style-name="P269"><text:s text:c="8"/>"createdAt": "2020-06-27T18:30:53.000Z",</text:p>
      <text:p text:style-name="P269"><text:s text:c="8"/>"updatedAt": "2020-06-27T18:30:53.000Z",</text:p>
      <text:p text:style-name="P269"><text:s text:c="8"/>"deletedAt": null,</text:p>
      <text:p text:style-name="P269"><text:s text:c="8"/>"user": {</text:p>
      <text:p text:style-name="P269"><text:s text:c="12"/>"first_name": "admin"</text:p>
      <text:p text:style-name="P269"><text:s text:c="8"/>},</text:p>
      <text:p text:style-name="P269"><text:s text:c="8"/>"blog": {</text:p>
      <text:p text:style-name="P269"><text:s text:c="12"/>"name": "Blog1"</text:p>
      <text:p text:style-name="P269"><text:s text:c="8"/>}</text:p>
      <text:p text:style-name="P269"><text:s text:c="4"/>}</text:p>
      <text:p text:style-name="P263"><text:span text:style-name="T175">}</text:span><text:tab/></text:p>
      <text:p text:style-name="P263"/>
      <text:p text:style-name="P539">73) Admin Dahsboard - <text:s text:c="2"/><text:span text:style-name="T177">Recent Orders</text:span></text:p>
      <text:p text:style-name="P539"/>
      <text:p text:style-name="P251"/>
      <text:p text:style-name="P502">METHOD : <text:span text:style-name="T176">GET</text:span></text:p>
      <text:p text:style-name="P502"/>
      <text:p text:style-name="P391"><text:span text:style-name="T123">URL: </text:span><text:span text:style-name="T31">api/</text:span><text:span text:style-name="T37">admin_dashboard_order_report</text:span></text:p>
      <text:p text:style-name="P537"/>
      <text:p text:style-name="P535"><text:span text:style-name="T174">S</text:span>AMPLE RESPONSE:</text:p>
      <text:p text:style-name="P535"/>
      <text:p text:style-name="P272">{</text:p>
      <text:p text:style-name="P272"><text:s text:c="4"/>"success": true,</text:p>
      <text:p text:style-name="P272"><text:s text:c="4"/>"data": [</text:p>
      <text:p text:style-name="P272"><text:s text:c="8"/>{</text:p>
      <text:p text:style-name="P272"><text:s text:c="12"/>"id": 5,</text:p>
      <text:p text:style-name="P272"><text:s text:c="12"/>"user_id": 2,</text:p>
      <text:p text:style-name="P272"><text:s text:c="12"/>"event_user_id": 2,</text:p>
      <text:p text:style-name="P272"><text:s text:c="12"/>"event_id": 1,</text:p>
      <text:p text:style-name="P272"><text:s text:c="12"/>"currency_id": 1,</text:p>
      <text:p text:style-name="P272"><text:s text:c="12"/>"no_of_tickets": 2,</text:p>
      <text:p text:style-name="P272"><text:s text:c="12"/>"total_amount": 106,</text:p>
      <text:p text:style-name="P272"><text:s text:c="12"/>"transaction_id": "pi_1Gm0RBCUm7aWueh9ezr9ERhD",</text:p>
      <text:p text:style-name="P272"><text:s text:c="12"/>"payment_source": "Stripe Payment",</text:p>
      <text:p text:style-name="P272"><text:s text:c="12"/>"status": "succeeded",</text:p>
      <text:p text:style-name="P272"><text:s text:c="12"/>"createdAt": "2020-07-01T00:21:08.000Z",</text:p>
      <text:p text:style-name="P272"><text:s text:c="12"/>"updatedAt": "2020-06-22T23:37:33.000Z",</text:p>
      <text:p text:style-name="P272"><text:s text:c="12"/>"deletedAt": null,</text:p>
      <text:p text:style-name="P272"><text:s text:c="12"/>"user": {</text:p>
      <text:p text:style-name="P272"><text:s text:c="16"/>"first_name": "Dhamo",</text:p>
      <text:p text:style-name="P272"><text:s text:c="16"/>"email": "damovenkatesh@gmail.com"</text:p>
      <text:p text:style-name="P272"><text:s text:c="12"/>},</text:p>
      <text:p text:style-name="P272"><text:soft-page-break/><text:s text:c="12"/>"currency": {</text:p>
      <text:p text:style-name="P272"><text:s text:c="16"/>"name": "USD"</text:p>
      <text:p text:style-name="P272"><text:s text:c="12"/>},</text:p>
      <text:p text:style-name="P272"><text:s text:c="12"/>"event": {</text:p>
      <text:p text:style-name="P272"><text:s text:c="16"/>"name": "LinkedIn Marketing Essentials"</text:p>
      <text:p text:style-name="P272"><text:s text:c="12"/>}</text:p>
      <text:p text:style-name="P272"><text:s text:c="8"/>},</text:p>
      <text:p text:style-name="P272"><text:s text:c="8"/>{</text:p>
      <text:p text:style-name="P272"><text:s text:c="12"/>"id": 6,</text:p>
      <text:p text:style-name="P272"><text:s text:c="12"/>"user_id": 2,</text:p>
      <text:p text:style-name="P272"><text:s text:c="12"/>"event_user_id": 2,</text:p>
      <text:p text:style-name="P272"><text:s text:c="12"/>"event_id": 1,</text:p>
      <text:p text:style-name="P272"><text:s text:c="12"/>"currency_id": 1,</text:p>
      <text:p text:style-name="P272"><text:s text:c="12"/>"no_of_tickets": 2,</text:p>
      <text:p text:style-name="P272"><text:s text:c="12"/>"total_amount": 106,</text:p>
      <text:p text:style-name="P272"><text:s text:c="12"/>"transaction_id": "pi_1Gm0RBCUm7aWueh9ezr9ERhD",</text:p>
      <text:p text:style-name="P272"><text:s text:c="12"/>"payment_source": "Stripe Payment",</text:p>
      <text:p text:style-name="P272"><text:s text:c="12"/>"status": "succeeded",</text:p>
      <text:p text:style-name="P272"><text:s text:c="12"/>"createdAt": "2020-06-26T00:21:08.000Z",</text:p>
      <text:p text:style-name="P272"><text:s text:c="12"/>"updatedAt": "2020-06-22T23:37:33.000Z",</text:p>
      <text:p text:style-name="P272"><text:s text:c="12"/>"deletedAt": null,</text:p>
      <text:p text:style-name="P272"><text:s text:c="12"/>"user": {</text:p>
      <text:p text:style-name="P272"><text:s text:c="16"/>"first_name": "Dhamo",</text:p>
      <text:p text:style-name="P272"><text:s text:c="16"/>"email": "damovenkatesh@gmail.com"</text:p>
      <text:p text:style-name="P272"><text:s text:c="12"/>},</text:p>
      <text:p text:style-name="P272"><text:s text:c="12"/>"currency": {</text:p>
      <text:p text:style-name="P272"><text:s text:c="16"/>"name": "USD"</text:p>
      <text:p text:style-name="P272"><text:s text:c="12"/>},</text:p>
      <text:p text:style-name="P272"><text:s text:c="12"/>"event": {</text:p>
      <text:p text:style-name="P272"><text:s text:c="16"/>"name": "LinkedIn Marketing Essentials"</text:p>
      <text:p text:style-name="P272"><text:s text:c="12"/>}</text:p>
      <text:p text:style-name="P272"><text:s text:c="8"/>},</text:p>
      <text:p text:style-name="P272"><text:s text:c="8"/>{</text:p>
      <text:p text:style-name="P272"><text:s text:c="12"/>"id": 4,</text:p>
      <text:p text:style-name="P272"><text:s text:c="12"/>"user_id": 2,</text:p>
      <text:p text:style-name="P272"><text:s text:c="12"/>"event_user_id": 2,</text:p>
      <text:p text:style-name="P272"><text:s text:c="12"/>"event_id": 1,</text:p>
      <text:p text:style-name="P272"><text:s text:c="12"/>"currency_id": 1,</text:p>
      <text:p text:style-name="P272"><text:s text:c="12"/>"no_of_tickets": 2,</text:p>
      <text:p text:style-name="P272"><text:s text:c="12"/>"total_amount": 106,</text:p>
      <text:p text:style-name="P272"><text:s text:c="12"/>"transaction_id": "pi_1Gm0RBCUm7aWueh9ezr9ERhD",</text:p>
      <text:p text:style-name="P272"><text:s text:c="12"/>"payment_source": "Stripe Payment",</text:p>
      <text:p text:style-name="P272"><text:s text:c="12"/>"status": "succeeded",</text:p>
      <text:p text:style-name="P272"><text:s text:c="12"/>"createdAt": "2020-06-23T00:21:08.000Z",</text:p>
      <text:p text:style-name="P272"><text:s text:c="12"/>"updatedAt": "2020-06-22T23:37:33.000Z",</text:p>
      <text:p text:style-name="P272"><text:s text:c="12"/>"deletedAt": null,</text:p>
      <text:p text:style-name="P272"><text:s text:c="12"/>"user": {</text:p>
      <text:p text:style-name="P272"><text:s text:c="16"/>"first_name": "Dhamo",</text:p>
      <text:p text:style-name="P272"><text:s text:c="16"/>"email": "damovenkatesh@gmail.com"</text:p>
      <text:p text:style-name="P272"><text:s text:c="12"/>},</text:p>
      <text:p text:style-name="P272"><text:s text:c="12"/>"currency": {</text:p>
      <text:p text:style-name="P272"><text:s text:c="16"/>"name": "USD"</text:p>
      <text:p text:style-name="P272"><text:s text:c="12"/>},</text:p>
      <text:p text:style-name="P272"><text:s text:c="12"/>"event": {</text:p>
      <text:p text:style-name="P272"><text:s text:c="16"/>"name": "LinkedIn Marketing Essentials"</text:p>
      <text:p text:style-name="P272"><text:s text:c="12"/>}</text:p>
      <text:p text:style-name="P272"><text:s text:c="8"/>},</text:p>
      <text:p text:style-name="P272"><text:s text:c="8"/>{</text:p>
      <text:p text:style-name="P272"><text:s text:c="12"/>"id": 2,</text:p>
      <text:p text:style-name="P272"><text:s text:c="12"/>"user_id": 2,</text:p>
      <text:p text:style-name="P272"><text:soft-page-break/><text:s text:c="12"/>"event_user_id": 2,</text:p>
      <text:p text:style-name="P272"><text:s text:c="12"/>"event_id": 1,</text:p>
      <text:p text:style-name="P272"><text:s text:c="12"/>"currency_id": 1,</text:p>
      <text:p text:style-name="P272"><text:s text:c="12"/>"no_of_tickets": 2,</text:p>
      <text:p text:style-name="P272"><text:s text:c="12"/>"total_amount": 106,</text:p>
      <text:p text:style-name="P272"><text:s text:c="12"/>"transaction_id": "pi_1Gm0RBCUm7aWueh9ezr9ERhD",</text:p>
      <text:p text:style-name="P272"><text:s text:c="12"/>"payment_source": "Stripe Payment",</text:p>
      <text:p text:style-name="P272"><text:s text:c="12"/>"status": "succeeded",</text:p>
      <text:p text:style-name="P272"><text:s text:c="12"/>"createdAt": "2020-06-22T23:37:33.000Z",</text:p>
      <text:p text:style-name="P272"><text:s text:c="12"/>"updatedAt": "2020-06-22T23:37:33.000Z",</text:p>
      <text:p text:style-name="P272"><text:s text:c="12"/>"deletedAt": null,</text:p>
      <text:p text:style-name="P272"><text:s text:c="12"/>"user": {</text:p>
      <text:p text:style-name="P272"><text:s text:c="16"/>"first_name": "Dhamo",</text:p>
      <text:p text:style-name="P272"><text:s text:c="16"/>"email": "damovenkatesh@gmail.com"</text:p>
      <text:p text:style-name="P272"><text:s text:c="12"/>},</text:p>
      <text:p text:style-name="P272"><text:s text:c="12"/>"currency": {</text:p>
      <text:p text:style-name="P272"><text:s text:c="16"/>"name": "USD"</text:p>
      <text:p text:style-name="P272"><text:s text:c="12"/>},</text:p>
      <text:p text:style-name="P272"><text:s text:c="12"/>"event": {</text:p>
      <text:p text:style-name="P272"><text:s text:c="16"/>"name": "LinkedIn Marketing Essentials"</text:p>
      <text:p text:style-name="P272"><text:s text:c="12"/>}</text:p>
      <text:p text:style-name="P272"><text:s text:c="8"/>},</text:p>
      <text:p text:style-name="P272"><text:s text:c="8"/>{</text:p>
      <text:p text:style-name="P272"><text:s text:c="12"/>"id": 3,</text:p>
      <text:p text:style-name="P272"><text:s text:c="12"/>"user_id": 2,</text:p>
      <text:p text:style-name="P272"><text:s text:c="12"/>"event_user_id": 2,</text:p>
      <text:p text:style-name="P272"><text:s text:c="12"/>"event_id": 1,</text:p>
      <text:p text:style-name="P272"><text:s text:c="12"/>"currency_id": 1,</text:p>
      <text:p text:style-name="P272"><text:s text:c="12"/>"no_of_tickets": 2,</text:p>
      <text:p text:style-name="P272"><text:s text:c="12"/>"total_amount": 106,</text:p>
      <text:p text:style-name="P272"><text:s text:c="12"/>"transaction_id": "pi_1Gm0RBCUm7aWueh9ezr9ERhD",</text:p>
      <text:p text:style-name="P272"><text:s text:c="12"/>"payment_source": "Stripe Payment",</text:p>
      <text:p text:style-name="P272"><text:s text:c="12"/>"status": "succeeded",</text:p>
      <text:p text:style-name="P272"><text:s text:c="12"/>"createdAt": "2020-06-22T23:37:33.000Z",</text:p>
      <text:p text:style-name="P272"><text:s text:c="12"/>"updatedAt": "2020-06-22T23:37:33.000Z",</text:p>
      <text:p text:style-name="P272"><text:s text:c="12"/>"deletedAt": null,</text:p>
      <text:p text:style-name="P272"><text:s text:c="12"/>"user": {</text:p>
      <text:p text:style-name="P272"><text:s text:c="16"/>"first_name": "Dhamo",</text:p>
      <text:p text:style-name="P272"><text:s text:c="16"/>"email": "damovenkatesh@gmail.com"</text:p>
      <text:p text:style-name="P272"><text:s text:c="12"/>},</text:p>
      <text:p text:style-name="P272"><text:s text:c="12"/>"currency": {</text:p>
      <text:p text:style-name="P272"><text:s text:c="16"/>"name": "USD"</text:p>
      <text:p text:style-name="P272"><text:s text:c="12"/>},</text:p>
      <text:p text:style-name="P272"><text:s text:c="12"/>"event": {</text:p>
      <text:p text:style-name="P272"><text:s text:c="16"/>"name": "LinkedIn Marketing Essentials"</text:p>
      <text:p text:style-name="P272"><text:s text:c="12"/>}</text:p>
      <text:p text:style-name="P272"><text:s text:c="8"/>},</text:p>
      <text:p text:style-name="P272"><text:s text:c="8"/>{</text:p>
      <text:p text:style-name="P272"><text:s text:c="12"/>"id": 1,</text:p>
      <text:p text:style-name="P272"><text:s text:c="12"/>"user_id": 2,</text:p>
      <text:p text:style-name="P272"><text:s text:c="12"/>"event_user_id": 2,</text:p>
      <text:p text:style-name="P272"><text:s text:c="12"/>"event_id": 1,</text:p>
      <text:p text:style-name="P272"><text:s text:c="12"/>"currency_id": 1,</text:p>
      <text:p text:style-name="P272"><text:s text:c="12"/>"no_of_tickets": 2,</text:p>
      <text:p text:style-name="P272"><text:s text:c="12"/>"total_amount": 106,</text:p>
      <text:p text:style-name="P272"><text:s text:c="12"/>"transaction_id": "pi_1Gm0RBCUm7aWueh9ezr9ERhD",</text:p>
      <text:p text:style-name="P272"><text:s text:c="12"/>"payment_source": "Stripe Payment",</text:p>
      <text:p text:style-name="P272"><text:s text:c="12"/>"status": "succeeded",</text:p>
      <text:p text:style-name="P272"><text:s text:c="12"/>"createdAt": "2020-05-23T16:43:08.000Z",</text:p>
      <text:p text:style-name="P272"><text:s text:c="12"/>"updatedAt": "2020-05-23T16:43:08.000Z",</text:p>
      <text:p text:style-name="P272"><text:soft-page-break/><text:s text:c="12"/>"deletedAt": null,</text:p>
      <text:p text:style-name="P272"><text:s text:c="12"/>"user": {</text:p>
      <text:p text:style-name="P272"><text:s text:c="16"/>"first_name": "Dhamo",</text:p>
      <text:p text:style-name="P272"><text:s text:c="16"/>"email": "damovenkatesh@gmail.com"</text:p>
      <text:p text:style-name="P272"><text:s text:c="12"/>},</text:p>
      <text:p text:style-name="P272"><text:s text:c="12"/>"currency": {</text:p>
      <text:p text:style-name="P272"><text:s text:c="16"/>"name": "USD"</text:p>
      <text:p text:style-name="P272"><text:s text:c="12"/>},</text:p>
      <text:p text:style-name="P272"><text:s text:c="12"/>"event": {</text:p>
      <text:p text:style-name="P272"><text:s text:c="16"/>"name": "LinkedIn Marketing Essentials"</text:p>
      <text:p text:style-name="P272"><text:s text:c="12"/>}</text:p>
      <text:p text:style-name="P272"><text:s text:c="8"/>}</text:p>
      <text:p text:style-name="P272"><text:s text:c="4"/>],</text:p>
      <text:p text:style-name="P272"><text:s text:c="4"/>"count": 6</text:p>
      <text:p text:style-name="P272">}</text:p>
      <text:p text:style-name="P270"/>
      <text:p text:style-name="P270"/>
      <text:p text:style-name="P270"/>
      <text:p text:style-name="P264"/>
      <text:p text:style-name="P540">7<text:span text:style-name="T180">5</text:span>) <text:span text:style-name="T178">Customer</text:span> Dahsboard - <text:s text:c="2"/><text:span text:style-name="T178">OrderReport Graph</text:span></text:p>
      <text:p text:style-name="P252"/>
      <text:p text:style-name="P503">METHOD : <text:span text:style-name="T176">GET</text:span></text:p>
      <text:p text:style-name="P503"/>
      <text:p text:style-name="P392"><text:span text:style-name="T123">URL: </text:span><text:span text:style-name="T31">api/</text:span><text:span text:style-name="T37">dashboard_order_report/</text:span><text:span text:style-name="T39">&lt;:user_id&gt;</text:span></text:p>
      <text:p text:style-name="P561"/>
      <text:p text:style-name="P544"><text:span text:style-name="T179">S</text:span>AMPLE RESPONSE:</text:p>
      <text:p text:style-name="P271"/>
      <text:p text:style-name="P273">{</text:p>
      <text:p text:style-name="P273"><text:s text:c="4"/>"success": true,</text:p>
      <text:p text:style-name="P273"><text:s text:c="4"/>"data": [</text:p>
      <text:p text:style-name="P273"><text:s text:c="8"/>{</text:p>
      <text:p text:style-name="P273"><text:s text:c="12"/>"total_orders": 1,</text:p>
      <text:p text:style-name="P273"><text:s text:c="12"/>"date": "2020-06-26"</text:p>
      <text:p text:style-name="P273"><text:s text:c="8"/>},</text:p>
      <text:p text:style-name="P273"><text:s text:c="8"/>{</text:p>
      <text:p text:style-name="P273"><text:s text:c="12"/>"total_orders": 0,</text:p>
      <text:p text:style-name="P273"><text:s text:c="12"/>"date": "2020-06-27"</text:p>
      <text:p text:style-name="P273"><text:s text:c="8"/>},</text:p>
      <text:p text:style-name="P273"><text:s text:c="8"/>{</text:p>
      <text:p text:style-name="P273"><text:s text:c="12"/>"total_orders": 0,</text:p>
      <text:p text:style-name="P273"><text:s text:c="12"/>"date": "2020-06-28"</text:p>
      <text:p text:style-name="P273"><text:s text:c="8"/>},</text:p>
      <text:p text:style-name="P273"><text:s text:c="8"/>{</text:p>
      <text:p text:style-name="P273"><text:s text:c="12"/>"total_orders": 0,</text:p>
      <text:p text:style-name="P273"><text:s text:c="12"/>"date": "2020-06-29"</text:p>
      <text:p text:style-name="P273"><text:s text:c="8"/>},</text:p>
      <text:p text:style-name="P273"><text:s text:c="8"/>{</text:p>
      <text:p text:style-name="P273"><text:s text:c="12"/>"total_orders": 0,</text:p>
      <text:p text:style-name="P273"><text:s text:c="12"/>"date": "2020-06-30"</text:p>
      <text:p text:style-name="P273"><text:s text:c="8"/>},</text:p>
      <text:p text:style-name="P273"><text:s text:c="8"/>{</text:p>
      <text:p text:style-name="P273"><text:s text:c="12"/>"total_orders": 1,</text:p>
      <text:p text:style-name="P273"><text:s text:c="12"/>"date": "2020-07-01"</text:p>
      <text:p text:style-name="P273"><text:s text:c="8"/>},</text:p>
      <text:p text:style-name="P273"><text:s text:c="8"/>{</text:p>
      <text:p text:style-name="P273"><text:s text:c="12"/>"total_orders": 0,</text:p>
      <text:p text:style-name="P273"><text:s text:c="12"/>"date": "2020-07-02"</text:p>
      <text:p text:style-name="P273"><text:s text:c="8"/>}</text:p>
      <text:p text:style-name="P273"><text:s text:c="4"/>]</text:p>
      <text:p text:style-name="P273">}</text:p>
      <text:p text:style-name="P273"><text:soft-page-break/></text:p>
      <text:p text:style-name="P265"/>
      <text:p text:style-name="P541">7<text:span text:style-name="T181">6</text:span>) <text:span text:style-name="T178">Customer</text:span> Dahsboard - <text:s text:c="2"/><text:span text:style-name="T182">Revenue Report Graph</text:span></text:p>
      <text:p text:style-name="P253"/>
      <text:p text:style-name="P504">METHOD : <text:span text:style-name="T176">GET</text:span></text:p>
      <text:p text:style-name="P504"/>
      <text:p text:style-name="P550"><text:span text:style-name="T123">URL: </text:span><text:span text:style-name="T48">api/</text:span><text:span text:style-name="T46">dashboard_</text:span><text:span text:style-name="T50">revenue</text:span><text:span text:style-name="T46">_report/</text:span><text:span text:style-name="T49">&lt;:user_id&gt;</text:span></text:p>
      <text:p text:style-name="P562"/>
      <text:p text:style-name="P545"><text:span text:style-name="T179">S</text:span>AMPLE RESPONSE:</text:p>
      <text:p text:style-name="P545"/>
      <text:p text:style-name="P274">{</text:p>
      <text:p text:style-name="P274"><text:s text:c="4"/>"success": true,</text:p>
      <text:p text:style-name="P274"><text:s text:c="4"/>"data": [</text:p>
      <text:p text:style-name="P274"><text:s text:c="8"/>{</text:p>
      <text:p text:style-name="P274"><text:s text:c="12"/>"total_amount": 106,</text:p>
      <text:p text:style-name="P274"><text:s text:c="12"/>"date": "2020-06-26"</text:p>
      <text:p text:style-name="P274"><text:s text:c="8"/>},</text:p>
      <text:p text:style-name="P274"><text:s text:c="8"/>{</text:p>
      <text:p text:style-name="P274"><text:s text:c="12"/>"total_amount": 0,</text:p>
      <text:p text:style-name="P274"><text:s text:c="12"/>"date": "2020-06-27"</text:p>
      <text:p text:style-name="P274"><text:s text:c="8"/>},</text:p>
      <text:p text:style-name="P274"><text:s text:c="8"/>{</text:p>
      <text:p text:style-name="P274"><text:s text:c="12"/>"total_amount": 0,</text:p>
      <text:p text:style-name="P274"><text:s text:c="12"/>"date": "2020-06-28"</text:p>
      <text:p text:style-name="P274"><text:s text:c="8"/>},</text:p>
      <text:p text:style-name="P274"><text:s text:c="8"/>{</text:p>
      <text:p text:style-name="P274"><text:s text:c="12"/>"total_amount": 0,</text:p>
      <text:p text:style-name="P274"><text:s text:c="12"/>"date": "2020-06-29"</text:p>
      <text:p text:style-name="P274"><text:s text:c="8"/>},</text:p>
      <text:p text:style-name="P274"><text:s text:c="8"/>{</text:p>
      <text:p text:style-name="P274"><text:s text:c="12"/>"total_amount": 0,</text:p>
      <text:p text:style-name="P274"><text:s text:c="12"/>"date": "2020-06-30"</text:p>
      <text:p text:style-name="P274"><text:s text:c="8"/>},</text:p>
      <text:p text:style-name="P274"><text:s text:c="8"/>{</text:p>
      <text:p text:style-name="P274"><text:s text:c="12"/>"total_amount": 106,</text:p>
      <text:p text:style-name="P274"><text:s text:c="12"/>"date": "2020-07-01"</text:p>
      <text:p text:style-name="P274"><text:s text:c="8"/>},</text:p>
      <text:p text:style-name="P274"><text:s text:c="8"/>{</text:p>
      <text:p text:style-name="P274"><text:s text:c="12"/>"total_amount": 0,</text:p>
      <text:p text:style-name="P274"><text:s text:c="12"/>"date": "2020-07-02"</text:p>
      <text:p text:style-name="P274"><text:s text:c="8"/>}</text:p>
      <text:p text:style-name="P274"><text:s text:c="4"/>]</text:p>
      <text:p text:style-name="P274">}</text:p>
      <text:p text:style-name="P274"/>
      <text:p text:style-name="P542">7<text:span text:style-name="T181">6</text:span>) <text:span text:style-name="T178">Customer</text:span> Dahsboard - <text:s/><text:span text:style-name="T183">Recent Enquiry</text:span></text:p>
      <text:p text:style-name="P254"/>
      <text:p text:style-name="P505">METHOD : <text:span text:style-name="T176">GET</text:span></text:p>
      <text:p text:style-name="P505"/>
      <text:p text:style-name="P551"><text:span text:style-name="T123">URL: </text:span><text:span text:style-name="T48">api/</text:span><text:span text:style-name="T51">dashboard_recent_enquiry</text:span><text:span text:style-name="T46">/</text:span><text:span text:style-name="T49">&lt;:user_id&gt;</text:span></text:p>
      <text:p text:style-name="P563"/>
      <text:p text:style-name="P546"><text:span text:style-name="T179">S</text:span>AMPLE RESPONSE:</text:p>
      <text:p text:style-name="P275"/>
      <text:p text:style-name="P276">{</text:p>
      <text:p text:style-name="P276"><text:s text:c="4"/>"success": true,</text:p>
      <text:p text:style-name="P276"><text:s text:c="4"/>"data": [</text:p>
      <text:p text:style-name="P276"><text:s text:c="8"/>{</text:p>
      <text:p text:style-name="P276"><text:s text:c="12"/>"id": 2,</text:p>
      <text:p text:style-name="P276"><text:s text:c="12"/>"event_id": 2,</text:p>
      <text:p text:style-name="P276"><text:s text:c="12"/>"name": "Dhamo",</text:p>
      <text:p text:style-name="P276"><text:s text:c="12"/>"email": "damovenkatesh@gmail.com",</text:p>
      <text:p text:style-name="P276"><text:soft-page-break/><text:s text:c="12"/>"contact_no": "7894561230",</text:p>
      <text:p text:style-name="P276"><text:s text:c="12"/>"message": "The idea is to get consumers, producers, marketers, supply-chain evangelists and retailers to get change-ready. There is a little bit of SOMETHING for EVERYBODY in this Webinar. ",</text:p>
      <text:p text:style-name="P276"><text:s text:c="12"/>"createdAt": "2020-05-23T16:48:24.000Z",</text:p>
      <text:p text:style-name="P276"><text:s text:c="12"/>"updatedAt": "2020-05-23T16:48:24.000Z",</text:p>
      <text:p text:style-name="P276"><text:s text:c="12"/>"deletedAt": null,</text:p>
      <text:p text:style-name="P276"><text:s text:c="12"/>"event": {</text:p>
      <text:p text:style-name="P276"><text:s text:c="16"/>"name": "Clarity in Chaos: Conscious Leadership in Uncertain Times"</text:p>
      <text:p text:style-name="P276"><text:s text:c="12"/>}</text:p>
      <text:p text:style-name="P276"><text:s text:c="8"/>}</text:p>
      <text:p text:style-name="P276"><text:s text:c="4"/>],</text:p>
      <text:p text:style-name="P276"><text:s text:c="4"/>"count": 1</text:p>
      <text:p text:style-name="P276">}</text:p>
      <text:p text:style-name="P546"/>
      <text:p text:style-name="P543">7<text:span text:style-name="T184">7</text:span>) <text:span text:style-name="T178">Customer</text:span> Dahsboard - <text:s/><text:span text:style-name="T183">Recent Orders</text:span></text:p>
      <text:p text:style-name="P255"/>
      <text:p text:style-name="P506">METHOD : <text:span text:style-name="T176">GET</text:span></text:p>
      <text:p text:style-name="P506"/>
      <text:p text:style-name="P552"><text:span text:style-name="T123">URL: </text:span><text:span text:style-name="T48">api/</text:span><text:span text:style-name="T51">dashboard_recent_</text:span><text:span text:style-name="T52">orders</text:span><text:span text:style-name="T46">/</text:span><text:span text:style-name="T49">&lt;:user_id&gt;</text:span></text:p>
      <text:p text:style-name="P564"/>
      <text:p text:style-name="P547"><text:span text:style-name="T179">S</text:span>AMPLE RESPONSE:</text:p>
      <text:p text:style-name="P547"/>
      <text:p text:style-name="P277">{</text:p>
      <text:p text:style-name="P277"><text:s text:c="4"/>"success": true,</text:p>
      <text:p text:style-name="P277"><text:s text:c="4"/>"data": [</text:p>
      <text:p text:style-name="P277"><text:s text:c="8"/>{</text:p>
      <text:p text:style-name="P277"><text:s text:c="12"/>"id": 5,</text:p>
      <text:p text:style-name="P277"><text:s text:c="12"/>"user_id": 2,</text:p>
      <text:p text:style-name="P277"><text:s text:c="12"/>"event_user_id": 2,</text:p>
      <text:p text:style-name="P277"><text:s text:c="12"/>"event_id": 1,</text:p>
      <text:p text:style-name="P277"><text:s text:c="12"/>"currency_id": 1,</text:p>
      <text:p text:style-name="P277"><text:s text:c="12"/>"no_of_tickets": 2,</text:p>
      <text:p text:style-name="P277"><text:s text:c="12"/>"total_amount": 106,</text:p>
      <text:p text:style-name="P277"><text:s text:c="12"/>"transaction_id": "pi_1Gm0RBCUm7aWueh9ezr9ERhD",</text:p>
      <text:p text:style-name="P277"><text:s text:c="12"/>"payment_source": "Stripe Payment",</text:p>
      <text:p text:style-name="P277"><text:s text:c="12"/>"status": "succeeded",</text:p>
      <text:p text:style-name="P277"><text:s text:c="12"/>"createdAt": "2020-07-01T00:21:08.000Z",</text:p>
      <text:p text:style-name="P277"><text:s text:c="12"/>"updatedAt": "2020-06-22T23:37:33.000Z",</text:p>
      <text:p text:style-name="P277"><text:s text:c="12"/>"deletedAt": null,</text:p>
      <text:p text:style-name="P277"><text:s text:c="12"/>"user": {</text:p>
      <text:p text:style-name="P277"><text:s text:c="16"/>"first_name": "Dhamo",</text:p>
      <text:p text:style-name="P277"><text:s text:c="16"/>"email": "damovenkatesh@gmail.com"</text:p>
      <text:p text:style-name="P277"><text:s text:c="12"/>},</text:p>
      <text:p text:style-name="P277"><text:s text:c="12"/>"currency": {</text:p>
      <text:p text:style-name="P277"><text:s text:c="16"/>"name": "USD"</text:p>
      <text:p text:style-name="P277"><text:s text:c="12"/>},</text:p>
      <text:p text:style-name="P277"><text:s text:c="12"/>"event": {</text:p>
      <text:p text:style-name="P277"><text:s text:c="16"/>"name": "LinkedIn Marketing Essentials"</text:p>
      <text:p text:style-name="P277"><text:s text:c="12"/>}</text:p>
      <text:p text:style-name="P277"><text:s text:c="8"/>},</text:p>
      <text:p text:style-name="P277"><text:s text:c="8"/>{</text:p>
      <text:p text:style-name="P277"><text:s text:c="12"/>"id": 4,</text:p>
      <text:p text:style-name="P277"><text:s text:c="12"/>"user_id": 2,</text:p>
      <text:p text:style-name="P277"><text:s text:c="12"/>"event_user_id": 2,</text:p>
      <text:p text:style-name="P277"><text:s text:c="12"/>"event_id": 1,</text:p>
      <text:p text:style-name="P277"><text:s text:c="12"/>"currency_id": 1,</text:p>
      <text:p text:style-name="P277"><text:s text:c="12"/>"no_of_tickets": 2,</text:p>
      <text:p text:style-name="P277"><text:s text:c="12"/>"total_amount": 106,</text:p>
      <text:p text:style-name="P277"><text:s text:c="12"/>"transaction_id": "pi_1Gm0RBCUm7aWueh9ezr9ERhD",</text:p>
      <text:p text:style-name="P277"><text:s text:c="12"/>"payment_source": "Stripe Payment",</text:p>
      <text:p text:style-name="P277"><text:soft-page-break/><text:s text:c="12"/>"status": "succeeded",</text:p>
      <text:p text:style-name="P277"><text:s text:c="12"/>"createdAt": "2020-06-23T00:21:08.000Z",</text:p>
      <text:p text:style-name="P277"><text:s text:c="12"/>"updatedAt": "2020-06-22T23:37:33.000Z",</text:p>
      <text:p text:style-name="P277"><text:s text:c="12"/>"deletedAt": null,</text:p>
      <text:p text:style-name="P277"><text:s text:c="12"/>"user": {</text:p>
      <text:p text:style-name="P277"><text:s text:c="16"/>"first_name": "Dhamo",</text:p>
      <text:p text:style-name="P277"><text:s text:c="16"/>"email": "damovenkatesh@gmail.com"</text:p>
      <text:p text:style-name="P277"><text:s text:c="12"/>},</text:p>
      <text:p text:style-name="P277"><text:s text:c="12"/>"currency": {</text:p>
      <text:p text:style-name="P277"><text:s text:c="16"/>"name": "USD"</text:p>
      <text:p text:style-name="P277"><text:s text:c="12"/>},</text:p>
      <text:p text:style-name="P277"><text:s text:c="12"/>"event": {</text:p>
      <text:p text:style-name="P277"><text:s text:c="16"/>"name": "LinkedIn Marketing Essentials"</text:p>
      <text:p text:style-name="P277"><text:s text:c="12"/>}</text:p>
      <text:p text:style-name="P277"><text:s text:c="8"/>},</text:p>
      <text:p text:style-name="P277"><text:s text:c="8"/>{</text:p>
      <text:p text:style-name="P277"><text:s text:c="12"/>"id": 2,</text:p>
      <text:p text:style-name="P277"><text:s text:c="12"/>"user_id": 2,</text:p>
      <text:p text:style-name="P277"><text:s text:c="12"/>"event_user_id": 2,</text:p>
      <text:p text:style-name="P277"><text:s text:c="12"/>"event_id": 1,</text:p>
      <text:p text:style-name="P277"><text:s text:c="12"/>"currency_id": 1,</text:p>
      <text:p text:style-name="P277"><text:s text:c="12"/>"no_of_tickets": 2,</text:p>
      <text:p text:style-name="P277"><text:s text:c="12"/>"total_amount": 106,</text:p>
      <text:p text:style-name="P277"><text:s text:c="12"/>"transaction_id": "pi_1Gm0RBCUm7aWueh9ezr9ERhD",</text:p>
      <text:p text:style-name="P277"><text:s text:c="12"/>"payment_source": "Stripe Payment",</text:p>
      <text:p text:style-name="P277"><text:s text:c="12"/>"status": "succeeded",</text:p>
      <text:p text:style-name="P277"><text:s text:c="12"/>"createdAt": "2020-06-22T23:37:33.000Z",</text:p>
      <text:p text:style-name="P277"><text:s text:c="12"/>"updatedAt": "2020-06-22T23:37:33.000Z",</text:p>
      <text:p text:style-name="P277"><text:s text:c="12"/>"deletedAt": null,</text:p>
      <text:p text:style-name="P277"><text:s text:c="12"/>"user": {</text:p>
      <text:p text:style-name="P277"><text:s text:c="16"/>"first_name": "Dhamo",</text:p>
      <text:p text:style-name="P277"><text:s text:c="16"/>"email": "damovenkatesh@gmail.com"</text:p>
      <text:p text:style-name="P277"><text:s text:c="12"/>},</text:p>
      <text:p text:style-name="P277"><text:s text:c="12"/>"currency": {</text:p>
      <text:p text:style-name="P277"><text:s text:c="16"/>"name": "USD"</text:p>
      <text:p text:style-name="P277"><text:s text:c="12"/>},</text:p>
      <text:p text:style-name="P277"><text:s text:c="12"/>"event": {</text:p>
      <text:p text:style-name="P277"><text:s text:c="16"/>"name": "LinkedIn Marketing Essentials"</text:p>
      <text:p text:style-name="P277"><text:s text:c="12"/>}</text:p>
      <text:p text:style-name="P277"><text:s text:c="8"/>},</text:p>
      <text:p text:style-name="P277"><text:s text:c="8"/>{</text:p>
      <text:p text:style-name="P277"><text:s text:c="12"/>"id": 3,</text:p>
      <text:p text:style-name="P277"><text:s text:c="12"/>"user_id": 2,</text:p>
      <text:p text:style-name="P277"><text:s text:c="12"/>"event_user_id": 2,</text:p>
      <text:p text:style-name="P277"><text:s text:c="12"/>"event_id": 1,</text:p>
      <text:p text:style-name="P277"><text:s text:c="12"/>"currency_id": 1,</text:p>
      <text:p text:style-name="P277"><text:s text:c="12"/>"no_of_tickets": 2,</text:p>
      <text:p text:style-name="P277"><text:s text:c="12"/>"total_amount": 106,</text:p>
      <text:p text:style-name="P277"><text:s text:c="12"/>"transaction_id": "pi_1Gm0RBCUm7aWueh9ezr9ERhD",</text:p>
      <text:p text:style-name="P277"><text:s text:c="12"/>"payment_source": "Stripe Payment",</text:p>
      <text:p text:style-name="P277"><text:s text:c="12"/>"status": "succeeded",</text:p>
      <text:p text:style-name="P277"><text:s text:c="12"/>"createdAt": "2020-06-22T23:37:33.000Z",</text:p>
      <text:p text:style-name="P277"><text:s text:c="12"/>"updatedAt": "2020-06-22T23:37:33.000Z",</text:p>
      <text:p text:style-name="P277"><text:s text:c="12"/>"deletedAt": null,</text:p>
      <text:p text:style-name="P277"><text:s text:c="12"/>"user": {</text:p>
      <text:p text:style-name="P277"><text:s text:c="16"/>"first_name": "Dhamo",</text:p>
      <text:p text:style-name="P277"><text:s text:c="16"/>"email": "damovenkatesh@gmail.com"</text:p>
      <text:p text:style-name="P277"><text:s text:c="12"/>},</text:p>
      <text:p text:style-name="P277"><text:s text:c="12"/>"currency": {</text:p>
      <text:p text:style-name="P277"><text:s text:c="16"/>"name": "USD"</text:p>
      <text:p text:style-name="P277"><text:soft-page-break/><text:s text:c="12"/>},</text:p>
      <text:p text:style-name="P277"><text:s text:c="12"/>"event": {</text:p>
      <text:p text:style-name="P277"><text:s text:c="16"/>"name": "LinkedIn Marketing Essentials"</text:p>
      <text:p text:style-name="P277"><text:s text:c="12"/>}</text:p>
      <text:p text:style-name="P277"><text:s text:c="8"/>},</text:p>
      <text:p text:style-name="P277"><text:s text:c="8"/>{</text:p>
      <text:p text:style-name="P277"><text:s text:c="12"/>"id": 1,</text:p>
      <text:p text:style-name="P277"><text:s text:c="12"/>"user_id": 2,</text:p>
      <text:p text:style-name="P277"><text:s text:c="12"/>"event_user_id": 2,</text:p>
      <text:p text:style-name="P277"><text:s text:c="12"/>"event_id": 1,</text:p>
      <text:p text:style-name="P277"><text:s text:c="12"/>"currency_id": 1,</text:p>
      <text:p text:style-name="P277"><text:s text:c="12"/>"no_of_tickets": 2,</text:p>
      <text:p text:style-name="P277"><text:s text:c="12"/>"total_amount": 106,</text:p>
      <text:p text:style-name="P277"><text:s text:c="12"/>"transaction_id": "pi_1Gm0RBCUm7aWueh9ezr9ERhD",</text:p>
      <text:p text:style-name="P277"><text:s text:c="12"/>"payment_source": "Stripe Payment",</text:p>
      <text:p text:style-name="P277"><text:s text:c="12"/>"status": "succeeded",</text:p>
      <text:p text:style-name="P277"><text:s text:c="12"/>"createdAt": "2020-05-23T16:43:08.000Z",</text:p>
      <text:p text:style-name="P277"><text:s text:c="12"/>"updatedAt": "2020-05-23T16:43:08.000Z",</text:p>
      <text:p text:style-name="P277"><text:s text:c="12"/>"deletedAt": null,</text:p>
      <text:p text:style-name="P277"><text:s text:c="12"/>"user": {</text:p>
      <text:p text:style-name="P277"><text:s text:c="16"/>"first_name": "Dhamo",</text:p>
      <text:p text:style-name="P277"><text:s text:c="16"/>"email": "damovenkatesh@gmail.com"</text:p>
      <text:p text:style-name="P277"><text:s text:c="12"/>},</text:p>
      <text:p text:style-name="P277"><text:s text:c="12"/>"currency": {</text:p>
      <text:p text:style-name="P277"><text:s text:c="16"/>"name": "USD"</text:p>
      <text:p text:style-name="P277"><text:s text:c="12"/>},</text:p>
      <text:p text:style-name="P277"><text:s text:c="12"/>"event": {</text:p>
      <text:p text:style-name="P277"><text:s text:c="16"/>"name": "LinkedIn Marketing Essentials"</text:p>
      <text:p text:style-name="P277"><text:s text:c="12"/>}</text:p>
      <text:p text:style-name="P277"><text:s text:c="8"/>}</text:p>
      <text:p text:style-name="P277"><text:s text:c="4"/>],</text:p>
      <text:p text:style-name="P277"><text:s text:c="4"/>"count": 5</text:p>
      <text:p text:style-name="P2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7-12T23:07:59.468605298</dc:date>
    <meta:editing-duration>P9DT13H43M6S</meta:editing-duration>
    <meta:editing-cycles>249</meta:editing-cycles>
    <meta:generator>LibreOffice/5.1.6.2$Linux_X86_64 LibreOffice_project/10m0$Build-2</meta:generator>
    <meta:document-statistic meta:table-count="0" meta:image-count="0" meta:object-count="0" meta:page-count="70" meta:paragraph-count="3354" meta:word-count="8569" meta:character-count="110548" meta:non-whitespace-character-count="76934"/>
  </office:meta>
</office:document-meta>
</file>